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14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1" style:font-name-asian="Noto Sans CJK SC Regular" style:font-name-complex="FreeSans"/>
    </style:style>
    <style:style style:name="ce4" style:family="table-cell" style:parent-style-name="Default" style:data-style-name="N0"/>
    <style:style style:name="ce5" style:family="table-cell" style:parent-style-name="Default" style:data-style-name="N2"/>
    <style:style style:name="ce6" style:family="table-cell" style:parent-style-name="Default" style:data-style-name="N112">
      <style:table-cell-properties fo:background-color="#ff3300"/>
    </style:style>
    <style:style style:name="ce7" style:family="table-cell" style:parent-style-name="Default" style:data-style-name="N113"/>
    <style:style style:name="ce8" style:family="table-cell" style:parent-style-name="Default" style:data-style-name="N113">
      <style:table-cell-properties fo:background-color="#000000"/>
      <style:text-properties style:font-name="Liberation Sans1" style:font-name-asian="Liberation Sans1" style:font-name-complex="Liberation Sans1"/>
    </style:style>
    <style:style style:name="ce9" style:family="table-cell" style:parent-style-name="Default" style:data-style-name="N113">
      <style:text-properties style:font-name="Liberation Sans" style:font-name-asian="Noto Sans CJK SC Regular" style:font-name-complex="FreeSans"/>
    </style:style>
    <style:style style:name="ce10" style:family="table-cell" style:parent-style-name="Default" style:data-style-name="N113">
      <style:text-properties style:font-name="Liberation Sans1"/>
    </style:style>
    <style:style style:name="ce11" style:family="table-cell" style:parent-style-name="Default" style:data-style-name="N113">
      <style:text-properties style:font-name="Liberation Sans1" style:font-name-asian="Noto Sans CJK SC Regular" style:font-name-complex="FreeSans"/>
    </style:style>
    <style:style style:name="ce12" style:family="table-cell" style:parent-style-name="Default">
      <style:text-properties style:font-name="Liberation Sans1"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13">
      <style:text-properties fo:color="#000080" style:font-name="Liberation Sans" style:font-name-asian="Noto Sans CJK SC Regular" style:font-name-complex="FreeSans"/>
    </style:style>
    <style:style style:name="gr1" style:family="graphic">
      <style:graphic-properties draw:fill-color="#330099" draw:textarea-horizontal-align="justify" draw:textarea-vertical-align="middle" draw:auto-grow-height="false" fo:min-height="11.27mm" fo:min-width="11.5mm"/>
    </style:style>
    <style:style style:name="gr2" style:family="graphic">
      <style:graphic-properties draw:fill-color="#00ff66" draw:textarea-horizontal-align="justify" draw:textarea-vertical-align="middle" draw:auto-grow-height="false" fo:min-height="11.27mm" fo:min-width="11.5mm"/>
    </style:style>
    <style:style style:name="gr3" style:family="graphic">
      <style:graphic-properties draw:fill-color="#009900" draw:textarea-horizontal-align="justify" draw:textarea-vertical-align="middle" draw:auto-grow-height="false" fo:min-height="11.27mm" fo:min-width="11.5mm"/>
    </style:style>
    <style:style style:name="gr4" style:family="graphic">
      <style:graphic-properties draw:marker-end="Arrowheads_20_1" draw:fill-color="#009900" draw:textarea-horizontal-align="justify" draw:textarea-vertical-align="middle" draw:auto-grow-height="false" fo:min-height="11.27mm" fo:min-width="11.5mm"/>
    </style:style>
    <style:style style:name="gr5" style:family="graphic">
      <style:graphic-properties draw:textarea-horizontal-align="justify" draw:textarea-vertical-align="middle" draw:auto-grow-height="false" fo:min-height="11.27mm" fo:min-width="11.5mm"/>
    </style:style>
    <style:style style:name="gr6" style:family="graphic">
      <style:graphic-properties draw:fill-color="#ff0000" draw:textarea-horizontal-align="justify" draw:textarea-vertical-align="middle" draw:auto-grow-height="false" fo:min-height="20.11mm" fo:min-width="20.84mm"/>
    </style:style>
    <style:style style:name="gr7" style:family="graphic">
      <style:graphic-properties draw:textarea-horizontal-align="center" draw:textarea-vertical-align="middle"/>
    </style:style>
    <style:style style:name="gr8" style:family="graphic">
      <style:graphic-properties draw:marker-end="" draw:textarea-horizontal-align="center" draw:textarea-vertical-align="middle"/>
    </style:style>
    <style:style style:name="gr9" style:family="graphic">
      <style:graphic-properties draw:stroke="none" svg:stroke-color="#000000" draw:fill="none" draw:fill-color="#ffffff" fo:min-height="5.05mm"/>
    </style:style>
    <style:style style:name="gr10" style:family="graphic">
      <style:graphic-properties draw:stroke="none" svg:stroke-color="#000000" draw:fill="none" draw:fill-color="#ffffff" fo:min-height="5.58mm"/>
    </style:style>
    <style:style style:name="gr11" style:family="graphic">
      <style:graphic-properties draw:stroke="none" svg:stroke-color="#000000" draw:fill="none" draw:fill-color="#ffffff" fo:min-height="6.1mm"/>
    </style:style>
    <style:style style:name="gr1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-color="#330099"/>
    </style:style>
    <style:style style:name="P2" style:family="paragraph">
      <loext:graphic-properties draw:fill-color="#00ff66"/>
      <style:text-properties fo:color="#ffffff"/>
    </style:style>
    <style:style style:name="P3" style:family="paragraph">
      <loext:graphic-properties draw:fill-color="#009900"/>
      <style:text-properties fo:color="#ffffff"/>
    </style:style>
    <style:style style:name="P4" style:family="paragraph">
      <style:text-properties fo:color="#ffffff"/>
    </style:style>
    <style:style style:name="P5" style:family="paragraph">
      <loext:graphic-properties draw:fill-color="#330099"/>
      <style:text-properties fo:color="#ffffff"/>
    </style:style>
    <style:style style:name="P6" style:family="paragraph">
      <loext:graphic-properties draw:fill-color="#ff0000"/>
      <style:text-properties fo: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table:shapes>
          <draw:custom-shape draw:z-index="0" draw:style-name="gr1" draw:text-style-name="P1" svg:width="16.24mm" svg:height="15.93mm" svg:x="24.51mm" svg:y="15.67mm">
            <text:p>i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2" draw:text-style-name="P2" svg:width="16.24mm" svg:height="15.93mm" svg:x="67.19mm" svg:y="15.42mm">
            <text:p><text:span text:style-name="T1">h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2" draw:text-style-name="P2" svg:width="16.24mm" svg:height="15.93mm" svg:x="66.07mm" svg:y="49.41mm">
            <text:p><text:span text:style-name="T1">h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3" draw:text-style-name="P3" svg:width="16.24mm" svg:height="15.93mm" svg:x="83.43mm" svg:y="15.69mm">
            <text:p><text:span text:style-name="T1">a_h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4" draw:text-style-name="P3" svg:width="16.24mm" svg:height="15.93mm" svg:x="82.88mm" svg:y="49.42mm">
            <text:p><text:span text:style-name="T1">a_h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5" draw:text-style-name="P4" svg:width="16.24mm" svg:height="15.93mm" svg:x="131.34mm" svg:y="17.81mm">
            <text:p><text:span text:style-name="T1">o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5" draw:text-style-name="P4" svg:width="16.24mm" svg:height="15.93mm" svg:x="131.07mm" svg:y="49.68mm">
            <text:p><text:span text:style-name="T1">o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" draw:style-name="gr1" draw:text-style-name="P5" svg:width="16.24mm" svg:height="15.93mm" svg:x="147.59mm" svg:y="49.66mm">
            <text:p><text:span text:style-name="T1">a_o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style-name="gr1" draw:text-style-name="P1" svg:width="16.24mm" svg:height="15.93mm" svg:x="147.59mm" svg:y="17.8mm">
            <text:p><text:span text:style-name="T1">a_o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" draw:style-name="gr6" draw:text-style-name="P6" svg:width="29.46mm" svg:height="28.43mm" svg:x="193.83mm" svg:y="25.74mm">
            <text:p><text:span text:style-name="T1">E_tota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0" draw:style-name="gr7" draw:text-style-name="P7" svg:x1="40.75mm" svg:y1="23.91mm" svg:x2="67.18mm" svg:y2="23.64mm">
            <text:p/>
          </draw:line>
          <draw:line draw:z-index="11" draw:style-name="gr7" draw:text-style-name="P7" svg:x1="39.65mm" svg:y1="55.78mm" svg:x2="66.08mm" svg:y2="55.51mm">
            <text:p/>
          </draw:line>
          <draw:line draw:z-index="12" draw:style-name="gr8" draw:text-style-name="P7" svg:x1="99.4mm" svg:y1="23.91mm" svg:x2="131.34mm" svg:y2="23.91mm">
            <text:p/>
          </draw:line>
          <draw:line draw:z-index="13" draw:style-name="gr7" draw:text-style-name="P7" svg:x1="97.74mm" svg:y1="56.58mm" svg:x2="130.78mm" svg:y2="56.58mm">
            <text:p/>
          </draw:line>
          <draw:line draw:z-index="14" draw:style-name="gr7" draw:text-style-name="P7" svg:x1="39.37mm" svg:y1="22.84mm" svg:x2="66.08mm" svg:y2="54.72mm">
            <text:p/>
          </draw:line>
          <draw:line draw:z-index="15" draw:style-name="gr7" draw:text-style-name="P7" svg:x1="40.2mm" svg:y1="55.51mm" svg:x2="66.91mm" svg:y2="23.64mm">
            <text:p/>
          </draw:line>
          <draw:line draw:z-index="16" draw:style-name="gr7" draw:text-style-name="P7" svg:x1="99.95mm" svg:y1="23.64mm" svg:x2="131.06mm" svg:y2="55.78mm">
            <text:p/>
          </draw:line>
          <draw:line draw:z-index="17" draw:style-name="gr7" draw:text-style-name="P7" svg:x1="98.02mm" svg:y1="56.58mm" svg:x2="131.61mm" svg:y2="23.64mm">
            <text:p/>
          </draw:line>
          <draw:custom-shape draw:z-index="18" draw:style-name="gr1" draw:text-style-name="P1" svg:width="16.24mm" svg:height="15.93mm" svg:x="24.23mm" svg:y="49.68mm">
            <text:p>i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9" draw:style-name="gr7" draw:text-style-name="P7" svg:x1="163.83mm" svg:y1="27.09mm" svg:x2="193.56mm" svg:y2="41.44mm">
            <text:p/>
          </draw:line>
          <draw:line draw:z-index="20" draw:style-name="gr7" draw:text-style-name="P7" svg:x1="163.27mm" svg:y1="57.11mm" svg:x2="193.56mm" svg:y2="41.44mm">
            <text:p/>
          </draw:line>
          <draw:frame draw:z-index="21" draw:style-name="gr9" draw:text-style-name="P8" svg:width="17.34mm" svg:height="5.05mm" svg:x="45.44mm" svg:y="17.81mm">
            <draw:text-box>
              <text:p>w1 =0.15</text:p>
            </draw:text-box>
          </draw:frame>
          <draw:frame draw:z-index="22" draw:style-name="gr10" draw:text-style-name="P8" svg:width="21.75mm" svg:height="5.58mm" svg:x="52.06mm" svg:y="31.08mm">
            <draw:text-box>
              <text:p>w2 =0.2</text:p>
            </draw:text-box>
          </draw:frame>
          <draw:frame draw:z-index="23" draw:style-name="gr10" draw:text-style-name="P8" svg:width="21.75mm" svg:height="5.58mm" svg:x="52.6mm" svg:y="44.1mm">
            <draw:text-box>
              <text:p>w3 =0.25</text:p>
            </draw:text-box>
          </draw:frame>
          <draw:frame draw:z-index="24" draw:style-name="gr9" draw:text-style-name="P8" svg:width="15.67mm" svg:height="5.05mm" svg:x="46mm" svg:y="56.31mm">
            <draw:text-box>
              <text:p>w4 =0.3</text:p>
            </draw:text-box>
          </draw:frame>
          <draw:frame draw:z-index="25" draw:style-name="gr9" draw:text-style-name="P8" svg:width="17.34mm" svg:height="5.05mm" svg:x="106.84mm" svg:y="18.08mm">
            <draw:text-box>
              <text:p>w5 =0.4</text:p>
            </draw:text-box>
          </draw:frame>
          <draw:frame draw:z-index="26" draw:style-name="gr10" draw:text-style-name="P8" svg:width="21.75mm" svg:height="5.58mm" svg:x="114.29mm" svg:y="31.35mm">
            <draw:text-box>
              <text:p>w6 =0.45</text:p>
            </draw:text-box>
          </draw:frame>
          <draw:frame draw:z-index="27" draw:style-name="gr10" draw:text-style-name="P8" svg:width="21.75mm" svg:height="5.58mm" svg:x="115.38mm" svg:y="44.37mm">
            <draw:text-box>
              <text:p>w7 =0.5</text:p>
            </draw:text-box>
          </draw:frame>
          <draw:frame draw:z-index="28" draw:style-name="gr9" draw:text-style-name="P8" svg:width="15.67mm" svg:height="5.05mm" svg:x="106.85mm" svg:y="56.58mm">
            <draw:text-box>
              <text:p>w8=0.55</text:p>
            </draw:text-box>
          </draw:frame>
          <draw:frame draw:z-index="29" draw:style-name="gr11" draw:text-style-name="P8" svg:width="6.06mm" svg:height="6.1mm" svg:x="183.37mm" svg:y="47.02mm">
            <draw:text-box>
              <text:p>E2</text:p>
            </draw:text-box>
          </draw:frame>
          <draw:frame draw:z-index="30" draw:style-name="gr11" draw:text-style-name="P8" svg:width="6.06mm" svg:height="6.1mm" svg:x="183.37mm" svg:y="30.28mm">
            <draw:text-box>
              <text:p>E1</text:p>
            </draw:text-box>
          </draw:frame>
          <draw:frame draw:z-index="31" draw:style-name="gr12" draw:text-style-name="P9" svg:width="128.29mm" svg:height="89.78mm" svg:x="226.63mm" svg:y="32.67mm">
            <loext:p draw:notify-on-update-of-ranges="Sheet1.W31:Sheet1.W6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2" table:default-cell-style-name="Default"/>
        <table:table-column table:style-name="co2" table:number-columns-repeated="8" table:default-cell-style-name="ce7"/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1"/>
          <table:table-cell office:value-type="string" calcext:value-type="string">
            <text:p>Targets</text:p>
          </table:table-cell>
          <table:table-cell office:value-type="string" calcext:value-type="string">
            <text:p>Outputs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table:number-columns-repeated="9"/>
          <table:table-cell office:value-type="float" office:value="0.01" calcext:value-type="float">
            <text:p>0.01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0.99" calcext:value-type="float">
            <text:p>0.99</text:p>
          </table:table-cell>
          <table:table-cell table:number-columns-repeated="19"/>
        </table:table-row>
        <table:table-row table:style-name="ro1" table:number-rows-repeated="5">
          <table:table-cell table:number-columns-repeated="31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number-columns-repeated="29"/>
        </table:table-row>
        <table:table-row table:style-name="ro1">
          <table:table-cell table:number-columns-repeated="26"/>
          <table:table-cell table:style-name="ce12" office:value-type="string" calcext:value-type="string">
            <text:p>η=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4">
          <table:table-cell table:number-columns-repeated="31"/>
        </table:table-row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i1*w1 + i2*w2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i2*w4 + i1*w3</text:p>
          </table:table-cell>
          <table:table-cell table:number-columns-repeated="21"/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a_h1</text:p>
          </table:table-cell>
          <table:table-cell table:style-name="ce2" office:value-type="string" calcext:value-type="string">
            <text:p>σ(h1)</text:p>
          </table:table-cell>
          <table:table-cell table:number-columns-repeated="21"/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a_h2</text:p>
          </table:table-cell>
          <table:table-cell table:style-name="ce2" office:value-type="string" calcext:value-type="string">
            <text:p>σ(h2)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w5*a_h1 + w6*a_h2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office:value-type="string" calcext:value-type="string">
            <text:p>w8*a_h2 + w7*a_h1</text:p>
          </table:table-cell>
          <table:table-cell table:number-columns-repeated="21"/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a_o1</text:p>
          </table:table-cell>
          <table:table-cell table:style-name="ce2" office:value-type="string" calcext:value-type="string">
            <text:p>σ(o1)</text:p>
          </table:table-cell>
          <table:table-cell table:number-columns-repeated="21"/>
          <table:table-cell table:style-name="ce11"/>
          <table:table-cell table:number-columns-repeated="6"/>
        </table:table-row>
        <table:table-row table:style-name="ro1">
          <table:table-cell/>
          <table:table-cell office:value-type="string" calcext:value-type="string">
            <text:p>a_o2</text:p>
          </table:table-cell>
          <table:table-cell table:style-name="ce3" office:value-type="string" calcext:value-type="string">
            <text:p>σ(o2)</text:p>
          </table:table-cell>
          <table:table-cell table:number-columns-repeated="21"/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E1</text:p>
          </table:table-cell>
          <table:table-cell table:style-name="ce2" office:value-type="string" calcext:value-type="string">
            <text:p>½*(t1-a_o1)²</text:p>
          </table:table-cell>
          <table:table-cell table:number-columns-repeated="21"/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E2</text:p>
          </table:table-cell>
          <table:table-cell table:style-name="ce2" office:value-type="string" calcext:value-type="string">
            <text:p>½*(t2-a_o2)²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E_total </text:p>
          </table:table-cell>
          <table:table-cell office:value-type="string" calcext:value-type="string">
            <text:p>E1 + E2</text:p>
          </table:table-cell>
          <table:table-cell table:number-columns-repeated="28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i1</text:p>
          </table:table-cell>
          <table:table-cell table:style-name="ce1" office:value-type="string" calcext:value-type="string">
            <text:p>i2</text:p>
          </table:table-cell>
          <table:table-cell table:style-name="ce1" office:value-type="string" calcext:value-type="string">
            <text:p>w1</text:p>
          </table:table-cell>
          <table:table-cell table:style-name="ce1" office:value-type="string" calcext:value-type="string">
            <text:p>w2</text:p>
          </table:table-cell>
          <table:table-cell table:style-name="ce1" office:value-type="string" calcext:value-type="string">
            <text:p>w3</text:p>
          </table:table-cell>
          <table:table-cell table:style-name="ce1" office:value-type="string" calcext:value-type="string">
            <text:p>w4</text:p>
          </table:table-cell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a_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>
            <text:p>a_h2</text:p>
          </table:table-cell>
          <table:table-cell table:style-name="ce1" office:value-type="string" calcext:value-type="string">
            <text:p>w5</text:p>
          </table:table-cell>
          <table:table-cell table:style-name="ce1" office:value-type="string" calcext:value-type="string">
            <text:p>w6</text:p>
          </table:table-cell>
          <table:table-cell table:style-name="ce1" office:value-type="string" calcext:value-type="string">
            <text:p>w7</text:p>
          </table:table-cell>
          <table:table-cell table:style-name="ce1" office:value-type="string" calcext:value-type="string">
            <text:p>w8</text:p>
          </table:table-cell>
          <table:table-cell table:style-name="ce1" office:value-type="string" calcext:value-type="string">
            <text:p>o1</text:p>
          </table:table-cell>
          <table:table-cell table:style-name="ce1" office:value-type="string" calcext:value-type="string">
            <text:p>a_o1</text:p>
          </table:table-cell>
          <table:table-cell table:style-name="ce1" office:value-type="string" calcext:value-type="string">
            <text:p>o2</text:p>
          </table:table-cell>
          <table:table-cell table:style-name="ce1" office:value-type="string" calcext:value-type="string">
            <text:p>a_o2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E_total</text:p>
          </table:table-cell>
          <table:table-cell table:style-name="ce8" office:value-type="string" calcext:value-type="string">
            <text:p>E∂w1</text:p>
          </table:table-cell>
          <table:table-cell table:style-name="ce8" office:value-type="string" calcext:value-type="string">
            <text:p>E∂w2</text:p>
          </table:table-cell>
          <table:table-cell table:style-name="ce8" office:value-type="string" calcext:value-type="string">
            <text:p>E∂w3</text:p>
          </table:table-cell>
          <table:table-cell table:style-name="ce8" office:value-type="string" calcext:value-type="string">
            <text:p>E∂w4</text:p>
          </table:table-cell>
          <table:table-cell table:style-name="ce8" office:value-type="string" calcext:value-type="string">
            <text:p>E∂w5</text:p>
          </table:table-cell>
          <table:table-cell table:style-name="ce8" office:value-type="string" calcext:value-type="string">
            <text:p>E∂w6</text:p>
          </table:table-cell>
          <table:table-cell table:style-name="ce8" office:value-type="string" calcext:value-type="string">
            <text:p>E∂w7</text:p>
          </table:table-cell>
          <table:table-cell table:style-name="ce8" office:value-type="string" calcext:value-type="string">
            <text:p>E∂w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formula="of:=([.C31]*[.E31]+[.D31]*[.F31])" office:value-type="float" office:value="0.0275" calcext:value-type="float">
            <text:p>0.0275</text:p>
          </table:table-cell>
          <table:table-cell table:style-name="ce4" table:formula="of:=1/(1+EXP(-[.I31]))" office:value-type="float" office:value="0.506874566764534" calcext:value-type="float">
            <text:p>0.5068745668</text:p>
          </table:table-cell>
          <table:table-cell table:formula="of:=([.D31]*[.H31]+[.C31]*[.G31])" office:value-type="float" office:value="0.0425" calcext:value-type="float">
            <text:p>0.0425</text:p>
          </table:table-cell>
          <table:table-cell table:style-name="ce4" table:formula="of:=1/(1+EXP(-[.K31]))" office:value-type="float" office:value="0.510623401004964" calcext:value-type="float">
            <text:p>0.510623401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table:style-name="ce4" table:formula="of:=([.M31]*[.J31]+[.N31]*[.L31])" office:value-type="float" office:value="0.432530357158047" calcext:value-type="float">
            <text:p>0.4325303572</text:p>
          </table:table-cell>
          <table:table-cell table:style-name="ce4" table:formula="of:=1/(1+EXP(-[.Q31]))" office:value-type="float" office:value="0.606477732206728" calcext:value-type="float">
            <text:p>0.6064777322</text:p>
          </table:table-cell>
          <table:table-cell table:style-name="ce4" table:formula="of:=([.O31]*[.J31]+[.P31]*[.L31])" office:value-type="float" office:value="0.534280153934997" calcext:value-type="float">
            <text:p>0.5342801539</text:p>
          </table:table-cell>
          <table:table-cell table:style-name="ce4" table:formula="of:=1/(1+EXP(-[.S31]))" office:value-type="float" office:value="0.630480835450635" calcext:value-type="float">
            <text:p>0.6304808355</text:p>
          </table:table-cell>
          <table:table-cell table:style-name="ce4" table:formula="of:=1/2*(0.01-[.R31])^2" office:value-type="float" office:value="0.177892842509241" calcext:value-type="float">
            <text:p>0.1778928425</text:p>
          </table:table-cell>
          <table:table-cell table:style-name="ce4" table:formula="of:=1/2*(0.99-[.T31])^2" office:value-type="float" office:value="0.0646270148391368" calcext:value-type="float">
            <text:p>0.0646270148</text:p>
          </table:table-cell>
          <table:table-cell table:style-name="ce6" table:formula="of:=([.U31]+[.V31])" office:value-type="float" office:value="0.242519857348377" calcext:value-type="float">
            <text:p>0.243</text:p>
          </table:table-cell>
          <table:table-cell table:style-name="ce9" table:formula="of:=(([.R31]-[.A31])*[.R31]*(1-[.R31])*[.M31] + ([.T31]-[.B31])*[.T31]*(1-[.T31])*[.O31])*[.J31]*(1-[.J31])*[.C31]" office:value-type="float" office:value="0.000188255666940113" calcext:value-type="float">
            <text:p>0.0002</text:p>
          </table:table-cell>
          <table:table-cell table:style-name="ce9" table:formula="of:=(([.R31]-[.A31])*[.R31]*(1-[.R31])*[.M31] + ([.T31]-[.B31])*[.T31]*(1-[.T31])*[.O31])*[.J31]*(1-[.J31])*[.D31]" office:value-type="float" office:value="0.000376511333880225" calcext:value-type="float">
            <text:p>0.0004</text:p>
          </table:table-cell>
          <table:table-cell table:style-name="ce9" table:formula="of:=(([.T31]-[.B31])*[.T31]*(1-[.T31])*[.P31] + ([.R31]-[.A31])*[.R31]*(1-[.R31])*[.N31])*[.L31]*(1-[.L31])*[.C31]" office:value-type="float" office:value="0.000224813462576119" calcext:value-type="float">
            <text:p>0.0002</text:p>
          </table:table-cell>
          <table:table-cell table:formula="of:=(([.T31]-[.B31])*[.T31]*(1-[.T31])*[.P31] + ([.R31]-[.A31])*[.R31]*(1-[.R31])*[.N31])*[.L31]*(1-[.L31])*[.D31]" office:value-type="float" office:value="0.000449626925152239" calcext:value-type="float">
            <text:p>0.0004</text:p>
          </table:table-cell>
          <table:table-cell table:formula="of:=([.R31]-[.A31])*[.R31]*(1-[.R31])*[.J31]" office:value-type="float" office:value="0.0721570729121363" calcext:value-type="float">
            <text:p>0.0722</text:p>
          </table:table-cell>
          <table:table-cell table:style-name="ce9" table:formula="of:=([.R31]-[.A31])*[.R31]*(1-[.R31])*[.L31]" office:value-type="float" office:value="0.0726907451919448" calcext:value-type="float">
            <text:p>0.0727</text:p>
          </table:table-cell>
          <table:table-cell table:style-name="ce9" table:formula="of:=([.T31]-[.B31])*[.T31]*(1-[.T31])*[.J31]" office:value-type="float" office:value="-0.0424552500926047" calcext:value-type="float">
            <text:p>-0.0425</text:p>
          </table:table-cell>
          <table:table-cell table:style-name="ce14" table:formula="of:=([.T31]-[.B31])*[.T31]*(1-[.T31])*[.L31]" office:value-type="float" office:value="-0.0427692482800638" calcext:value-type="float">
            <text:p>-0.042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31]-[.$AB$12]*[.X31]" office:value-type="float" office:value="0.14962348866612" calcext:value-type="float">
            <text:p>0.1496234887</text:p>
          </table:table-cell>
          <table:table-cell table:formula="of:=[.F31]-[.$AB$12]*[.Y31]" office:value-type="float" office:value="0.19924697733224" calcext:value-type="float">
            <text:p>0.1992469773</text:p>
          </table:table-cell>
          <table:table-cell table:formula="of:=[.G31]-[.$AB$12]*[.Z31]" office:value-type="float" office:value="0.249550373074848" calcext:value-type="float">
            <text:p>0.2495503731</text:p>
          </table:table-cell>
          <table:table-cell table:formula="of:=[.H31]-[.$AB$12]*[.AA31]" office:value-type="float" office:value="0.299100746149696" calcext:value-type="float">
            <text:p>0.2991007461</text:p>
          </table:table-cell>
          <table:table-cell table:formula="of:=([.C32]*[.E32]+[.D32]*[.F32])" office:value-type="float" office:value="0.0274058721665299" calcext:value-type="float">
            <text:p>0.0274058722</text:p>
          </table:table-cell>
          <table:table-cell table:style-name="ce4" table:formula="of:=1/(1+EXP(-[.I32]))" office:value-type="float" office:value="0.50685103923941" calcext:value-type="float">
            <text:p>0.5068510392</text:p>
          </table:table-cell>
          <table:table-cell table:formula="of:=([.D32]*[.H32]+[.C32]*[.G32])" office:value-type="float" office:value="0.0423875932687119" calcext:value-type="float">
            <text:p>0.0423875933</text:p>
          </table:table-cell>
          <table:table-cell table:style-name="ce4" table:formula="of:=1/(1+EXP(-[.K32]))" office:value-type="float" office:value="0.510595311974476" calcext:value-type="float">
            <text:p>0.510595312</text:p>
          </table:table-cell>
          <table:table-cell table:style-name="ce5" table:formula="of:=([.M31]-[.$AB$12]*[.AB31])" office:value-type="float" office:value="0.255685854175727" calcext:value-type="float">
            <text:p>0.26</text:p>
          </table:table-cell>
          <table:table-cell table:style-name="ce5" table:formula="of:=([.N31]-[.$AB$12]*[.AC31])" office:value-type="float" office:value="0.30461850961611" calcext:value-type="float">
            <text:p>0.30</text:p>
          </table:table-cell>
          <table:table-cell table:style-name="ce5" table:formula="of:=([.O31]-[.$AB$12]*[.AD31])" office:value-type="float" office:value="0.584910500185209" calcext:value-type="float">
            <text:p>0.58</text:p>
          </table:table-cell>
          <table:table-cell table:style-name="ce5" table:formula="of:=([.P31]-[.$AB$12]*[.AE31])" office:value-type="float" office:value="0.635538496560128" calcext:value-type="float">
            <text:p>0.64</text:p>
          </table:table-cell>
          <table:table-cell table:style-name="ce4" table:formula="of:=([.M32]*[.J32]+[.N32]*[.L32])" office:value-type="float" office:value="0.285131423858421" calcext:value-type="float">
            <text:p>0.2851314239</text:p>
          </table:table-cell>
          <table:table-cell table:style-name="ce4" table:formula="of:=1/(1+EXP(-[.Q32]))" office:value-type="float" office:value="0.570803809307276" calcext:value-type="float">
            <text:p>0.5708038093</text:p>
          </table:table-cell>
          <table:table-cell table:style-name="ce4" table:formula="of:=([.O32]*[.J32]+[.P32]*[.L32])" office:value-type="float" office:value="0.620965471803824" calcext:value-type="float">
            <text:p>0.6209654718</text:p>
          </table:table-cell>
          <table:table-cell table:style-name="ce4" table:formula="of:=1/(1+EXP(-[.S32]))" office:value-type="float" office:value="0.650438098203611" calcext:value-type="float">
            <text:p>0.6504380982</text:p>
          </table:table-cell>
          <table:table-cell table:style-name="ce4" table:formula="of:=1/2*(0.01-[.R32])^2" office:value-type="float" office:value="0.157250456266776" calcext:value-type="float">
            <text:p>0.1572504563</text:p>
          </table:table-cell>
          <table:table-cell table:style-name="ce4" table:formula="of:=1/2*(0.99-[.T32])^2" office:value-type="float" office:value="0.0576511425757903" calcext:value-type="float">
            <text:p>0.0576511426</text:p>
          </table:table-cell>
          <table:table-cell table:style-name="ce6" table:formula="of:=([.U32]+[.V32])" office:value-type="float" office:value="0.214901598842566" calcext:value-type="float">
            <text:p>0.215</text:p>
          </table:table-cell>
          <table:table-cell table:style-name="ce9" table:formula="of:=(([.R32]-[.A32])*[.R32]*(1-[.R32])*[.M32] + ([.T32]-[.B32])*[.T32]*(1-[.T32])*[.O32])*[.J32]*(1-[.J32])*[.C32]" office:value-type="float" office:value="-0.000125349292844525" calcext:value-type="float">
            <text:p>-0.0001</text:p>
          </table:table-cell>
          <table:table-cell table:style-name="ce9" table:formula="of:=(([.R32]-[.A32])*[.R32]*(1-[.R32])*[.M32] + ([.T32]-[.B32])*[.T32]*(1-[.T32])*[.O32])*[.J32]*(1-[.J32])*[.D32]" office:value-type="float" office:value="-0.000250698585689049" calcext:value-type="float">
            <text:p>-0.0003</text:p>
          </table:table-cell>
          <table:table-cell table:style-name="ce9" table:formula="of:=(([.T32]-[.B32])*[.T32]*(1-[.T32])*[.P32] + ([.R32]-[.A32])*[.R32]*(1-[.R32])*[.N32])*[.L32]*(1-[.L32])*[.C32]" office:value-type="float" office:value="-0.000090156474975935" calcext:value-type="float">
            <text:p>-0.0001</text:p>
          </table:table-cell>
          <table:table-cell table:formula="of:=(([.T32]-[.B32])*[.T32]*(1-[.T32])*[.P32] + ([.R32]-[.A32])*[.R32]*(1-[.R32])*[.N32])*[.L32]*(1-[.L32])*[.D32]" office:value-type="float" office:value="-0.00018031294995187" calcext:value-type="float">
            <text:p>-0.0002</text:p>
          </table:table-cell>
          <table:table-cell table:formula="of:=([.R32]-[.A32])*[.R32]*(1-[.R32])*[.J32]" office:value-type="float" office:value="0.0696360322525998" calcext:value-type="float">
            <text:p>0.0696</text:p>
          </table:table-cell>
          <table:table-cell table:style-name="ce9" table:formula="of:=([.R32]-[.A32])*[.R32]*(1-[.R32])*[.L32]" office:value-type="float" office:value="0.0701504561696009" calcext:value-type="float">
            <text:p>0.0702</text:p>
          </table:table-cell>
          <table:table-cell table:style-name="ce9" table:formula="of:=([.T32]-[.B32])*[.T32]*(1-[.T32])*[.J32]" office:value-type="float" office:value="-0.0391317583870235" calcext:value-type="float">
            <text:p>-0.0391</text:p>
          </table:table-cell>
          <table:table-cell table:style-name="ce14" table:formula="of:=([.T32]-[.B32])*[.T32]*(1-[.T32])*[.L32]" office:value-type="float" office:value="-0.0394208373563073" calcext:value-type="float">
            <text:p>-0.03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32]-[.$AB$12]*[.X32]" office:value-type="float" office:value="0.149874187251809" calcext:value-type="float">
            <text:p>0.1498741873</text:p>
          </table:table-cell>
          <table:table-cell table:formula="of:=[.F32]-[.$AB$12]*[.Y32]" office:value-type="float" office:value="0.199748374503618" calcext:value-type="float">
            <text:p>0.1997483745</text:p>
          </table:table-cell>
          <table:table-cell table:formula="of:=[.G32]-[.$AB$12]*[.Z32]" office:value-type="float" office:value="0.2497306860248" calcext:value-type="float">
            <text:p>0.249730686</text:p>
          </table:table-cell>
          <table:table-cell table:formula="of:=[.H32]-[.$AB$12]*[.AA32]" office:value-type="float" office:value="0.299461372049599" calcext:value-type="float">
            <text:p>0.299461372</text:p>
          </table:table-cell>
          <table:table-cell table:formula="of:=([.C33]*[.E33]+[.D33]*[.F33])" office:value-type="float" office:value="0.0274685468129522" calcext:value-type="float">
            <text:p>0.0274685468</text:p>
          </table:table-cell>
          <table:table-cell table:style-name="ce4" table:formula="of:=1/(1+EXP(-[.I33]))" office:value-type="float" office:value="0.50686670495254" calcext:value-type="float">
            <text:p>0.506866705</text:p>
          </table:table-cell>
          <table:table-cell table:formula="of:=([.D33]*[.H33]+[.C33]*[.G33])" office:value-type="float" office:value="0.0424326715061999" calcext:value-type="float">
            <text:p>0.0424326715</text:p>
          </table:table-cell>
          <table:table-cell table:style-name="ce4" table:formula="of:=1/(1+EXP(-[.K33]))" office:value-type="float" office:value="0.510606576467954" calcext:value-type="float">
            <text:p>0.5106065765</text:p>
          </table:table-cell>
          <table:table-cell table:style-name="ce5" table:formula="of:=([.M32]-[.$AB$12]*[.AB32])" office:value-type="float" office:value="0.116413789670528" calcext:value-type="float">
            <text:p>0.12</text:p>
          </table:table-cell>
          <table:table-cell table:style-name="ce5" table:formula="of:=([.N32]-[.$AB$12]*[.AC32])" office:value-type="float" office:value="0.164317597276909" calcext:value-type="float">
            <text:p>0.16</text:p>
          </table:table-cell>
          <table:table-cell table:style-name="ce5" table:formula="of:=([.O32]-[.$AB$12]*[.AD32])" office:value-type="float" office:value="0.663174016959256" calcext:value-type="float">
            <text:p>0.66</text:p>
          </table:table-cell>
          <table:table-cell table:style-name="ce5" table:formula="of:=([.P32]-[.$AB$12]*[.AE32])" office:value-type="float" office:value="0.714380171272742" calcext:value-type="float">
            <text:p>0.71</text:p>
          </table:table-cell>
          <table:table-cell table:style-name="ce4" table:formula="of:=([.M33]*[.J33]+[.N33]*[.L33])" office:value-type="float" office:value="0.142907919780341" calcext:value-type="float">
            <text:p>0.1429079198</text:p>
          </table:table-cell>
          <table:table-cell table:style-name="ce4" table:formula="of:=1/(1+EXP(-[.Q33]))" office:value-type="float" office:value="0.535666300495079" calcext:value-type="float">
            <text:p>0.5356663005</text:p>
          </table:table-cell>
          <table:table-cell table:style-name="ce4" table:formula="of:=([.O33]*[.J33]+[.P33]*[.L33])" office:value-type="float" office:value="0.700908042336444" calcext:value-type="float">
            <text:p>0.7009080423</text:p>
          </table:table-cell>
          <table:table-cell table:style-name="ce4" table:formula="of:=1/(1+EXP(-[.S33]))" office:value-type="float" office:value="0.668389066087887" calcext:value-type="float">
            <text:p>0.6683890661</text:p>
          </table:table-cell>
          <table:table-cell table:style-name="ce4" table:formula="of:=1/2*(0.01-[.R33])^2" office:value-type="float" office:value="0.138162529738091" calcext:value-type="float">
            <text:p>0.1381625297</text:p>
          </table:table-cell>
          <table:table-cell table:style-name="ce4" table:formula="of:=1/2*(0.99-[.T33])^2" office:value-type="float" office:value="0.0517167964059109" calcext:value-type="float">
            <text:p>0.0517167964</text:p>
          </table:table-cell>
          <table:table-cell table:style-name="ce6" table:formula="of:=([.U33]+[.V33])" office:value-type="float" office:value="0.189879326144002" calcext:value-type="float">
            <text:p>0.190</text:p>
          </table:table-cell>
          <table:table-cell table:style-name="ce9" table:formula="of:=(([.R33]-[.A33])*[.R33]*(1-[.R33])*[.M33] + ([.T33]-[.B33])*[.T33]*(1-[.T33])*[.O33])*[.J33]*(1-[.J33])*[.C33]" office:value-type="float" office:value="-0.000400580746857204" calcext:value-type="float">
            <text:p>-0.0004</text:p>
          </table:table-cell>
          <table:table-cell table:style-name="ce9" table:formula="of:=(([.R33]-[.A33])*[.R33]*(1-[.R33])*[.M33] + ([.T33]-[.B33])*[.T33]*(1-[.T33])*[.O33])*[.J33]*(1-[.J33])*[.D33]" office:value-type="float" office:value="-0.000801161493714408" calcext:value-type="float">
            <text:p>-0.0008</text:p>
          </table:table-cell>
          <table:table-cell table:style-name="ce9" table:formula="of:=(([.T33]-[.B33])*[.T33]*(1-[.T33])*[.P33] + ([.R33]-[.A33])*[.R33]*(1-[.R33])*[.N33])*[.L33]*(1-[.L33])*[.C33]" office:value-type="float" office:value="-0.000367826120374138" calcext:value-type="float">
            <text:p>-0.0004</text:p>
          </table:table-cell>
          <table:table-cell table:formula="of:=(([.T33]-[.B33])*[.T33]*(1-[.T33])*[.P33] + ([.R33]-[.A33])*[.R33]*(1-[.R33])*[.N33])*[.L33]*(1-[.L33])*[.D33]" office:value-type="float" office:value="-0.000735652240748276" calcext:value-type="float">
            <text:p>-0.0007</text:p>
          </table:table-cell>
          <table:table-cell table:formula="of:=([.R33]-[.A33])*[.R33]*(1-[.R33])*[.J33]" office:value-type="float" office:value="0.0662717485914467" calcext:value-type="float">
            <text:p>0.0663</text:p>
          </table:table-cell>
          <table:table-cell table:style-name="ce9" table:formula="of:=([.R33]-[.A33])*[.R33]*(1-[.R33])*[.L33]" office:value-type="float" office:value="0.0667607288744523" calcext:value-type="float">
            <text:p>0.0668</text:p>
          </table:table-cell>
          <table:table-cell table:style-name="ce9" table:formula="of:=([.T33]-[.B33])*[.T33]*(1-[.T33])*[.J33]" office:value-type="float" office:value="-0.0361312301365195" calcext:value-type="float">
            <text:p>-0.0361</text:p>
          </table:table-cell>
          <table:table-cell table:style-name="ce14" table:formula="of:=([.T33]-[.B33])*[.T33]*(1-[.T33])*[.L33]" office:value-type="float" office:value="-0.0363978212483131" calcext:value-type="float">
            <text:p>-0.036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33]-[.$AB$12]*[.X33]" office:value-type="float" office:value="0.150675348745523" calcext:value-type="float">
            <text:p>0.1506753487</text:p>
          </table:table-cell>
          <table:table-cell table:formula="of:=[.F33]-[.$AB$12]*[.Y33]" office:value-type="float" office:value="0.201350697491046" calcext:value-type="float">
            <text:p>0.2013506975</text:p>
          </table:table-cell>
          <table:table-cell table:formula="of:=[.G33]-[.$AB$12]*[.Z33]" office:value-type="float" office:value="0.250466338265548" calcext:value-type="float">
            <text:p>0.2504663383</text:p>
          </table:table-cell>
          <table:table-cell table:formula="of:=[.H33]-[.$AB$12]*[.AA33]" office:value-type="float" office:value="0.300932676531096" calcext:value-type="float">
            <text:p>0.3009326765</text:p>
          </table:table-cell>
          <table:table-cell table:formula="of:=([.C34]*[.E34]+[.D34]*[.F34])" office:value-type="float" office:value="0.0276688371863808" calcext:value-type="float">
            <text:p>0.0276688372</text:p>
          </table:table-cell>
          <table:table-cell table:style-name="ce4" table:formula="of:=1/(1+EXP(-[.I34]))" office:value-type="float" office:value="0.506916768032858" calcext:value-type="float">
            <text:p>0.506916768</text:p>
          </table:table-cell>
          <table:table-cell table:formula="of:=([.D34]*[.H34]+[.C34]*[.G34])" office:value-type="float" office:value="0.042616584566387" calcext:value-type="float">
            <text:p>0.0426165846</text:p>
          </table:table-cell>
          <table:table-cell table:style-name="ce4" table:formula="of:=1/(1+EXP(-[.K34]))" office:value-type="float" office:value="0.510652533953102" calcext:value-type="float">
            <text:p>0.510652534</text:p>
          </table:table-cell>
          <table:table-cell table:style-name="ce5" table:formula="of:=([.M33]-[.$AB$12]*[.AB33])" office:value-type="float" office:value="-0.0161297075123656" calcext:value-type="float">
            <text:p>-0.02</text:p>
          </table:table-cell>
          <table:table-cell table:style-name="ce5" table:formula="of:=([.N33]-[.$AB$12]*[.AC33])" office:value-type="float" office:value="0.030796139528004" calcext:value-type="float">
            <text:p>0.03</text:p>
          </table:table-cell>
          <table:table-cell table:style-name="ce5" table:formula="of:=([.O33]-[.$AB$12]*[.AD33])" office:value-type="float" office:value="0.735436477232295" calcext:value-type="float">
            <text:p>0.74</text:p>
          </table:table-cell>
          <table:table-cell table:style-name="ce5" table:formula="of:=([.P33]-[.$AB$12]*[.AE33])" office:value-type="float" office:value="0.787175813769368" calcext:value-type="float">
            <text:p>0.79</text:p>
          </table:table-cell>
          <table:table-cell table:style-name="ce4" table:formula="of:=([.M34]*[.J34]+[.N34]*[.L34])" office:value-type="float" office:value="0.00754970748446486" calcext:value-type="float">
            <text:p>0.0075497075</text:p>
          </table:table-cell>
          <table:table-cell table:style-name="ce4" table:formula="of:=1/(1+EXP(-[.Q34]))" office:value-type="float" office:value="0.501887417906191" calcext:value-type="float">
            <text:p>0.5018874179</text:p>
          </table:table-cell>
          <table:table-cell table:style-name="ce4" table:formula="of:=([.O34]*[.J34]+[.P34]*[.L34])" office:value-type="float" office:value="0.774778406099988" calcext:value-type="float">
            <text:p>0.7747784061</text:p>
          </table:table-cell>
          <table:table-cell table:style-name="ce4" table:formula="of:=1/(1+EXP(-[.S34]))" office:value-type="float" office:value="0.684553651304816" calcext:value-type="float">
            <text:p>0.6845536513</text:p>
          </table:table-cell>
          <table:table-cell table:style-name="ce4" table:formula="of:=1/2*(0.01-[.R34])^2" office:value-type="float" office:value="0.12097661594721" calcext:value-type="float">
            <text:p>0.1209766159</text:p>
          </table:table-cell>
          <table:table-cell table:style-name="ce4" table:formula="of:=1/2*(0.99-[.T34])^2" office:value-type="float" office:value="0.04664873596561" calcext:value-type="float">
            <text:p>0.046648736</text:p>
          </table:table-cell>
          <table:table-cell table:style-name="ce6" table:formula="of:=([.U34]+[.V34])" office:value-type="float" office:value="0.16762535191282" calcext:value-type="float">
            <text:p>0.168</text:p>
          </table:table-cell>
          <table:table-cell table:style-name="ce9" table:formula="of:=(([.R34]-[.A34])*[.R34]*(1-[.R34])*[.M34] + ([.T34]-[.B34])*[.T34]*(1-[.T34])*[.O34])*[.J34]*(1-[.J34])*[.C34]" office:value-type="float" office:value="-0.00063102224322204" calcext:value-type="float">
            <text:p>-0.0006</text:p>
          </table:table-cell>
          <table:table-cell table:style-name="ce9" table:formula="of:=(([.R34]-[.A34])*[.R34]*(1-[.R34])*[.M34] + ([.T34]-[.B34])*[.T34]*(1-[.T34])*[.O34])*[.J34]*(1-[.J34])*[.D34]" office:value-type="float" office:value="-0.00126204448644408" calcext:value-type="float">
            <text:p>-0.0013</text:p>
          </table:table-cell>
          <table:table-cell table:style-name="ce9" table:formula="of:=(([.T34]-[.B34])*[.T34]*(1-[.T34])*[.P34] + ([.R34]-[.A34])*[.R34]*(1-[.R34])*[.N34])*[.L34]*(1-[.L34])*[.C34]" office:value-type="float" office:value="-0.000601396803126422" calcext:value-type="float">
            <text:p>-0.0006</text:p>
          </table:table-cell>
          <table:table-cell table:formula="of:=(([.T34]-[.B34])*[.T34]*(1-[.T34])*[.P34] + ([.R34]-[.A34])*[.R34]*(1-[.R34])*[.N34])*[.L34]*(1-[.L34])*[.D34]" office:value-type="float" office:value="-0.00120279360625284" calcext:value-type="float">
            <text:p>-0.0012</text:p>
          </table:table-cell>
          <table:table-cell table:formula="of:=([.R34]-[.A34])*[.R34]*(1-[.R34])*[.J34]" office:value-type="float" office:value="0.0623356067735157" calcext:value-type="float">
            <text:p>0.0623</text:p>
          </table:table-cell>
          <table:table-cell table:style-name="ce9" table:formula="of:=([.R34]-[.A34])*[.R34]*(1-[.R34])*[.L34]" office:value-type="float" office:value="0.0627949942905354" calcext:value-type="float">
            <text:p>0.0628</text:p>
          </table:table-cell>
          <table:table-cell table:style-name="ce9" table:formula="of:=([.T34]-[.B34])*[.T34]*(1-[.T34])*[.J34]" office:value-type="float" office:value="-0.0334352512649547" calcext:value-type="float">
            <text:p>-0.0334</text:p>
          </table:table-cell>
          <table:table-cell table:style-name="ce14" table:formula="of:=([.T34]-[.B34])*[.T34]*(1-[.T34])*[.L34]" office:value-type="float" office:value="-0.0336816551720402" calcext:value-type="float">
            <text:p>-0.033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34]-[.$AB$12]*[.X34]" office:value-type="float" office:value="0.151937393231967" calcext:value-type="float">
            <text:p>0.1519373932</text:p>
          </table:table-cell>
          <table:table-cell table:formula="of:=[.F34]-[.$AB$12]*[.Y34]" office:value-type="float" office:value="0.203874786463935" calcext:value-type="float">
            <text:p>0.2038747865</text:p>
          </table:table-cell>
          <table:table-cell table:formula="of:=[.G34]-[.$AB$12]*[.Z34]" office:value-type="float" office:value="0.251669131871801" calcext:value-type="float">
            <text:p>0.2516691319</text:p>
          </table:table-cell>
          <table:table-cell table:formula="of:=[.H34]-[.$AB$12]*[.AA34]" office:value-type="float" office:value="0.303338263743602" calcext:value-type="float">
            <text:p>0.3033382637</text:p>
          </table:table-cell>
          <table:table-cell table:formula="of:=([.C35]*[.E35]+[.D35]*[.F35])" office:value-type="float" office:value="0.0279843483079918" calcext:value-type="float">
            <text:p>0.0279843483</text:p>
          </table:table-cell>
          <table:table-cell table:style-name="ce4" table:formula="of:=1/(1+EXP(-[.I35]))" office:value-type="float" office:value="0.506995630545921" calcext:value-type="float">
            <text:p>0.5069956305</text:p>
          </table:table-cell>
          <table:table-cell table:formula="of:=([.D35]*[.H35]+[.C35]*[.G35])" office:value-type="float" office:value="0.0429172829679502" calcext:value-type="float">
            <text:p>0.042917283</text:p>
          </table:table-cell>
          <table:table-cell table:style-name="ce4" table:formula="of:=1/(1+EXP(-[.K35]))" office:value-type="float" office:value="0.510727674190041" calcext:value-type="float">
            <text:p>0.5107276742</text:p>
          </table:table-cell>
          <table:table-cell table:style-name="ce5" table:formula="of:=([.M34]-[.$AB$12]*[.AB34])" office:value-type="float" office:value="-0.140800921059397" calcext:value-type="float">
            <text:p>-0.14</text:p>
          </table:table-cell>
          <table:table-cell table:style-name="ce5" table:formula="of:=([.N34]-[.$AB$12]*[.AC34])" office:value-type="float" office:value="-0.0947938490530667" calcext:value-type="float">
            <text:p>-0.09</text:p>
          </table:table-cell>
          <table:table-cell table:style-name="ce5" table:formula="of:=([.O34]-[.$AB$12]*[.AD34])" office:value-type="float" office:value="0.802306979762205" calcext:value-type="float">
            <text:p>0.80</text:p>
          </table:table-cell>
          <table:table-cell table:style-name="ce5" table:formula="of:=([.P34]-[.$AB$12]*[.AE34])" office:value-type="float" office:value="0.854539124113449" calcext:value-type="float">
            <text:p>0.85</text:p>
          </table:table-cell>
          <table:table-cell table:style-name="ce4" table:formula="of:=([.M35]*[.J35]+[.N35]*[.L35])" office:value-type="float" office:value="-0.11979929380835" calcext:value-type="float">
            <text:p>-0.1197992938</text:p>
          </table:table-cell>
          <table:table-cell table:style-name="ce4" table:formula="of:=1/(1+EXP(-[.Q35]))" office:value-type="float" office:value="0.470085944880921" calcext:value-type="float">
            <text:p>0.4700859449</text:p>
          </table:table-cell>
          <table:table-cell table:style-name="ce4" table:formula="of:=([.O35]*[.J35]+[.P35]*[.L35])" office:value-type="float" office:value="0.843202912458789" calcext:value-type="float">
            <text:p>0.8432029125</text:p>
          </table:table-cell>
          <table:table-cell table:style-name="ce4" table:formula="of:=1/(1+EXP(-[.S35]))" office:value-type="float" office:value="0.699139357280256" calcext:value-type="float">
            <text:p>0.6991393573</text:p>
          </table:table-cell>
          <table:table-cell table:style-name="ce4" table:formula="of:=1/2*(0.01-[.R35])^2" office:value-type="float" office:value="0.105839538338485" calcext:value-type="float">
            <text:p>0.1058395383</text:p>
          </table:table-cell>
          <table:table-cell table:style-name="ce4" table:formula="of:=1/2*(0.99-[.T35])^2" office:value-type="float" office:value="0.0422999567416713" calcext:value-type="float">
            <text:p>0.0422999567</text:p>
          </table:table-cell>
          <table:table-cell table:style-name="ce6" table:formula="of:=([.U35]+[.V35])" office:value-type="float" office:value="0.148139495080156" calcext:value-type="float">
            <text:p>0.148</text:p>
          </table:table-cell>
          <table:table-cell table:style-name="ce9" table:formula="of:=(([.R35]-[.A35])*[.R35]*(1-[.R35])*[.M35] + ([.T35]-[.B35])*[.T35]*(1-[.T35])*[.O35])*[.J35]*(1-[.J35])*[.C35]" office:value-type="float" office:value="-0.000815125717502224" calcext:value-type="float">
            <text:p>-0.0008</text:p>
          </table:table-cell>
          <table:table-cell table:style-name="ce9" table:formula="of:=(([.R35]-[.A35])*[.R35]*(1-[.R35])*[.M35] + ([.T35]-[.B35])*[.T35]*(1-[.T35])*[.O35])*[.J35]*(1-[.J35])*[.D35]" office:value-type="float" office:value="-0.00163025143500445" calcext:value-type="float">
            <text:p>-0.0016</text:p>
          </table:table-cell>
          <table:table-cell table:style-name="ce9" table:formula="of:=(([.T35]-[.B35])*[.T35]*(1-[.T35])*[.P35] + ([.R35]-[.A35])*[.R35]*(1-[.R35])*[.N35])*[.L35]*(1-[.L35])*[.C35]" office:value-type="float" office:value="-0.000788956168141474" calcext:value-type="float">
            <text:p>-0.0008</text:p>
          </table:table-cell>
          <table:table-cell table:formula="of:=(([.T35]-[.B35])*[.T35]*(1-[.T35])*[.P35] + ([.R35]-[.A35])*[.R35]*(1-[.R35])*[.N35])*[.L35]*(1-[.L35])*[.D35]" office:value-type="float" office:value="-0.00157791233628295" calcext:value-type="float">
            <text:p>-0.0016</text:p>
          </table:table-cell>
          <table:table-cell table:formula="of:=([.R35]-[.A35])*[.R35]*(1-[.R35])*[.J35]" office:value-type="float" office:value="0.0581066566604448" calcext:value-type="float">
            <text:p>0.0581</text:p>
          </table:table-cell>
          <table:table-cell table:style-name="ce9" table:formula="of:=([.R35]-[.A35])*[.R35]*(1-[.R35])*[.L35]" office:value-type="float" office:value="0.0585343853539587" calcext:value-type="float">
            <text:p>0.0585</text:p>
          </table:table-cell>
          <table:table-cell table:style-name="ce9" table:formula="of:=([.T35]-[.B35])*[.T35]*(1-[.T35])*[.J35]" office:value-type="float" office:value="-0.031018322409926" calcext:value-type="float">
            <text:p>-0.0310</text:p>
          </table:table-cell>
          <table:table-cell table:style-name="ce14" table:formula="of:=([.T35]-[.B35])*[.T35]*(1-[.T35])*[.L35]" office:value-type="float" office:value="-0.0312466512672706" calcext:value-type="float">
            <text:p>-0.031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35]-[.$AB$12]*[.X35]" office:value-type="float" office:value="0.153567644666972" calcext:value-type="float">
            <text:p>0.1535676447</text:p>
          </table:table-cell>
          <table:table-cell table:formula="of:=[.F35]-[.$AB$12]*[.Y35]" office:value-type="float" office:value="0.207135289333944" calcext:value-type="float">
            <text:p>0.2071352893</text:p>
          </table:table-cell>
          <table:table-cell table:formula="of:=[.G35]-[.$AB$12]*[.Z35]" office:value-type="float" office:value="0.253247044208084" calcext:value-type="float">
            <text:p>0.2532470442</text:p>
          </table:table-cell>
          <table:table-cell table:formula="of:=[.H35]-[.$AB$12]*[.AA35]" office:value-type="float" office:value="0.306494088416167" calcext:value-type="float">
            <text:p>0.3064940884</text:p>
          </table:table-cell>
          <table:table-cell table:formula="of:=([.C36]*[.E36]+[.D36]*[.F36])" office:value-type="float" office:value="0.0283919111667429" calcext:value-type="float">
            <text:p>0.0283919112</text:p>
          </table:table-cell>
          <table:table-cell table:style-name="ce4" table:formula="of:=1/(1+EXP(-[.I36]))" office:value-type="float" office:value="0.507097501023093" calcext:value-type="float">
            <text:p>0.507097501</text:p>
          </table:table-cell>
          <table:table-cell table:formula="of:=([.D36]*[.H36]+[.C36]*[.G36])" office:value-type="float" office:value="0.0433117610520209" calcext:value-type="float">
            <text:p>0.0433117611</text:p>
          </table:table-cell>
          <table:table-cell table:style-name="ce4" table:formula="of:=1/(1+EXP(-[.K36]))" office:value-type="float" office:value="0.510826247894915" calcext:value-type="float">
            <text:p>0.5108262479</text:p>
          </table:table-cell>
          <table:table-cell table:style-name="ce5" table:formula="of:=([.M35]-[.$AB$12]*[.AB35])" office:value-type="float" office:value="-0.257014234380286" calcext:value-type="float">
            <text:p>-0.26</text:p>
          </table:table-cell>
          <table:table-cell table:style-name="ce5" table:formula="of:=([.N35]-[.$AB$12]*[.AC35])" office:value-type="float" office:value="-0.211862619760984" calcext:value-type="float">
            <text:p>-0.21</text:p>
          </table:table-cell>
          <table:table-cell table:style-name="ce5" table:formula="of:=([.O35]-[.$AB$12]*[.AD35])" office:value-type="float" office:value="0.864343624582057" calcext:value-type="float">
            <text:p>0.86</text:p>
          </table:table-cell>
          <table:table-cell table:style-name="ce5" table:formula="of:=([.P35]-[.$AB$12]*[.AE35])" office:value-type="float" office:value="0.91703242664799" calcext:value-type="float">
            <text:p>0.92</text:p>
          </table:table-cell>
          <table:table-cell table:style-name="ce4" table:formula="of:=([.M36]*[.J36]+[.N36]*[.L36])" office:value-type="float" office:value="-0.238556263103297" calcext:value-type="float">
            <text:p>-0.2385562631</text:p>
          </table:table-cell>
          <table:table-cell table:style-name="ce4" table:formula="of:=1/(1+EXP(-[.Q36]))" office:value-type="float" office:value="0.440642167609039" calcext:value-type="float">
            <text:p>0.4406421676</text:p>
          </table:table-cell>
          <table:table-cell table:style-name="ce4" table:formula="of:=([.O36]*[.J36]+[.P36]*[.L36])" office:value-type="float" office:value="0.906750725753365" calcext:value-type="float">
            <text:p>0.9067507258</text:p>
          </table:table-cell>
          <table:table-cell table:style-name="ce4" table:formula="of:=1/(1+EXP(-[.S36]))" office:value-type="float" office:value="0.712334800830307" calcext:value-type="float">
            <text:p>0.7123348008</text:p>
          </table:table-cell>
          <table:table-cell table:style-name="ce4" table:formula="of:=1/2*(0.01-[.R36])^2" office:value-type="float" office:value="0.092726338261506" calcext:value-type="float">
            <text:p>0.0927263383</text:p>
          </table:table-cell>
          <table:table-cell table:style-name="ce4" table:formula="of:=1/2*(0.99-[.T36])^2" office:value-type="float" office:value="0.0385489814149726" calcext:value-type="float">
            <text:p>0.0385489814</text:p>
          </table:table-cell>
          <table:table-cell table:style-name="ce6" table:formula="of:=([.U36]+[.V36])" office:value-type="float" office:value="0.131275319676479" calcext:value-type="float">
            <text:p>0.131</text:p>
          </table:table-cell>
          <table:table-cell table:style-name="ce9" table:formula="of:=(([.R36]-[.A36])*[.R36]*(1-[.R36])*[.M36] + ([.T36]-[.B36])*[.T36]*(1-[.T36])*[.O36])*[.J36]*(1-[.J36])*[.C36]" office:value-type="float" office:value="-0.000955548502405146" calcext:value-type="float">
            <text:p>-0.0010</text:p>
          </table:table-cell>
          <table:table-cell table:style-name="ce9" table:formula="of:=(([.R36]-[.A36])*[.R36]*(1-[.R36])*[.M36] + ([.T36]-[.B36])*[.T36]*(1-[.T36])*[.O36])*[.J36]*(1-[.J36])*[.D36]" office:value-type="float" office:value="-0.00191109700481029" calcext:value-type="float">
            <text:p>-0.0019</text:p>
          </table:table-cell>
          <table:table-cell table:style-name="ce9" table:formula="of:=(([.T36]-[.B36])*[.T36]*(1-[.T36])*[.P36] + ([.R36]-[.A36])*[.R36]*(1-[.R36])*[.N36])*[.L36]*(1-[.L36])*[.C36]" office:value-type="float" office:value="-0.000932870029910016" calcext:value-type="float">
            <text:p>-0.0009</text:p>
          </table:table-cell>
          <table:table-cell table:formula="of:=(([.T36]-[.B36])*[.T36]*(1-[.T36])*[.P36] + ([.R36]-[.A36])*[.R36]*(1-[.R36])*[.N36])*[.L36]*(1-[.L36])*[.D36]" office:value-type="float" office:value="-0.00186574005982003" calcext:value-type="float">
            <text:p>-0.0019</text:p>
          </table:table-cell>
          <table:table-cell table:formula="of:=([.R36]-[.A36])*[.R36]*(1-[.R36])*[.J36]" office:value-type="float" office:value="0.0538249706617568" calcext:value-type="float">
            <text:p>0.0538</text:p>
          </table:table-cell>
          <table:table-cell table:style-name="ce9" table:formula="of:=([.R36]-[.A36])*[.R36]*(1-[.R36])*[.L36]" office:value-type="float" office:value="0.0542207519278368" calcext:value-type="float">
            <text:p>0.0542</text:p>
          </table:table-cell>
          <table:table-cell table:style-name="ce9" table:formula="of:=([.T36]-[.B36])*[.T36]*(1-[.T36])*[.J36]" office:value-type="float" office:value="-0.0288525637563944" calcext:value-type="float">
            <text:p>-0.0289</text:p>
          </table:table-cell>
          <table:table-cell table:style-name="ce14" table:formula="of:=([.T36]-[.B36])*[.T36]*(1-[.T36])*[.L36]" office:value-type="float" office:value="-0.0290647200116187" calcext:value-type="float">
            <text:p>-0.029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36]-[.$AB$12]*[.X36]" office:value-type="float" office:value="0.155478741671782" calcext:value-type="float">
            <text:p>0.1554787417</text:p>
          </table:table-cell>
          <table:table-cell table:formula="of:=[.F36]-[.$AB$12]*[.Y36]" office:value-type="float" office:value="0.210957483343564" calcext:value-type="float">
            <text:p>0.2109574833</text:p>
          </table:table-cell>
          <table:table-cell table:formula="of:=[.G36]-[.$AB$12]*[.Z36]" office:value-type="float" office:value="0.255112784267904" calcext:value-type="float">
            <text:p>0.2551127843</text:p>
          </table:table-cell>
          <table:table-cell table:formula="of:=[.H36]-[.$AB$12]*[.AA36]" office:value-type="float" office:value="0.310225568535808" calcext:value-type="float">
            <text:p>0.3102255685</text:p>
          </table:table-cell>
          <table:table-cell table:formula="of:=([.C37]*[.E37]+[.D37]*[.F37])" office:value-type="float" office:value="0.0288696854179455" calcext:value-type="float">
            <text:p>0.0288696854</text:p>
          </table:table-cell>
          <table:table-cell table:style-name="ce4" table:formula="of:=1/(1+EXP(-[.I37]))" office:value-type="float" office:value="0.507216920111023" calcext:value-type="float">
            <text:p>0.5072169201</text:p>
          </table:table-cell>
          <table:table-cell table:formula="of:=([.D37]*[.H37]+[.C37]*[.G37])" office:value-type="float" office:value="0.0437781960669759" calcext:value-type="float">
            <text:p>0.0437781961</text:p>
          </table:table-cell>
          <table:table-cell table:style-name="ce4" table:formula="of:=1/(1+EXP(-[.K37]))" office:value-type="float" office:value="0.510942801388226" calcext:value-type="float">
            <text:p>0.5109428014</text:p>
          </table:table-cell>
          <table:table-cell table:style-name="ce5" table:formula="of:=([.M36]-[.$AB$12]*[.AB36])" office:value-type="float" office:value="-0.3646641757038" calcext:value-type="float">
            <text:p>-0.36</text:p>
          </table:table-cell>
          <table:table-cell table:style-name="ce5" table:formula="of:=([.N36]-[.$AB$12]*[.AC36])" office:value-type="float" office:value="-0.320304123616658" calcext:value-type="float">
            <text:p>-0.32</text:p>
          </table:table-cell>
          <table:table-cell table:style-name="ce5" table:formula="of:=([.O36]-[.$AB$12]*[.AD36])" office:value-type="float" office:value="0.922048752094846" calcext:value-type="float">
            <text:p>0.92</text:p>
          </table:table-cell>
          <table:table-cell table:style-name="ce5" table:formula="of:=([.P36]-[.$AB$12]*[.AE36])" office:value-type="float" office:value="0.975161866671227" calcext:value-type="float">
            <text:p>0.98</text:p>
          </table:table-cell>
          <table:table-cell table:style-name="ce4" table:formula="of:=([.M37]*[.J37]+[.N37]*[.L37])" office:value-type="float" office:value="-0.348620926292202" calcext:value-type="float">
            <text:p>-0.3486209263</text:p>
          </table:table-cell>
          <table:table-cell table:style-name="ce4" table:formula="of:=1/(1+EXP(-[.Q37]))" office:value-type="float" office:value="0.413716882763472" calcext:value-type="float">
            <text:p>0.4137168828</text:p>
          </table:table-cell>
          <table:table-cell table:style-name="ce4" table:formula="of:=([.O37]*[.J37]+[.P37]*[.L37])" office:value-type="float" office:value="0.965930664193729" calcext:value-type="float">
            <text:p>0.9659306642</text:p>
          </table:table-cell>
          <table:table-cell table:style-name="ce4" table:formula="of:=1/(1+EXP(-[.S37]))" office:value-type="float" office:value="0.72430765024351" calcext:value-type="float">
            <text:p>0.7243076502</text:p>
          </table:table-cell>
          <table:table-cell table:style-name="ce4" table:formula="of:=1/2*(0.01-[.R37])^2" office:value-type="float" office:value="0.0814936607141276" calcext:value-type="float">
            <text:p>0.0814936607</text:p>
          </table:table-cell>
          <table:table-cell table:style-name="ce4" table:formula="of:=1/2*(0.99-[.T37])^2" office:value-type="float" office:value="0.0352962123595625" calcext:value-type="float">
            <text:p>0.0352962124</text:p>
          </table:table-cell>
          <table:table-cell table:style-name="ce6" table:formula="of:=([.U37]+[.V37])" office:value-type="float" office:value="0.11678987307369" calcext:value-type="float">
            <text:p>0.117</text:p>
          </table:table-cell>
          <table:table-cell table:style-name="ce9" table:formula="of:=(([.R37]-[.A37])*[.R37]*(1-[.R37])*[.M37] + ([.T37]-[.B37])*[.T37]*(1-[.T37])*[.O37])*[.J37]*(1-[.J37])*[.C37]" office:value-type="float" office:value="-0.0010576370845182" calcext:value-type="float">
            <text:p>-0.0011</text:p>
          </table:table-cell>
          <table:table-cell table:style-name="ce9" table:formula="of:=(([.R37]-[.A37])*[.R37]*(1-[.R37])*[.M37] + ([.T37]-[.B37])*[.T37]*(1-[.T37])*[.O37])*[.J37]*(1-[.J37])*[.D37]" office:value-type="float" office:value="-0.00211527416903639" calcext:value-type="float">
            <text:p>-0.0021</text:p>
          </table:table-cell>
          <table:table-cell table:style-name="ce9" table:formula="of:=(([.T37]-[.B37])*[.T37]*(1-[.T37])*[.P37] + ([.R37]-[.A37])*[.R37]*(1-[.R37])*[.N37])*[.L37]*(1-[.L37])*[.C37]" office:value-type="float" office:value="-0.00103828519250574" calcext:value-type="float">
            <text:p>-0.0010</text:p>
          </table:table-cell>
          <table:table-cell table:formula="of:=(([.T37]-[.B37])*[.T37]*(1-[.T37])*[.P37] + ([.R37]-[.A37])*[.R37]*(1-[.R37])*[.N37])*[.L37]*(1-[.L37])*[.D37]" office:value-type="float" office:value="-0.00207657038501148" calcext:value-type="float">
            <text:p>-0.0021</text:p>
          </table:table-cell>
          <table:table-cell table:formula="of:=([.R37]-[.A37])*[.R37]*(1-[.R37])*[.J37]" office:value-type="float" office:value="0.0496685264792478" calcext:value-type="float">
            <text:p>0.0497</text:p>
          </table:table-cell>
          <table:table-cell table:style-name="ce9" table:formula="of:=([.R37]-[.A37])*[.R37]*(1-[.R37])*[.L37]" office:value-type="float" office:value="0.050033378331656" calcext:value-type="float">
            <text:p>0.0500</text:p>
          </table:table-cell>
          <table:table-cell table:style-name="ce9" table:formula="of:=([.T37]-[.B37])*[.T37]*(1-[.T37])*[.J37]" office:value-type="float" office:value="-0.0269104257975895" calcext:value-type="float">
            <text:p>-0.0269</text:p>
          </table:table-cell>
          <table:table-cell table:style-name="ce14" table:formula="of:=([.T37]-[.B37])*[.T37]*(1-[.T37])*[.L37]" office:value-type="float" office:value="-0.0271081026645577" calcext:value-type="float">
            <text:p>-0.027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37]-[.$AB$12]*[.X37]" office:value-type="float" office:value="0.157594015840818" calcext:value-type="float">
            <text:p>0.1575940158</text:p>
          </table:table-cell>
          <table:table-cell table:formula="of:=[.F37]-[.$AB$12]*[.Y37]" office:value-type="float" office:value="0.215188031681637" calcext:value-type="float">
            <text:p>0.2151880317</text:p>
          </table:table-cell>
          <table:table-cell table:formula="of:=[.G37]-[.$AB$12]*[.Z37]" office:value-type="float" office:value="0.257189354652915" calcext:value-type="float">
            <text:p>0.2571893547</text:p>
          </table:table-cell>
          <table:table-cell table:formula="of:=[.H37]-[.$AB$12]*[.AA37]" office:value-type="float" office:value="0.31437870930583" calcext:value-type="float">
            <text:p>0.3143787093</text:p>
          </table:table-cell>
          <table:table-cell table:formula="of:=([.C38]*[.E38]+[.D38]*[.F38])" office:value-type="float" office:value="0.0293985039602046" calcext:value-type="float">
            <text:p>0.029398504</text:p>
          </table:table-cell>
          <table:table-cell table:style-name="ce4" table:formula="of:=1/(1+EXP(-[.I38]))" office:value-type="float" office:value="0.507349096696112" calcext:value-type="float">
            <text:p>0.5073490967</text:p>
          </table:table-cell>
          <table:table-cell table:formula="of:=([.D38]*[.H38]+[.C38]*[.G38])" office:value-type="float" office:value="0.0442973386632288" calcext:value-type="float">
            <text:p>0.0442973387</text:p>
          </table:table-cell>
          <table:table-cell table:style-name="ce4" table:formula="of:=1/(1+EXP(-[.K38]))" office:value-type="float" office:value="0.511072524132758" calcext:value-type="float">
            <text:p>0.5110725241</text:p>
          </table:table-cell>
          <table:table-cell table:style-name="ce5" table:formula="of:=([.M37]-[.$AB$12]*[.AB37])" office:value-type="float" office:value="-0.464001228662296" calcext:value-type="float">
            <text:p>-0.46</text:p>
          </table:table-cell>
          <table:table-cell table:style-name="ce5" table:formula="of:=([.N37]-[.$AB$12]*[.AC37])" office:value-type="float" office:value="-0.42037088027997" calcext:value-type="float">
            <text:p>-0.42</text:p>
          </table:table-cell>
          <table:table-cell table:style-name="ce5" table:formula="of:=([.O37]-[.$AB$12]*[.AD37])" office:value-type="float" office:value="0.975869603690025" calcext:value-type="float">
            <text:p>0.98</text:p>
          </table:table-cell>
          <table:table-cell table:style-name="ce5" table:formula="of:=([.P37]-[.$AB$12]*[.AE37])" office:value-type="float" office:value="1.02937807200034" calcext:value-type="float">
            <text:p>1.03</text:p>
          </table:table-cell>
          <table:table-cell table:style-name="ce4" table:formula="of:=([.M38]*[.J38]+[.N38]*[.L38])" office:value-type="float" office:value="-0.450250611084296" calcext:value-type="float">
            <text:p>-0.4502506111</text:p>
          </table:table-cell>
          <table:table-cell table:style-name="ce4" table:formula="of:=1/(1+EXP(-[.Q38]))" office:value-type="float" office:value="0.389301182672439" calcext:value-type="float">
            <text:p>0.3893011827</text:p>
          </table:table-cell>
          <table:table-cell table:style-name="ce4" table:formula="of:=([.O38]*[.J38]+[.P38]*[.L38])" office:value-type="float" office:value="1.02119341146945" calcext:value-type="float">
            <text:p>1.0211934115</text:p>
          </table:table-cell>
          <table:table-cell table:style-name="ce4" table:formula="of:=1/(1+EXP(-[.S38]))" office:value-type="float" office:value="0.735204996357553" calcext:value-type="float">
            <text:p>0.7352049964</text:p>
          </table:table-cell>
          <table:table-cell table:style-name="ce4" table:formula="of:=1/2*(0.01-[.R38])^2" office:value-type="float" office:value="0.0719346935883554" calcext:value-type="float">
            <text:p>0.0719346936</text:p>
          </table:table-cell>
          <table:table-cell table:style-name="ce4" table:formula="of:=1/2*(0.99-[.T38])^2" office:value-type="float" office:value="0.0324602469405773" calcext:value-type="float">
            <text:p>0.0324602469</text:p>
          </table:table-cell>
          <table:table-cell table:style-name="ce6" table:formula="of:=([.U38]+[.V38])" office:value-type="float" office:value="0.104394940528933" calcext:value-type="float">
            <text:p>0.104</text:p>
          </table:table-cell>
          <table:table-cell table:style-name="ce9" table:formula="of:=(([.R38]-[.A38])*[.R38]*(1-[.R38])*[.M38] + ([.T38]-[.B38])*[.T38]*(1-[.T38])*[.O38])*[.J38]*(1-[.J38])*[.C38]" office:value-type="float" office:value="-0.00112786315775605" calcext:value-type="float">
            <text:p>-0.0011</text:p>
          </table:table-cell>
          <table:table-cell table:style-name="ce9" table:formula="of:=(([.R38]-[.A38])*[.R38]*(1-[.R38])*[.M38] + ([.T38]-[.B38])*[.T38]*(1-[.T38])*[.O38])*[.J38]*(1-[.J38])*[.D38]" office:value-type="float" office:value="-0.0022557263155121" calcext:value-type="float">
            <text:p>-0.0023</text:p>
          </table:table-cell>
          <table:table-cell table:style-name="ce9" table:formula="of:=(([.T38]-[.B38])*[.T38]*(1-[.T38])*[.P38] + ([.R38]-[.A38])*[.R38]*(1-[.R38])*[.N38])*[.L38]*(1-[.L38])*[.C38]" office:value-type="float" office:value="-0.00111155802827426" calcext:value-type="float">
            <text:p>-0.0011</text:p>
          </table:table-cell>
          <table:table-cell table:formula="of:=(([.T38]-[.B38])*[.T38]*(1-[.T38])*[.P38] + ([.R38]-[.A38])*[.R38]*(1-[.R38])*[.N38])*[.L38]*(1-[.L38])*[.D38]" office:value-type="float" office:value="-0.00222311605654853" calcext:value-type="float">
            <text:p>-0.0022</text:p>
          </table:table-cell>
          <table:table-cell table:formula="of:=([.R38]-[.A38])*[.R38]*(1-[.R38])*[.J38]" office:value-type="float" office:value="0.0457513475655098" calcext:value-type="float">
            <text:p>0.0458</text:p>
          </table:table-cell>
          <table:table-cell table:style-name="ce9" table:formula="of:=([.R38]-[.A38])*[.R38]*(1-[.R38])*[.L38]" office:value-type="float" office:value="0.0460871160213882" calcext:value-type="float">
            <text:p>0.0461</text:p>
          </table:table-cell>
          <table:table-cell table:style-name="ce9" table:formula="of:=([.T38]-[.B38])*[.T38]*(1-[.T38])*[.J38]" office:value-type="float" office:value="-0.0251661067830555" calcext:value-type="float">
            <text:p>-0.0252</text:p>
          </table:table-cell>
          <table:table-cell table:style-name="ce14" table:formula="of:=([.T38]-[.B38])*[.T38]*(1-[.T38])*[.L38]" office:value-type="float" office:value="-0.0253508004645458" calcext:value-type="float">
            <text:p>-0.025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38]-[.$AB$12]*[.X38]" office:value-type="float" office:value="0.159849742156331" calcext:value-type="float">
            <text:p>0.1598497422</text:p>
          </table:table-cell>
          <table:table-cell table:formula="of:=[.F38]-[.$AB$12]*[.Y38]" office:value-type="float" office:value="0.219699484312661" calcext:value-type="float">
            <text:p>0.2196994843</text:p>
          </table:table-cell>
          <table:table-cell table:formula="of:=[.G38]-[.$AB$12]*[.Z38]" office:value-type="float" office:value="0.259412470709464" calcext:value-type="float">
            <text:p>0.2594124707</text:p>
          </table:table-cell>
          <table:table-cell table:formula="of:=[.H38]-[.$AB$12]*[.AA38]" office:value-type="float" office:value="0.318824941418928" calcext:value-type="float">
            <text:p>0.3188249414</text:p>
          </table:table-cell>
          <table:table-cell table:formula="of:=([.C39]*[.E39]+[.D39]*[.F39])" office:value-type="float" office:value="0.0299624355390826" calcext:value-type="float">
            <text:p>0.0299624355</text:p>
          </table:table-cell>
          <table:table-cell table:style-name="ce4" table:formula="of:=1/(1+EXP(-[.I39]))" office:value-type="float" office:value="0.507490048545431" calcext:value-type="float">
            <text:p>0.5074900485</text:p>
          </table:table-cell>
          <table:table-cell table:formula="of:=([.D39]*[.H39]+[.C39]*[.G39])" office:value-type="float" office:value="0.0448531176773659" calcext:value-type="float">
            <text:p>0.0448531177</text:p>
          </table:table-cell>
          <table:table-cell table:style-name="ce4" table:formula="of:=1/(1+EXP(-[.K39]))" office:value-type="float" office:value="0.511211399889147" calcext:value-type="float">
            <text:p>0.5112113999</text:p>
          </table:table-cell>
          <table:table-cell table:style-name="ce5" table:formula="of:=([.M38]-[.$AB$12]*[.AB38])" office:value-type="float" office:value="-0.555503923793315" calcext:value-type="float">
            <text:p>-0.56</text:p>
          </table:table-cell>
          <table:table-cell table:style-name="ce5" table:formula="of:=([.N38]-[.$AB$12]*[.AC38])" office:value-type="float" office:value="-0.512545112322746" calcext:value-type="float">
            <text:p>-0.51</text:p>
          </table:table-cell>
          <table:table-cell table:style-name="ce5" table:formula="of:=([.O38]-[.$AB$12]*[.AD38])" office:value-type="float" office:value="1.02620181725614" calcext:value-type="float">
            <text:p>1.03</text:p>
          </table:table-cell>
          <table:table-cell table:style-name="ce5" table:formula="of:=([.P38]-[.$AB$12]*[.AE38])" office:value-type="float" office:value="1.08007967292943" calcext:value-type="float">
            <text:p>1.08</text:p>
          </table:table-cell>
          <table:table-cell table:style-name="ce4" table:formula="of:=([.M39]*[.J39]+[.N39]*[.L39])" office:value-type="float" office:value="-0.543931617629898" calcext:value-type="float">
            <text:p>-0.5439316176</text:p>
          </table:table-cell>
          <table:table-cell table:style-name="ce4" table:formula="of:=1/(1+EXP(-[.Q39]))" office:value-type="float" office:value="0.367273462707086" calcext:value-type="float">
            <text:p>0.3672734627</text:p>
          </table:table-cell>
          <table:table-cell table:style-name="ce4" table:formula="of:=([.O39]*[.J39]+[.P39]*[.L39])" office:value-type="float" office:value="1.07293625164679" calcext:value-type="float">
            <text:p>1.0729362516</text:p>
          </table:table-cell>
          <table:table-cell table:style-name="ce4" table:formula="of:=1/(1+EXP(-[.S39]))" office:value-type="float" office:value="0.745154908549511" calcext:value-type="float">
            <text:p>0.7451549085</text:p>
          </table:table-cell>
          <table:table-cell table:style-name="ce4" table:formula="of:=1/2*(0.01-[.R39])^2" office:value-type="float" office:value="0.0638221635773558" calcext:value-type="float">
            <text:p>0.0638221636</text:p>
          </table:table-cell>
          <table:table-cell table:style-name="ce4" table:formula="of:=1/2*(0.99-[.T39])^2" office:value-type="float" office:value="0.0299745594036992" calcext:value-type="float">
            <text:p>0.0299745594</text:p>
          </table:table-cell>
          <table:table-cell table:style-name="ce6" table:formula="of:=([.U39]+[.V39])" office:value-type="float" office:value="0.093796722981055" calcext:value-type="float">
            <text:p>0.094</text:p>
          </table:table-cell>
          <table:table-cell table:style-name="ce9" table:formula="of:=(([.R39]-[.A39])*[.R39]*(1-[.R39])*[.M39] + ([.T39]-[.B39])*[.T39]*(1-[.T39])*[.O39])*[.J39]*(1-[.J39])*[.C39]" office:value-type="float" office:value="-0.00117266899394048" calcext:value-type="float">
            <text:p>-0.0012</text:p>
          </table:table-cell>
          <table:table-cell table:style-name="ce9" table:formula="of:=(([.R39]-[.A39])*[.R39]*(1-[.R39])*[.M39] + ([.T39]-[.B39])*[.T39]*(1-[.T39])*[.O39])*[.J39]*(1-[.J39])*[.D39]" office:value-type="float" office:value="-0.00234533798788096" calcext:value-type="float">
            <text:p>-0.0023</text:p>
          </table:table-cell>
          <table:table-cell table:style-name="ce9" table:formula="of:=(([.T39]-[.B39])*[.T39]*(1-[.T39])*[.P39] + ([.R39]-[.A39])*[.R39]*(1-[.R39])*[.N39])*[.L39]*(1-[.L39])*[.C39]" office:value-type="float" office:value="-0.00115907992625993" calcext:value-type="float">
            <text:p>-0.0012</text:p>
          </table:table-cell>
          <table:table-cell table:formula="of:=(([.T39]-[.B39])*[.T39]*(1-[.T39])*[.P39] + ([.R39]-[.A39])*[.R39]*(1-[.R39])*[.N39])*[.L39]*(1-[.L39])*[.D39]" office:value-type="float" office:value="-0.00231815985251986" calcext:value-type="float">
            <text:p>-0.0023</text:p>
          </table:table-cell>
          <table:table-cell table:formula="of:=([.R39]-[.A39])*[.R39]*(1-[.R39])*[.J39]" office:value-type="float" office:value="0.0421341162312704" calcext:value-type="float">
            <text:p>0.0421</text:p>
          </table:table-cell>
          <table:table-cell table:style-name="ce9" table:formula="of:=([.R39]-[.A39])*[.R39]*(1-[.R39])*[.L39]" office:value-type="float" office:value="0.0424430796296719" calcext:value-type="float">
            <text:p>0.0424</text:p>
          </table:table-cell>
          <table:table-cell table:style-name="ce9" table:formula="of:=([.T39]-[.B39])*[.T39]*(1-[.T39])*[.J39]" office:value-type="float" office:value="-0.0235961838937248" calcext:value-type="float">
            <text:p>-0.0236</text:p>
          </table:table-cell>
          <table:table-cell table:style-name="ce14" table:formula="of:=([.T39]-[.B39])*[.T39]*(1-[.T39])*[.L39]" office:value-type="float" office:value="-0.0237692113075454" calcext:value-type="float">
            <text:p>-0.023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39]-[.$AB$12]*[.X39]" office:value-type="float" office:value="0.162195080144211" calcext:value-type="float">
            <text:p>0.1621950801</text:p>
          </table:table-cell>
          <table:table-cell table:formula="of:=[.F39]-[.$AB$12]*[.Y39]" office:value-type="float" office:value="0.224390160288423" calcext:value-type="float">
            <text:p>0.2243901603</text:p>
          </table:table-cell>
          <table:table-cell table:formula="of:=[.G39]-[.$AB$12]*[.Z39]" office:value-type="float" office:value="0.261730630561984" calcext:value-type="float">
            <text:p>0.2617306306</text:p>
          </table:table-cell>
          <table:table-cell table:formula="of:=[.H39]-[.$AB$12]*[.AA39]" office:value-type="float" office:value="0.323461261123967" calcext:value-type="float">
            <text:p>0.3234612611</text:p>
          </table:table-cell>
          <table:table-cell table:formula="of:=([.C40]*[.E40]+[.D40]*[.F40])" office:value-type="float" office:value="0.0305487700360529" calcext:value-type="float">
            <text:p>0.03054877</text:p>
          </table:table-cell>
          <table:table-cell table:style-name="ce4" table:formula="of:=1/(1+EXP(-[.I40]))" office:value-type="float" office:value="0.507636598628025" calcext:value-type="float">
            <text:p>0.5076365986</text:p>
          </table:table-cell>
          <table:table-cell table:formula="of:=([.D40]*[.H40]+[.C40]*[.G40])" office:value-type="float" office:value="0.0454326576404959" calcext:value-type="float">
            <text:p>0.0454326576</text:p>
          </table:table-cell>
          <table:table-cell table:style-name="ce4" table:formula="of:=1/(1+EXP(-[.K40]))" office:value-type="float" office:value="0.511356211089414" calcext:value-type="float">
            <text:p>0.5113562111</text:p>
          </table:table-cell>
          <table:table-cell table:style-name="ce5" table:formula="of:=([.M39]-[.$AB$12]*[.AB39])" office:value-type="float" office:value="-0.639772156255856" calcext:value-type="float">
            <text:p>-0.64</text:p>
          </table:table-cell>
          <table:table-cell table:style-name="ce5" table:formula="of:=([.N39]-[.$AB$12]*[.AC39])" office:value-type="float" office:value="-0.59743127158209" calcext:value-type="float">
            <text:p>-0.60</text:p>
          </table:table-cell>
          <table:table-cell table:style-name="ce5" table:formula="of:=([.O39]-[.$AB$12]*[.AD39])" office:value-type="float" office:value="1.07339418504359" calcext:value-type="float">
            <text:p>1.07</text:p>
          </table:table-cell>
          <table:table-cell table:style-name="ce5" table:formula="of:=([.P39]-[.$AB$12]*[.AE39])" office:value-type="float" office:value="1.12761809554453" calcext:value-type="float">
            <text:p>1.13</text:p>
          </table:table-cell>
          <table:table-cell table:style-name="ce4" table:formula="of:=([.M40]*[.J40]+[.N40]*[.L40])" office:value-type="float" office:value="-0.630271952721188" calcext:value-type="float">
            <text:p>-0.6302719527</text:p>
          </table:table-cell>
          <table:table-cell table:style-name="ce4" table:formula="of:=1/(1+EXP(-[.Q40]))" office:value-type="float" office:value="0.34744887591089" calcext:value-type="float">
            <text:p>0.3474488759</text:p>
          </table:table-cell>
          <table:table-cell table:style-name="ce4" table:formula="of:=([.O40]*[.J40]+[.P40]*[.L40])" office:value-type="float" office:value="1.12150868997614" calcext:value-type="float">
            <text:p>1.12150869</text:p>
          </table:table-cell>
          <table:table-cell table:style-name="ce4" table:formula="of:=1/(1+EXP(-[.S40]))" office:value-type="float" office:value="0.754268455701757" calcext:value-type="float">
            <text:p>0.7542684557</text:p>
          </table:table-cell>
          <table:table-cell table:style-name="ce4" table:formula="of:=1/2*(0.01-[.R40])^2" office:value-type="float" office:value="0.0569358719267618" calcext:value-type="float">
            <text:p>0.0569358719</text:p>
          </table:table-cell>
          <table:table-cell table:style-name="ce4" table:formula="of:=1/2*(0.99-[.T40])^2" office:value-type="float" office:value="0.0277846804886172" calcext:value-type="float">
            <text:p>0.0277846805</text:p>
          </table:table-cell>
          <table:table-cell table:style-name="ce6" table:formula="of:=([.U40]+[.V40])" office:value-type="float" office:value="0.084720552415379" calcext:value-type="float">
            <text:p>0.085</text:p>
          </table:table-cell>
          <table:table-cell table:style-name="ce9" table:formula="of:=(([.R40]-[.A40])*[.R40]*(1-[.R40])*[.M40] + ([.T40]-[.B40])*[.T40]*(1-[.T40])*[.O40])*[.J40]*(1-[.J40])*[.C40]" office:value-type="float" office:value="-0.00119781369222228" calcext:value-type="float">
            <text:p>-0.0012</text:p>
          </table:table-cell>
          <table:table-cell table:style-name="ce9" table:formula="of:=(([.R40]-[.A40])*[.R40]*(1-[.R40])*[.M40] + ([.T40]-[.B40])*[.T40]*(1-[.T40])*[.O40])*[.J40]*(1-[.J40])*[.D40]" office:value-type="float" office:value="-0.00239562738444457" calcext:value-type="float">
            <text:p>-0.0024</text:p>
          </table:table-cell>
          <table:table-cell table:style-name="ce9" table:formula="of:=(([.T40]-[.B40])*[.T40]*(1-[.T40])*[.P40] + ([.R40]-[.A40])*[.R40]*(1-[.R40])*[.N40])*[.L40]*(1-[.L40])*[.C40]" office:value-type="float" office:value="-0.00118660199133836" calcext:value-type="float">
            <text:p>-0.0012</text:p>
          </table:table-cell>
          <table:table-cell table:formula="of:=(([.T40]-[.B40])*[.T40]*(1-[.T40])*[.P40] + ([.R40]-[.A40])*[.R40]*(1-[.R40])*[.N40])*[.L40]*(1-[.L40])*[.D40]" office:value-type="float" office:value="-0.00237320398267672" calcext:value-type="float">
            <text:p>-0.0024</text:p>
          </table:table-cell>
          <table:table-cell table:formula="of:=([.R40]-[.A40])*[.R40]*(1-[.R40])*[.J40]" office:value-type="float" office:value="0.0388388501963511" calcext:value-type="float">
            <text:p>0.0388</text:p>
          </table:table-cell>
          <table:table-cell table:style-name="ce9" table:formula="of:=([.R40]-[.A40])*[.R40]*(1-[.R40])*[.L40]" office:value-type="float" office:value="0.0391234346245953" calcext:value-type="float">
            <text:p>0.0391</text:p>
          </table:table-cell>
          <table:table-cell table:style-name="ce9" table:formula="of:=([.T40]-[.B40])*[.T40]*(1-[.T40])*[.J40]" office:value-type="float" office:value="-0.0221797926728843" calcext:value-type="float">
            <text:p>-0.0222</text:p>
          </table:table-cell>
          <table:table-cell table:style-name="ce14" table:formula="of:=([.T40]-[.B40])*[.T40]*(1-[.T40])*[.L40]" office:value-type="float" office:value="-0.0223423109653795" calcext:value-type="float">
            <text:p>-0.022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40]-[.$AB$12]*[.X40]" office:value-type="float" office:value="0.164590707528656" calcext:value-type="float">
            <text:p>0.1645907075</text:p>
          </table:table-cell>
          <table:table-cell table:formula="of:=[.F40]-[.$AB$12]*[.Y40]" office:value-type="float" office:value="0.229181415057312" calcext:value-type="float">
            <text:p>0.2291814151</text:p>
          </table:table-cell>
          <table:table-cell table:formula="of:=[.G40]-[.$AB$12]*[.Z40]" office:value-type="float" office:value="0.26410383454466" calcext:value-type="float">
            <text:p>0.2641038345</text:p>
          </table:table-cell>
          <table:table-cell table:formula="of:=[.H40]-[.$AB$12]*[.AA40]" office:value-type="float" office:value="0.328207669089321" calcext:value-type="float">
            <text:p>0.3282076691</text:p>
          </table:table-cell>
          <table:table-cell table:formula="of:=([.C41]*[.E41]+[.D41]*[.F41])" office:value-type="float" office:value="0.031147676882164" calcext:value-type="float">
            <text:p>0.0311476769</text:p>
          </table:table-cell>
          <table:table-cell table:style-name="ce4" table:formula="of:=1/(1+EXP(-[.I41]))" office:value-type="float" office:value="0.507786289723616" calcext:value-type="float">
            <text:p>0.5077862897</text:p>
          </table:table-cell>
          <table:table-cell table:formula="of:=([.D41]*[.H41]+[.C41]*[.G41])" office:value-type="float" office:value="0.0460259586361651" calcext:value-type="float">
            <text:p>0.0460259586</text:p>
          </table:table-cell>
          <table:table-cell table:style-name="ce4" table:formula="of:=1/(1+EXP(-[.K41]))" office:value-type="float" office:value="0.51150445882095" calcext:value-type="float">
            <text:p>0.5115044588</text:p>
          </table:table-cell>
          <table:table-cell table:style-name="ce5" table:formula="of:=([.M40]-[.$AB$12]*[.AB40])" office:value-type="float" office:value="-0.717449856648558" calcext:value-type="float">
            <text:p>-0.72</text:p>
          </table:table-cell>
          <table:table-cell table:style-name="ce5" table:formula="of:=([.N40]-[.$AB$12]*[.AC40])" office:value-type="float" office:value="-0.67567814083128" calcext:value-type="float">
            <text:p>-0.68</text:p>
          </table:table-cell>
          <table:table-cell table:style-name="ce5" table:formula="of:=([.O40]-[.$AB$12]*[.AD40])" office:value-type="float" office:value="1.11775377038935" calcext:value-type="float">
            <text:p>1.12</text:p>
          </table:table-cell>
          <table:table-cell table:style-name="ce5" table:formula="of:=([.P40]-[.$AB$12]*[.AE40])" office:value-type="float" office:value="1.17230271747528" calcext:value-type="float">
            <text:p>1.17</text:p>
          </table:table-cell>
          <table:table-cell table:style-name="ce4" table:formula="of:=([.M41]*[.J41]+[.N41]*[.L41])" office:value-type="float" office:value="-0.709923582533362" calcext:value-type="float">
            <text:p>-0.7099235825</text:p>
          </table:table-cell>
          <table:table-cell table:style-name="ce4" table:formula="of:=1/(1+EXP(-[.Q41]))" office:value-type="float" office:value="0.329615725877669" calcext:value-type="float">
            <text:p>0.3296157259</text:p>
          </table:table-cell>
          <table:table-cell table:style-name="ce4" table:formula="of:=([.O41]*[.J41]+[.P41]*[.L41])" office:value-type="float" office:value="1.16721810696712" calcext:value-type="float">
            <text:p>1.167218107</text:p>
          </table:table-cell>
          <table:table-cell table:style-name="ce4" table:formula="of:=1/(1+EXP(-[.S41]))" office:value-type="float" office:value="0.762641807439605" calcext:value-type="float">
            <text:p>0.7626418074</text:p>
          </table:table-cell>
          <table:table-cell table:style-name="ce4" table:formula="of:=1/2*(0.01-[.R41])^2" office:value-type="float" office:value="0.0510771061141545" calcext:value-type="float">
            <text:p>0.0510771061</text:p>
          </table:table-cell>
          <table:table-cell table:style-name="ce4" table:formula="of:=1/2*(0.99-[.T41])^2" office:value-type="float" office:value="0.0258458738621648" calcext:value-type="float">
            <text:p>0.0258458739</text:p>
          </table:table-cell>
          <table:table-cell table:style-name="ce6" table:formula="of:=([.U41]+[.V41])" office:value-type="float" office:value="0.0769229799763193" calcext:value-type="float">
            <text:p>0.077</text:p>
          </table:table-cell>
          <table:table-cell table:style-name="ce9" table:formula="of:=(([.R41]-[.A41])*[.R41]*(1-[.R41])*[.M41] + ([.T41]-[.B41])*[.T41]*(1-[.T41])*[.O41])*[.J41]*(1-[.J41])*[.C41]" office:value-type="float" office:value="-0.00120811418063376" calcext:value-type="float">
            <text:p>-0.0012</text:p>
          </table:table-cell>
          <table:table-cell table:style-name="ce9" table:formula="of:=(([.R41]-[.A41])*[.R41]*(1-[.R41])*[.M41] + ([.T41]-[.B41])*[.T41]*(1-[.T41])*[.O41])*[.J41]*(1-[.J41])*[.D41]" office:value-type="float" office:value="-0.00241622836126752" calcext:value-type="float">
            <text:p>-0.0024</text:p>
          </table:table-cell>
          <table:table-cell table:style-name="ce9" table:formula="of:=(([.T41]-[.B41])*[.T41]*(1-[.T41])*[.P41] + ([.R41]-[.A41])*[.R41]*(1-[.R41])*[.N41])*[.L41]*(1-[.L41])*[.C41]" office:value-type="float" office:value="-0.001198958288641" calcext:value-type="float">
            <text:p>-0.0012</text:p>
          </table:table-cell>
          <table:table-cell table:formula="of:=(([.T41]-[.B41])*[.T41]*(1-[.T41])*[.P41] + ([.R41]-[.A41])*[.R41]*(1-[.R41])*[.N41])*[.L41]*(1-[.L41])*[.D41]" office:value-type="float" office:value="-0.002397916577282" calcext:value-type="float">
            <text:p>-0.0024</text:p>
          </table:table-cell>
          <table:table-cell table:formula="of:=([.R41]-[.A41])*[.R41]*(1-[.R41])*[.J41]" office:value-type="float" office:value="0.0358625239987449" calcext:value-type="float">
            <text:p>0.0359</text:p>
          </table:table-cell>
          <table:table-cell table:style-name="ce9" table:formula="of:=([.R41]-[.A41])*[.R41]*(1-[.R41])*[.L41]" office:value-type="float" office:value="0.036125120550056" calcext:value-type="float">
            <text:p>0.0361</text:p>
          </table:table-cell>
          <table:table-cell table:style-name="ce9" table:formula="of:=([.T41]-[.B41])*[.T41]*(1-[.T41])*[.J41]" office:value-type="float" office:value="-0.0208985624975837" calcext:value-type="float">
            <text:p>-0.0209</text:p>
          </table:table-cell>
          <table:table-cell table:style-name="ce14" table:formula="of:=([.T41]-[.B41])*[.T41]*(1-[.T41])*[.L41]" office:value-type="float" office:value="-0.0210515882700982" calcext:value-type="float">
            <text:p>-0.021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41]-[.$AB$12]*[.X41]" office:value-type="float" office:value="0.167006935889924" calcext:value-type="float">
            <text:p>0.1670069359</text:p>
          </table:table-cell>
          <table:table-cell table:formula="of:=[.F41]-[.$AB$12]*[.Y41]" office:value-type="float" office:value="0.234013871779847" calcext:value-type="float">
            <text:p>0.2340138718</text:p>
          </table:table-cell>
          <table:table-cell table:formula="of:=[.G41]-[.$AB$12]*[.Z41]" office:value-type="float" office:value="0.266501751121942" calcext:value-type="float">
            <text:p>0.2665017511</text:p>
          </table:table-cell>
          <table:table-cell table:formula="of:=[.H41]-[.$AB$12]*[.AA41]" office:value-type="float" office:value="0.333003502243885" calcext:value-type="float">
            <text:p>0.3330035022</text:p>
          </table:table-cell>
          <table:table-cell table:formula="of:=([.C42]*[.E42]+[.D42]*[.F42])" office:value-type="float" office:value="0.0317517339724809" calcext:value-type="float">
            <text:p>0.031751734</text:p>
          </table:table-cell>
          <table:table-cell table:style-name="ce4" table:formula="of:=1/(1+EXP(-[.I42]))" office:value-type="float" office:value="0.507937266659754" calcext:value-type="float">
            <text:p>0.5079372667</text:p>
          </table:table-cell>
          <table:table-cell table:formula="of:=([.D42]*[.H42]+[.C42]*[.G42])" office:value-type="float" office:value="0.0466254377804856" calcext:value-type="float">
            <text:p>0.0466254378</text:p>
          </table:table-cell>
          <table:table-cell table:style-name="ce4" table:formula="of:=1/(1+EXP(-[.K42]))" office:value-type="float" office:value="0.511654248226887" calcext:value-type="float">
            <text:p>0.5116542482</text:p>
          </table:table-cell>
          <table:table-cell table:style-name="ce5" table:formula="of:=([.M41]-[.$AB$12]*[.AB41])" office:value-type="float" office:value="-0.789174904646048" calcext:value-type="float">
            <text:p>-0.79</text:p>
          </table:table-cell>
          <table:table-cell table:style-name="ce5" table:formula="of:=([.N41]-[.$AB$12]*[.AC41])" office:value-type="float" office:value="-0.747928381931393" calcext:value-type="float">
            <text:p>-0.75</text:p>
          </table:table-cell>
          <table:table-cell table:style-name="ce5" table:formula="of:=([.O41]-[.$AB$12]*[.AD41])" office:value-type="float" office:value="1.15955089538452" calcext:value-type="float">
            <text:p>1.16</text:p>
          </table:table-cell>
          <table:table-cell table:style-name="ce5" table:formula="of:=([.P41]-[.$AB$12]*[.AE41])" office:value-type="float" office:value="1.21440589401548" calcext:value-type="float">
            <text:p>1.21</text:p>
          </table:table-cell>
          <table:table-cell table:style-name="ce4" table:formula="of:=([.M42]*[.J42]+[.N42]*[.L42])" office:value-type="float" office:value="-0.783532077967045" calcext:value-type="float">
            <text:p>-0.783532078</text:p>
          </table:table-cell>
          <table:table-cell table:style-name="ce4" table:formula="of:=1/(1+EXP(-[.Q42]))" office:value-type="float" office:value="0.313559142106558" calcext:value-type="float">
            <text:p>0.3135591421</text:p>
          </table:table-cell>
          <table:table-cell table:style-name="ce4" table:formula="of:=([.O42]*[.J42]+[.P42]*[.L42])" office:value-type="float" office:value="1.21033504709928" calcext:value-type="float">
            <text:p>1.2103350471</text:p>
          </table:table-cell>
          <table:table-cell table:style-name="ce4" table:formula="of:=1/(1+EXP(-[.S42]))" office:value-type="float" office:value="0.770358226401572" calcext:value-type="float">
            <text:p>0.7703582264</text:p>
          </table:table-cell>
          <table:table-cell table:style-name="ce4" table:formula="of:=1/2*(0.01-[.R42])^2" office:value-type="float" office:value="0.0460740763782348" calcext:value-type="float">
            <text:p>0.0460740764</text:p>
          </table:table-cell>
          <table:table-cell table:style-name="ce4" table:formula="of:=1/2*(0.99-[.T42])^2" office:value-type="float" office:value="0.0241212543547315" calcext:value-type="float">
            <text:p>0.0241212544</text:p>
          </table:table-cell>
          <table:table-cell table:style-name="ce6" table:formula="of:=([.U42]+[.V42])" office:value-type="float" office:value="0.0701953307329663" calcext:value-type="float">
            <text:p>0.070</text:p>
          </table:table-cell>
          <table:table-cell table:style-name="ce9" table:formula="of:=(([.R42]-[.A42])*[.R42]*(1-[.R42])*[.M42] + ([.T42]-[.B42])*[.T42]*(1-[.T42])*[.O42])*[.J42]*(1-[.J42])*[.C42]" office:value-type="float" office:value="-0.00120742911027218" calcext:value-type="float">
            <text:p>-0.0012</text:p>
          </table:table-cell>
          <table:table-cell table:style-name="ce9" table:formula="of:=(([.R42]-[.A42])*[.R42]*(1-[.R42])*[.M42] + ([.T42]-[.B42])*[.T42]*(1-[.T42])*[.O42])*[.J42]*(1-[.J42])*[.D42]" office:value-type="float" office:value="-0.00241485822054437" calcext:value-type="float">
            <text:p>-0.0024</text:p>
          </table:table-cell>
          <table:table-cell table:style-name="ce9" table:formula="of:=(([.T42]-[.B42])*[.T42]*(1-[.T42])*[.P42] + ([.R42]-[.A42])*[.R42]*(1-[.R42])*[.N42])*[.L42]*(1-[.L42])*[.C42]" office:value-type="float" office:value="-0.00120003717191839" calcext:value-type="float">
            <text:p>-0.0012</text:p>
          </table:table-cell>
          <table:table-cell table:formula="of:=(([.T42]-[.B42])*[.T42]*(1-[.T42])*[.P42] + ([.R42]-[.A42])*[.R42]*(1-[.R42])*[.N42])*[.L42]*(1-[.L42])*[.D42]" office:value-type="float" office:value="-0.00240007434383679" calcext:value-type="float">
            <text:p>-0.0024</text:p>
          </table:table-cell>
          <table:table-cell table:formula="of:=([.R42]-[.A42])*[.R42]*(1-[.R42])*[.J42]" office:value-type="float" office:value="0.0331876107217788" calcext:value-type="float">
            <text:p>0.0332</text:p>
          </table:table-cell>
          <table:table-cell table:style-name="ce9" table:formula="of:=([.R42]-[.A42])*[.R42]*(1-[.R42])*[.L42]" office:value-type="float" office:value="0.0334304709043388" calcext:value-type="float">
            <text:p>0.0334</text:p>
          </table:table-cell>
          <table:table-cell table:style-name="ce9" table:formula="of:=([.T42]-[.B42])*[.T42]*(1-[.T42])*[.J42]" office:value-type="float" office:value="-0.0197364317251038" calcext:value-type="float">
            <text:p>-0.0197</text:p>
          </table:table-cell>
          <table:table-cell table:style-name="ce14" table:formula="of:=([.T42]-[.B42])*[.T42]*(1-[.T42])*[.L42]" office:value-type="float" office:value="-0.0198808589166851" calcext:value-type="float">
            <text:p>-0.019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42]-[.$AB$12]*[.X42]" office:value-type="float" office:value="0.169421794110468" calcext:value-type="float">
            <text:p>0.1694217941</text:p>
          </table:table-cell>
          <table:table-cell table:formula="of:=[.F42]-[.$AB$12]*[.Y42]" office:value-type="float" office:value="0.238843588220936" calcext:value-type="float">
            <text:p>0.2388435882</text:p>
          </table:table-cell>
          <table:table-cell table:formula="of:=[.G42]-[.$AB$12]*[.Z42]" office:value-type="float" office:value="0.268901825465779" calcext:value-type="float">
            <text:p>0.2689018255</text:p>
          </table:table-cell>
          <table:table-cell table:formula="of:=[.H42]-[.$AB$12]*[.AA42]" office:value-type="float" office:value="0.337803650931558" calcext:value-type="float">
            <text:p>0.3378036509</text:p>
          </table:table-cell>
          <table:table-cell table:formula="of:=([.C43]*[.E43]+[.D43]*[.F43])" office:value-type="float" office:value="0.032355448527617" calcext:value-type="float">
            <text:p>0.0323554485</text:p>
          </table:table-cell>
          <table:table-cell table:style-name="ce4" table:formula="of:=1/(1+EXP(-[.I43]))" office:value-type="float" office:value="0.508088156536776" calcext:value-type="float">
            <text:p>0.5080881565</text:p>
          </table:table-cell>
          <table:table-cell table:formula="of:=([.D43]*[.H43]+[.C43]*[.G43])" office:value-type="float" office:value="0.0472254563664448" calcext:value-type="float">
            <text:p>0.0472254564</text:p>
          </table:table-cell>
          <table:table-cell table:style-name="ce4" table:formula="of:=1/(1+EXP(-[.K43]))" office:value-type="float" office:value="0.511804170325083" calcext:value-type="float">
            <text:p>0.5118041703</text:p>
          </table:table-cell>
          <table:table-cell table:style-name="ce5" table:formula="of:=([.M42]-[.$AB$12]*[.AB42])" office:value-type="float" office:value="-0.855550126089605" calcext:value-type="float">
            <text:p>-0.86</text:p>
          </table:table-cell>
          <table:table-cell table:style-name="ce5" table:formula="of:=([.N42]-[.$AB$12]*[.AC42])" office:value-type="float" office:value="-0.81478932374007" calcext:value-type="float">
            <text:p>-0.81</text:p>
          </table:table-cell>
          <table:table-cell table:style-name="ce5" table:formula="of:=([.O42]-[.$AB$12]*[.AD42])" office:value-type="float" office:value="1.19902375883473" calcext:value-type="float">
            <text:p>1.20</text:p>
          </table:table-cell>
          <table:table-cell table:style-name="ce5" table:formula="of:=([.P42]-[.$AB$12]*[.AE42])" office:value-type="float" office:value="1.25416761184885" calcext:value-type="float">
            <text:p>1.25</text:p>
          </table:table-cell>
          <table:table-cell table:style-name="ce4" table:formula="of:=([.M43]*[.J43]+[.N43]*[.L43])" office:value-type="float" office:value="-0.851707460216196" calcext:value-type="float">
            <text:p>-0.8517074602</text:p>
          </table:table-cell>
          <table:table-cell table:style-name="ce4" table:formula="of:=1/(1+EXP(-[.Q43]))" office:value-type="float" office:value="0.299074801486127" calcext:value-type="float">
            <text:p>0.2990748015</text:p>
          </table:table-cell>
          <table:table-cell table:style-name="ce4" table:formula="of:=([.O43]*[.J43]+[.P43]*[.L43])" office:value-type="float" office:value="1.25109798530103" calcext:value-type="float">
            <text:p>1.2510979853</text:p>
          </table:table-cell>
          <table:table-cell table:style-name="ce4" table:formula="of:=1/(1+EXP(-[.S43]))" office:value-type="float" office:value="0.777489869815104" calcext:value-type="float">
            <text:p>0.7774898698</text:p>
          </table:table-cell>
          <table:table-cell table:style-name="ce4" table:formula="of:=1/2*(0.01-[.R43])^2" office:value-type="float" office:value="0.0417821204271218" calcext:value-type="float">
            <text:p>0.0417821204</text:p>
          </table:table-cell>
          <table:table-cell table:style-name="ce4" table:formula="of:=1/2*(0.99-[.T43])^2" office:value-type="float" office:value="0.0225802777156008" calcext:value-type="float">
            <text:p>0.0225802777</text:p>
          </table:table-cell>
          <table:table-cell table:style-name="ce6" table:formula="of:=([.U43]+[.V43])" office:value-type="float" office:value="0.0643623981427226" calcext:value-type="float">
            <text:p>0.064</text:p>
          </table:table-cell>
          <table:table-cell table:style-name="ce9" table:formula="of:=(([.R43]-[.A43])*[.R43]*(1-[.R43])*[.M43] + ([.T43]-[.B43])*[.T43]*(1-[.T43])*[.O43])*[.J43]*(1-[.J43])*[.C43]" office:value-type="float" office:value="-0.00119876235499037" calcext:value-type="float">
            <text:p>-0.0012</text:p>
          </table:table-cell>
          <table:table-cell table:style-name="ce9" table:formula="of:=(([.R43]-[.A43])*[.R43]*(1-[.R43])*[.M43] + ([.T43]-[.B43])*[.T43]*(1-[.T43])*[.O43])*[.J43]*(1-[.J43])*[.D43]" office:value-type="float" office:value="-0.00239752470998074" calcext:value-type="float">
            <text:p>-0.0024</text:p>
          </table:table-cell>
          <table:table-cell table:style-name="ce9" table:formula="of:=(([.T43]-[.B43])*[.T43]*(1-[.T43])*[.P43] + ([.R43]-[.A43])*[.R43]*(1-[.R43])*[.N43])*[.L43]*(1-[.L43])*[.C43]" office:value-type="float" office:value="-0.00119287680214083" calcext:value-type="float">
            <text:p>-0.0012</text:p>
          </table:table-cell>
          <table:table-cell table:formula="of:=(([.T43]-[.B43])*[.T43]*(1-[.T43])*[.P43] + ([.R43]-[.A43])*[.R43]*(1-[.R43])*[.N43])*[.L43]*(1-[.L43])*[.D43]" office:value-type="float" office:value="-0.00238575360428166" calcext:value-type="float">
            <text:p>-0.0024</text:p>
          </table:table-cell>
          <table:table-cell table:formula="of:=([.R43]-[.A43])*[.R43]*(1-[.R43])*[.J43]" office:value-type="float" office:value="0.0307893701118322" calcext:value-type="float">
            <text:p>0.0308</text:p>
          </table:table-cell>
          <table:table-cell table:style-name="ce9" table:formula="of:=([.R43]-[.A43])*[.R43]*(1-[.R43])*[.L43]" office:value-type="float" office:value="0.0310145548999381" calcext:value-type="float">
            <text:p>0.0310</text:p>
          </table:table-cell>
          <table:table-cell table:style-name="ce9" table:formula="of:=([.T43]-[.B43])*[.T43]*(1-[.T43])*[.J43]" office:value-type="float" office:value="-0.0186794134989478" calcext:value-type="float">
            <text:p>-0.0187</text:p>
          </table:table-cell>
          <table:table-cell table:style-name="ce14" table:formula="of:=([.T43]-[.B43])*[.T43]*(1-[.T43])*[.L43]" office:value-type="float" office:value="-0.0188160294724291" calcext:value-type="float">
            <text:p>-0.018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43]-[.$AB$12]*[.X43]" office:value-type="float" office:value="0.171819318820449" calcext:value-type="float">
            <text:p>0.1718193188</text:p>
          </table:table-cell>
          <table:table-cell table:formula="of:=[.F43]-[.$AB$12]*[.Y43]" office:value-type="float" office:value="0.243638637640897" calcext:value-type="float">
            <text:p>0.2436386376</text:p>
          </table:table-cell>
          <table:table-cell table:formula="of:=[.G43]-[.$AB$12]*[.Z43]" office:value-type="float" office:value="0.271287579070061" calcext:value-type="float">
            <text:p>0.2712875791</text:p>
          </table:table-cell>
          <table:table-cell table:formula="of:=[.H43]-[.$AB$12]*[.AA43]" office:value-type="float" office:value="0.342575158140122" calcext:value-type="float">
            <text:p>0.3425751581</text:p>
          </table:table-cell>
          <table:table-cell table:formula="of:=([.C44]*[.E44]+[.D44]*[.F44])" office:value-type="float" office:value="0.0329548297051122" calcext:value-type="float">
            <text:p>0.0329548297</text:p>
          </table:table-cell>
          <table:table-cell table:style-name="ce4" table:formula="of:=1/(1+EXP(-[.I44]))" office:value-type="float" office:value="0.508237961889942" calcext:value-type="float">
            <text:p>0.5082379619</text:p>
          </table:table-cell>
          <table:table-cell table:formula="of:=([.D44]*[.H44]+[.C44]*[.G44])" office:value-type="float" office:value="0.0478218947675152" calcext:value-type="float">
            <text:p>0.0478218948</text:p>
          </table:table-cell>
          <table:table-cell table:style-name="ce4" table:formula="of:=1/(1+EXP(-[.K44]))" office:value-type="float" office:value="0.511953195764931" calcext:value-type="float">
            <text:p>0.5119531958</text:p>
          </table:table-cell>
          <table:table-cell table:style-name="ce5" table:formula="of:=([.M43]-[.$AB$12]*[.AB43])" office:value-type="float" office:value="-0.91712886631327" calcext:value-type="float">
            <text:p>-0.92</text:p>
          </table:table-cell>
          <table:table-cell table:style-name="ce5" table:formula="of:=([.N43]-[.$AB$12]*[.AC43])" office:value-type="float" office:value="-0.876818433539946" calcext:value-type="float">
            <text:p>-0.88</text:p>
          </table:table-cell>
          <table:table-cell table:style-name="ce5" table:formula="of:=([.O43]-[.$AB$12]*[.AD43])" office:value-type="float" office:value="1.23638258583262" calcext:value-type="float">
            <text:p>1.24</text:p>
          </table:table-cell>
          <table:table-cell table:style-name="ce5" table:formula="of:=([.P43]-[.$AB$12]*[.AE43])" office:value-type="float" office:value="1.29179967079371" calcext:value-type="float">
            <text:p>1.29</text:p>
          </table:table-cell>
          <table:table-cell table:style-name="ce4" table:formula="of:=([.M44]*[.J44]+[.N44]*[.L44])" office:value-type="float" office:value="-0.915009704961865" calcext:value-type="float">
            <text:p>-0.915009705</text:p>
          </table:table-cell>
          <table:table-cell table:style-name="ce4" table:formula="of:=1/(1+EXP(-[.Q44]))" office:value-type="float" office:value="0.28597579152711" calcext:value-type="float">
            <text:p>0.2859757915</text:p>
          </table:table-cell>
          <table:table-cell table:style-name="ce4" table:formula="of:=([.O44]*[.J44]+[.P44]*[.L44])" office:value-type="float" office:value="1.28971753529071" calcext:value-type="float">
            <text:p>1.2897175353</text:p>
          </table:table-cell>
          <table:table-cell table:style-name="ce4" table:formula="of:=1/(1+EXP(-[.S44]))" office:value-type="float" office:value="0.784099375257599" calcext:value-type="float">
            <text:p>0.7840993753</text:p>
          </table:table-cell>
          <table:table-cell table:style-name="ce4" table:formula="of:=1/2*(0.01-[.R44])^2" office:value-type="float" office:value="0.0380813187545076" calcext:value-type="float">
            <text:p>0.0380813188</text:p>
          </table:table-cell>
          <table:table-cell table:style-name="ce4" table:formula="of:=1/2*(0.99-[.T44])^2" office:value-type="float" office:value="0.0211975336346555" calcext:value-type="float">
            <text:p>0.0211975336</text:p>
          </table:table-cell>
          <table:table-cell table:style-name="ce6" table:formula="of:=([.U44]+[.V44])" office:value-type="float" office:value="0.0592788523891631" calcext:value-type="float">
            <text:p>0.059</text:p>
          </table:table-cell>
          <table:table-cell table:style-name="ce9" table:formula="of:=(([.R44]-[.A44])*[.R44]*(1-[.R44])*[.M44] + ([.T44]-[.B44])*[.T44]*(1-[.T44])*[.O44])*[.J44]*(1-[.J44])*[.C44]" office:value-type="float" office:value="-0.00118440796281828" calcext:value-type="float">
            <text:p>-0.0012</text:p>
          </table:table-cell>
          <table:table-cell table:style-name="ce9" table:formula="of:=(([.R44]-[.A44])*[.R44]*(1-[.R44])*[.M44] + ([.T44]-[.B44])*[.T44]*(1-[.T44])*[.O44])*[.J44]*(1-[.J44])*[.D44]" office:value-type="float" office:value="-0.00236881592563656" calcext:value-type="float">
            <text:p>-0.0024</text:p>
          </table:table-cell>
          <table:table-cell table:style-name="ce9" table:formula="of:=(([.T44]-[.B44])*[.T44]*(1-[.T44])*[.P44] + ([.R44]-[.A44])*[.R44]*(1-[.R44])*[.N44])*[.L44]*(1-[.L44])*[.C44]" office:value-type="float" office:value="-0.00117980548963291" calcext:value-type="float">
            <text:p>-0.0012</text:p>
          </table:table-cell>
          <table:table-cell table:formula="of:=(([.T44]-[.B44])*[.T44]*(1-[.T44])*[.P44] + ([.R44]-[.A44])*[.R44]*(1-[.R44])*[.N44])*[.L44]*(1-[.L44])*[.D44]" office:value-type="float" office:value="-0.00235961097926582" calcext:value-type="float">
            <text:p>-0.0024</text:p>
          </table:table-cell>
          <table:table-cell table:formula="of:=([.R44]-[.A44])*[.R44]*(1-[.R44])*[.J44]" office:value-type="float" office:value="0.0286404802168168" calcext:value-type="float">
            <text:p>0.0286</text:p>
          </table:table-cell>
          <table:table-cell table:style-name="ce9" table:formula="of:=([.R44]-[.A44])*[.R44]*(1-[.R44])*[.L44]" office:value-type="float" office:value="0.0288498429371886" calcext:value-type="float">
            <text:p>0.0288</text:p>
          </table:table-cell>
          <table:table-cell table:style-name="ce9" table:formula="of:=([.T44]-[.B44])*[.T44]*(1-[.T44])*[.J44]" office:value-type="float" office:value="-0.0177153514237436" calcext:value-type="float">
            <text:p>-0.0177</text:p>
          </table:table-cell>
          <table:table-cell table:style-name="ce14" table:formula="of:=([.T44]-[.B44])*[.T44]*(1-[.T44])*[.L44]" office:value-type="float" office:value="-0.0178448511436623" calcext:value-type="float">
            <text:p>-0.017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44]-[.$AB$12]*[.X44]" office:value-type="float" office:value="0.174188134746085" calcext:value-type="float">
            <text:p>0.1741881347</text:p>
          </table:table-cell>
          <table:table-cell table:formula="of:=[.F44]-[.$AB$12]*[.Y44]" office:value-type="float" office:value="0.248376269492171" calcext:value-type="float">
            <text:p>0.2483762695</text:p>
          </table:table-cell>
          <table:table-cell table:formula="of:=[.G44]-[.$AB$12]*[.Z44]" office:value-type="float" office:value="0.273647190049327" calcext:value-type="float">
            <text:p>0.27364719</text:p>
          </table:table-cell>
          <table:table-cell table:formula="of:=[.H44]-[.$AB$12]*[.AA44]" office:value-type="float" office:value="0.347294380098653" calcext:value-type="float">
            <text:p>0.3472943801</text:p>
          </table:table-cell>
          <table:table-cell table:formula="of:=([.C45]*[.E45]+[.D45]*[.F45])" office:value-type="float" office:value="0.0335470336865213" calcext:value-type="float">
            <text:p>0.0335470337</text:p>
          </table:table-cell>
          <table:table-cell table:style-name="ce4" table:formula="of:=1/(1+EXP(-[.I45]))" office:value-type="float" office:value="0.508385971969553" calcext:value-type="float">
            <text:p>0.508385972</text:p>
          </table:table-cell>
          <table:table-cell table:formula="of:=([.D45]*[.H45]+[.C45]*[.G45])" office:value-type="float" office:value="0.0484117975123317" calcext:value-type="float">
            <text:p>0.0484117975</text:p>
          </table:table-cell>
          <table:table-cell table:style-name="ce4" table:formula="of:=1/(1+EXP(-[.K45]))" office:value-type="float" office:value="0.51210058612293" calcext:value-type="float">
            <text:p>0.5121005861</text:p>
          </table:table-cell>
          <table:table-cell table:style-name="ce5" table:formula="of:=([.M44]-[.$AB$12]*[.AB44])" office:value-type="float" office:value="-0.974409826746903" calcext:value-type="float">
            <text:p>-0.97</text:p>
          </table:table-cell>
          <table:table-cell table:style-name="ce5" table:formula="of:=([.N44]-[.$AB$12]*[.AC44])" office:value-type="float" office:value="-0.934518119414324" calcext:value-type="float">
            <text:p>-0.93</text:p>
          </table:table-cell>
          <table:table-cell table:style-name="ce5" table:formula="of:=([.O44]-[.$AB$12]*[.AD44])" office:value-type="float" office:value="1.27181328868011" calcext:value-type="float">
            <text:p>1.27</text:p>
          </table:table-cell>
          <table:table-cell table:style-name="ce5" table:formula="of:=([.P44]-[.$AB$12]*[.AE44])" office:value-type="float" office:value="1.32748937308103" calcext:value-type="float">
            <text:p>1.33</text:p>
          </table:table-cell>
          <table:table-cell table:style-name="ce4" table:formula="of:=([.M45]*[.J45]+[.N45]*[.L45])" office:value-type="float" office:value="-0.973943563561981" calcext:value-type="float">
            <text:p>-0.9739435636</text:p>
          </table:table-cell>
          <table:table-cell table:style-name="ce4" table:formula="of:=1/(1+EXP(-[.Q45]))" office:value-type="float" office:value="0.274095164561904" calcext:value-type="float">
            <text:p>0.2740951646</text:p>
          </table:table-cell>
          <table:table-cell table:style-name="ce4" table:formula="of:=([.O45]*[.J45]+[.P45]*[.L45])" office:value-type="float" office:value="1.32638012095619" calcext:value-type="float">
            <text:p>1.326380121</text:p>
          </table:table-cell>
          <table:table-cell table:style-name="ce4" table:formula="of:=1/(1+EXP(-[.S45]))" office:value-type="float" office:value="0.790241233950015" calcext:value-type="float">
            <text:p>0.790241234</text:p>
          </table:table-cell>
          <table:table-cell table:style-name="ce4" table:formula="of:=1/2*(0.01-[.R45])^2" office:value-type="float" office:value="0.0348731279724895" calcext:value-type="float">
            <text:p>0.034873128</text:p>
          </table:table-cell>
          <table:table-cell table:style-name="ce4" table:formula="of:=1/2*(0.99-[.T45])^2" office:value-type="float" office:value="0.0199517823069062" calcext:value-type="float">
            <text:p>0.0199517823</text:p>
          </table:table-cell>
          <table:table-cell table:style-name="ce6" table:formula="of:=([.U45]+[.V45])" office:value-type="float" office:value="0.0548249102793957" calcext:value-type="float">
            <text:p>0.055</text:p>
          </table:table-cell>
          <table:table-cell table:style-name="ce9" table:formula="of:=(([.R45]-[.A45])*[.R45]*(1-[.R45])*[.M45] + ([.T45]-[.B45])*[.T45]*(1-[.T45])*[.O45])*[.J45]*(1-[.J45])*[.C45]" office:value-type="float" office:value="-0.001166095161064" calcext:value-type="float">
            <text:p>-0.0012</text:p>
          </table:table-cell>
          <table:table-cell table:style-name="ce9" table:formula="of:=(([.R45]-[.A45])*[.R45]*(1-[.R45])*[.M45] + ([.T45]-[.B45])*[.T45]*(1-[.T45])*[.O45])*[.J45]*(1-[.J45])*[.D45]" office:value-type="float" office:value="-0.002332190322128" calcext:value-type="float">
            <text:p>-0.0023</text:p>
          </table:table-cell>
          <table:table-cell table:style-name="ce9" table:formula="of:=(([.T45]-[.B45])*[.T45]*(1-[.T45])*[.P45] + ([.R45]-[.A45])*[.R45]*(1-[.R45])*[.N45])*[.L45]*(1-[.L45])*[.C45]" office:value-type="float" office:value="-0.00116258431451175" calcext:value-type="float">
            <text:p>-0.0012</text:p>
          </table:table-cell>
          <table:table-cell table:formula="of:=(([.T45]-[.B45])*[.T45]*(1-[.T45])*[.P45] + ([.R45]-[.A45])*[.R45]*(1-[.R45])*[.N45])*[.L45]*(1-[.L45])*[.D45]" office:value-type="float" office:value="-0.00232516862902349" calcext:value-type="float">
            <text:p>-0.0023</text:p>
          </table:table-cell>
          <table:table-cell table:formula="of:=([.R45]-[.A45])*[.R45]*(1-[.R45])*[.J45]" office:value-type="float" office:value="0.0267137631686244" calcext:value-type="float">
            <text:p>0.0267</text:p>
          </table:table-cell>
          <table:table-cell table:style-name="ce9" table:formula="of:=([.R45]-[.A45])*[.R45]*(1-[.R45])*[.L45]" office:value-type="float" office:value="0.0269089521160529" calcext:value-type="float">
            <text:p>0.0269</text:p>
          </table:table-cell>
          <table:table-cell table:style-name="ce9" table:formula="of:=([.T45]-[.B45])*[.T45]*(1-[.T45])*[.J45]" office:value-type="float" office:value="-0.0168336855957178" calcext:value-type="float">
            <text:p>-0.0168</text:p>
          </table:table-cell>
          <table:table-cell table:style-name="ce14" table:formula="of:=([.T45]-[.B45])*[.T45]*(1-[.T45])*[.L45]" office:value-type="float" office:value="-0.0169566839674571" calcext:value-type="float">
            <text:p>-0.017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45]-[.$AB$12]*[.X45]" office:value-type="float" office:value="0.176520325068213" calcext:value-type="float">
            <text:p>0.1765203251</text:p>
          </table:table-cell>
          <table:table-cell table:formula="of:=[.F45]-[.$AB$12]*[.Y45]" office:value-type="float" office:value="0.253040650136427" calcext:value-type="float">
            <text:p>0.2530406501</text:p>
          </table:table-cell>
          <table:table-cell table:formula="of:=[.G45]-[.$AB$12]*[.Z45]" office:value-type="float" office:value="0.27597235867835" calcext:value-type="float">
            <text:p>0.2759723587</text:p>
          </table:table-cell>
          <table:table-cell table:formula="of:=[.H45]-[.$AB$12]*[.AA45]" office:value-type="float" office:value="0.3519447173567" calcext:value-type="float">
            <text:p>0.3519447174</text:p>
          </table:table-cell>
          <table:table-cell table:formula="of:=([.C46]*[.E46]+[.D46]*[.F46])" office:value-type="float" office:value="0.0341300812670533" calcext:value-type="float">
            <text:p>0.0341300813</text:p>
          </table:table-cell>
          <table:table-cell table:style-name="ce4" table:formula="of:=1/(1+EXP(-[.I46]))" office:value-type="float" office:value="0.508531692145526" calcext:value-type="float">
            <text:p>0.5085316921</text:p>
          </table:table-cell>
          <table:table-cell table:formula="of:=([.D46]*[.H46]+[.C46]*[.G46])" office:value-type="float" office:value="0.0489930896695875" calcext:value-type="float">
            <text:p>0.0489930897</text:p>
          </table:table-cell>
          <table:table-cell table:style-name="ce4" table:formula="of:=1/(1+EXP(-[.K46]))" office:value-type="float" office:value="0.512245823021331" calcext:value-type="float">
            <text:p>0.512245823</text:p>
          </table:table-cell>
          <table:table-cell table:style-name="ce5" table:formula="of:=([.M45]-[.$AB$12]*[.AB45])" office:value-type="float" office:value="-1.02783735308415" calcext:value-type="float">
            <text:p>-1.03</text:p>
          </table:table-cell>
          <table:table-cell table:style-name="ce5" table:formula="of:=([.N45]-[.$AB$12]*[.AC45])" office:value-type="float" office:value="-0.988336023646429" calcext:value-type="float">
            <text:p>-0.99</text:p>
          </table:table-cell>
          <table:table-cell table:style-name="ce5" table:formula="of:=([.O45]-[.$AB$12]*[.AD45])" office:value-type="float" office:value="1.30548065987155" calcext:value-type="float">
            <text:p>1.31</text:p>
          </table:table-cell>
          <table:table-cell table:style-name="ce5" table:formula="of:=([.P45]-[.$AB$12]*[.AE45])" office:value-type="float" office:value="1.36140274101595" calcext:value-type="float">
            <text:p>1.36</text:p>
          </table:table-cell>
          <table:table-cell table:style-name="ce4" table:formula="of:=([.M46]*[.J46]+[.N46]*[.L46])" office:value-type="float" office:value="-1.02895886826866" calcext:value-type="float">
            <text:p>-1.0289588683</text:p>
          </table:table-cell>
          <table:table-cell table:style-name="ce4" table:formula="of:=1/(1+EXP(-[.Q46]))" office:value-type="float" office:value="0.263285999050228" calcext:value-type="float">
            <text:p>0.2632859991</text:p>
          </table:table-cell>
          <table:table-cell table:style-name="ce4" table:formula="of:=([.O46]*[.J46]+[.P46]*[.L46])" office:value-type="float" office:value="1.36125115656295" calcext:value-type="float">
            <text:p>1.3612511566</text:p>
          </table:table-cell>
          <table:table-cell table:style-name="ce4" table:formula="of:=1/(1+EXP(-[.S46]))" office:value-type="float" office:value="0.795962968194132" calcext:value-type="float">
            <text:p>0.7959629682</text:p>
          </table:table-cell>
          <table:table-cell table:style-name="ce4" table:formula="of:=1/2*(0.01-[.R46])^2" office:value-type="float" office:value="0.0320768986574359" calcext:value-type="float">
            <text:p>0.0320768987</text:p>
          </table:table-cell>
          <table:table-cell table:style-name="ce4" table:formula="of:=1/2*(0.99-[.T46])^2" office:value-type="float" office:value="0.0188251848560157" calcext:value-type="float">
            <text:p>0.0188251849</text:p>
          </table:table-cell>
          <table:table-cell table:style-name="ce6" table:formula="of:=([.U46]+[.V46])" office:value-type="float" office:value="0.0509020835134517" calcext:value-type="float">
            <text:p>0.051</text:p>
          </table:table-cell>
          <table:table-cell table:style-name="ce9" table:formula="of:=(([.R46]-[.A46])*[.R46]*(1-[.R46])*[.M46] + ([.T46]-[.B46])*[.T46]*(1-[.T46])*[.O46])*[.J46]*(1-[.J46])*[.C46]" office:value-type="float" office:value="-0.00114511546507811" calcext:value-type="float">
            <text:p>-0.0011</text:p>
          </table:table-cell>
          <table:table-cell table:style-name="ce9" table:formula="of:=(([.R46]-[.A46])*[.R46]*(1-[.R46])*[.M46] + ([.T46]-[.B46])*[.T46]*(1-[.T46])*[.O46])*[.J46]*(1-[.J46])*[.D46]" office:value-type="float" office:value="-0.00229023093015622" calcext:value-type="float">
            <text:p>-0.0023</text:p>
          </table:table-cell>
          <table:table-cell table:style-name="ce9" table:formula="of:=(([.T46]-[.B46])*[.T46]*(1-[.T46])*[.P46] + ([.R46]-[.A46])*[.R46]*(1-[.R46])*[.N46])*[.L46]*(1-[.L46])*[.C46]" office:value-type="float" office:value="-0.00114253320747747" calcext:value-type="float">
            <text:p>-0.0011</text:p>
          </table:table-cell>
          <table:table-cell table:formula="of:=(([.T46]-[.B46])*[.T46]*(1-[.T46])*[.P46] + ([.R46]-[.A46])*[.R46]*(1-[.R46])*[.N46])*[.L46]*(1-[.L46])*[.D46]" office:value-type="float" office:value="-0.00228506641495494" calcext:value-type="float">
            <text:p>-0.0023</text:p>
          </table:table-cell>
          <table:table-cell table:formula="of:=([.R46]-[.A46])*[.R46]*(1-[.R46])*[.J46]" office:value-type="float" office:value="0.0249836505098992" calcext:value-type="float">
            <text:p>0.0250</text:p>
          </table:table-cell>
          <table:table-cell table:style-name="ce9" table:formula="of:=([.R46]-[.A46])*[.R46]*(1-[.R46])*[.L46]" office:value-type="float" office:value="0.0251661220238331" calcext:value-type="float">
            <text:p>0.0252</text:p>
          </table:table-cell>
          <table:table-cell table:style-name="ce9" table:formula="of:=([.T46]-[.B46])*[.T46]*(1-[.T46])*[.J46]" office:value-type="float" office:value="-0.0160252386657981" calcext:value-type="float">
            <text:p>-0.0160</text:p>
          </table:table-cell>
          <table:table-cell table:style-name="ce14" table:formula="of:=([.T46]-[.B46])*[.T46]*(1-[.T46])*[.L46]" office:value-type="float" office:value="-0.0161422811916429" calcext:value-type="float">
            <text:p>-0.016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46]-[.$AB$12]*[.X46]" office:value-type="float" office:value="0.17881055599837" calcext:value-type="float">
            <text:p>0.178810556</text:p>
          </table:table-cell>
          <table:table-cell table:formula="of:=[.F46]-[.$AB$12]*[.Y46]" office:value-type="float" office:value="0.257621111996739" calcext:value-type="float">
            <text:p>0.257621112</text:p>
          </table:table-cell>
          <table:table-cell table:formula="of:=[.G46]-[.$AB$12]*[.Z46]" office:value-type="float" office:value="0.278257425093305" calcext:value-type="float">
            <text:p>0.2782574251</text:p>
          </table:table-cell>
          <table:table-cell table:formula="of:=[.H46]-[.$AB$12]*[.AA46]" office:value-type="float" office:value="0.35651485018661" calcext:value-type="float">
            <text:p>0.3565148502</text:p>
          </table:table-cell>
          <table:table-cell table:formula="of:=([.C47]*[.E47]+[.D47]*[.F47])" office:value-type="float" office:value="0.0347026389995924" calcext:value-type="float">
            <text:p>0.034702639</text:p>
          </table:table-cell>
          <table:table-cell table:style-name="ce4" table:formula="of:=1/(1+EXP(-[.I47]))" office:value-type="float" office:value="0.508674789199392" calcext:value-type="float">
            <text:p>0.5086747892</text:p>
          </table:table-cell>
          <table:table-cell table:formula="of:=([.D47]*[.H47]+[.C47]*[.G47])" office:value-type="float" office:value="0.0495643562733263" calcext:value-type="float">
            <text:p>0.0495643563</text:p>
          </table:table-cell>
          <table:table-cell table:style-name="ce4" table:formula="of:=1/(1+EXP(-[.K47]))" office:value-type="float" office:value="0.512388553002655" calcext:value-type="float">
            <text:p>0.512388553</text:p>
          </table:table-cell>
          <table:table-cell table:style-name="ce5" table:formula="of:=([.M46]-[.$AB$12]*[.AB46])" office:value-type="float" office:value="-1.07780465410395" calcext:value-type="float">
            <text:p>-1.08</text:p>
          </table:table-cell>
          <table:table-cell table:style-name="ce5" table:formula="of:=([.N46]-[.$AB$12]*[.AC46])" office:value-type="float" office:value="-1.0386682676941" calcext:value-type="float">
            <text:p>-1.04</text:p>
          </table:table-cell>
          <table:table-cell table:style-name="ce5" table:formula="of:=([.O46]-[.$AB$12]*[.AD46])" office:value-type="float" office:value="1.33753113720314" calcext:value-type="float">
            <text:p>1.34</text:p>
          </table:table-cell>
          <table:table-cell table:style-name="ce5" table:formula="of:=([.P46]-[.$AB$12]*[.AE46])" office:value-type="float" office:value="1.39368730339923" calcext:value-type="float">
            <text:p>1.39</text:p>
          </table:table-cell>
          <table:table-cell table:style-name="ce4" table:formula="of:=([.M47]*[.J47]+[.N47]*[.L47])" office:value-type="float" office:value="-1.080453785958" calcext:value-type="float">
            <text:p>-1.080453786</text:p>
          </table:table-cell>
          <table:table-cell table:style-name="ce4" table:formula="of:=1/(1+EXP(-[.Q47]))" office:value-type="float" office:value="0.25342015148862" calcext:value-type="float">
            <text:p>0.2534201515</text:p>
          </table:table-cell>
          <table:table-cell table:style-name="ce4" table:formula="of:=([.O47]*[.J47]+[.P47]*[.L47])" office:value-type="float" office:value="1.39447778999134" calcext:value-type="float">
            <text:p>1.39447779</text:p>
          </table:table-cell>
          <table:table-cell table:style-name="ce4" table:formula="of:=1/(1+EXP(-[.S47]))" office:value-type="float" office:value="0.801306134732079" calcext:value-type="float">
            <text:p>0.8013061347</text:p>
          </table:table-cell>
          <table:table-cell table:style-name="ce4" table:formula="of:=1/2*(0.01-[.R47])^2" office:value-type="float" office:value="0.0296266850753713" calcext:value-type="float">
            <text:p>0.0296266851</text:p>
          </table:table-cell>
          <table:table-cell table:style-name="ce4" table:formula="of:=1/2*(0.99-[.T47])^2" office:value-type="float" office:value="0.0178026873948742" calcext:value-type="float">
            <text:p>0.0178026874</text:p>
          </table:table-cell>
          <table:table-cell table:style-name="ce6" table:formula="of:=([.U47]+[.V47])" office:value-type="float" office:value="0.0474293724702455" calcext:value-type="float">
            <text:p>0.047</text:p>
          </table:table-cell>
          <table:table-cell table:style-name="ce9" table:formula="of:=(([.R47]-[.A47])*[.R47]*(1-[.R47])*[.M47] + ([.T47]-[.B47])*[.T47]*(1-[.T47])*[.O47])*[.J47]*(1-[.J47])*[.C47]" office:value-type="float" office:value="-0.00112242673867278" calcext:value-type="float">
            <text:p>-0.0011</text:p>
          </table:table-cell>
          <table:table-cell table:style-name="ce9" table:formula="of:=(([.R47]-[.A47])*[.R47]*(1-[.R47])*[.M47] + ([.T47]-[.B47])*[.T47]*(1-[.T47])*[.O47])*[.J47]*(1-[.J47])*[.D47]" office:value-type="float" office:value="-0.00224485347734557" calcext:value-type="float">
            <text:p>-0.0022</text:p>
          </table:table-cell>
          <table:table-cell table:style-name="ce9" table:formula="of:=(([.T47]-[.B47])*[.T47]*(1-[.T47])*[.P47] + ([.R47]-[.A47])*[.R47]*(1-[.R47])*[.N47])*[.L47]*(1-[.L47])*[.C47]" office:value-type="float" office:value="-0.00112063475360515" calcext:value-type="float">
            <text:p>-0.0011</text:p>
          </table:table-cell>
          <table:table-cell table:formula="of:=(([.T47]-[.B47])*[.T47]*(1-[.T47])*[.P47] + ([.R47]-[.A47])*[.R47]*(1-[.R47])*[.N47])*[.L47]*(1-[.L47])*[.D47]" office:value-type="float" office:value="-0.0022412695072103" calcext:value-type="float">
            <text:p>-0.0022</text:p>
          </table:table-cell>
          <table:table-cell table:formula="of:=([.R47]-[.A47])*[.R47]*(1-[.R47])*[.J47]" office:value-type="float" office:value="0.0234268637505837" calcext:value-type="float">
            <text:p>0.0234</text:p>
          </table:table-cell>
          <table:table-cell table:style-name="ce9" table:formula="of:=([.R47]-[.A47])*[.R47]*(1-[.R47])*[.L47]" office:value-type="float" office:value="0.0235979000206489" calcext:value-type="float">
            <text:p>0.0236</text:p>
          </table:table-cell>
          <table:table-cell table:style-name="ce9" table:formula="of:=([.T47]-[.B47])*[.T47]*(1-[.T47])*[.J47]" office:value-type="float" office:value="-0.015282025520464" calcext:value-type="float">
            <text:p>-0.0153</text:p>
          </table:table-cell>
          <table:table-cell table:style-name="ce14" table:formula="of:=([.T47]-[.B47])*[.T47]*(1-[.T47])*[.L47]" office:value-type="float" office:value="-0.0153935974607753" calcext:value-type="float">
            <text:p>-0.015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47]-[.$AB$12]*[.X47]" office:value-type="float" office:value="0.181055409475715" calcext:value-type="float">
            <text:p>0.1810554095</text:p>
          </table:table-cell>
          <table:table-cell table:formula="of:=[.F47]-[.$AB$12]*[.Y47]" office:value-type="float" office:value="0.26211081895143" calcext:value-type="float">
            <text:p>0.262110819</text:p>
          </table:table-cell>
          <table:table-cell table:formula="of:=[.G47]-[.$AB$12]*[.Z47]" office:value-type="float" office:value="0.280498694600515" calcext:value-type="float">
            <text:p>0.2804986946</text:p>
          </table:table-cell>
          <table:table-cell table:formula="of:=[.H47]-[.$AB$12]*[.AA47]" office:value-type="float" office:value="0.360997389201031" calcext:value-type="float">
            <text:p>0.3609973892</text:p>
          </table:table-cell>
          <table:table-cell table:formula="of:=([.C48]*[.E48]+[.D48]*[.F48])" office:value-type="float" office:value="0.0352638523689288" calcext:value-type="float">
            <text:p>0.0352638524</text:p>
          </table:table-cell>
          <table:table-cell table:style-name="ce4" table:formula="of:=1/(1+EXP(-[.I48]))" office:value-type="float" office:value="0.50881504962279" calcext:value-type="float">
            <text:p>0.5088150496</text:p>
          </table:table-cell>
          <table:table-cell table:formula="of:=([.D48]*[.H48]+[.C48]*[.G48])" office:value-type="float" office:value="0.0501246736501288" calcext:value-type="float">
            <text:p>0.0501246737</text:p>
          </table:table-cell>
          <table:table-cell table:style-name="ce4" table:formula="of:=1/(1+EXP(-[.K48]))" office:value-type="float" office:value="0.512528545376025" calcext:value-type="float">
            <text:p>0.5125285454</text:p>
          </table:table-cell>
          <table:table-cell table:style-name="ce5" table:formula="of:=([.M47]-[.$AB$12]*[.AB47])" office:value-type="float" office:value="-1.12465838160512" calcext:value-type="float">
            <text:p>-1.12</text:p>
          </table:table-cell>
          <table:table-cell table:style-name="ce5" table:formula="of:=([.N47]-[.$AB$12]*[.AC47])" office:value-type="float" office:value="-1.08586406773539" calcext:value-type="float">
            <text:p>-1.09</text:p>
          </table:table-cell>
          <table:table-cell table:style-name="ce5" table:formula="of:=([.O47]-[.$AB$12]*[.AD47])" office:value-type="float" office:value="1.36809518824407" calcext:value-type="float">
            <text:p>1.37</text:p>
          </table:table-cell>
          <table:table-cell table:style-name="ce5" table:formula="of:=([.P47]-[.$AB$12]*[.AE47])" office:value-type="float" office:value="1.42447449832078" calcext:value-type="float">
            <text:p>1.42</text:p>
          </table:table-cell>
          <table:table-cell table:style-name="ce4" table:formula="of:=([.M48]*[.J48]+[.N48]*[.L48])" office:value-type="float" office:value="-1.12877944135761" calcext:value-type="float">
            <text:p>-1.1287794414</text:p>
          </table:table-cell>
          <table:table-cell table:style-name="ce4" table:formula="of:=1/(1+EXP(-[.Q48]))" office:value-type="float" office:value="0.244386421011004" calcext:value-type="float">
            <text:p>0.244386421</text:p>
          </table:table-cell>
          <table:table-cell table:style-name="ce4" table:formula="of:=([.O48]*[.J48]+[.P48]*[.L48])" office:value-type="float" office:value="1.4261912636447" calcext:value-type="float">
            <text:p>1.4261912636</text:p>
          </table:table-cell>
          <table:table-cell table:style-name="ce4" table:formula="of:=1/(1+EXP(-[.S48]))" office:value-type="float" office:value="0.806307176753857" calcext:value-type="float">
            <text:p>0.8063071768</text:p>
          </table:table-cell>
          <table:table-cell table:style-name="ce4" table:formula="of:=1/2*(0.01-[.R48])^2" office:value-type="float" office:value="0.0274684971771739" calcext:value-type="float">
            <text:p>0.0274684972</text:p>
          </table:table-cell>
          <table:table-cell table:style-name="ce4" table:formula="of:=1/2*(0.99-[.T48])^2" office:value-type="float" office:value="0.0168715266560694" calcext:value-type="float">
            <text:p>0.0168715267</text:p>
          </table:table-cell>
          <table:table-cell table:style-name="ce6" table:formula="of:=([.U48]+[.V48])" office:value-type="float" office:value="0.0443400238332432" calcext:value-type="float">
            <text:p>0.044</text:p>
          </table:table-cell>
          <table:table-cell table:style-name="ce9" table:formula="of:=(([.R48]-[.A48])*[.R48]*(1-[.R48])*[.M48] + ([.T48]-[.B48])*[.T48]*(1-[.T48])*[.O48])*[.J48]*(1-[.J48])*[.C48]" office:value-type="float" office:value="-0.00109873510081634" calcext:value-type="float">
            <text:p>-0.0011</text:p>
          </table:table-cell>
          <table:table-cell table:style-name="ce9" table:formula="of:=(([.R48]-[.A48])*[.R48]*(1-[.R48])*[.M48] + ([.T48]-[.B48])*[.T48]*(1-[.T48])*[.O48])*[.J48]*(1-[.J48])*[.D48]" office:value-type="float" office:value="-0.00219747020163267" calcext:value-type="float">
            <text:p>-0.0022</text:p>
          </table:table-cell>
          <table:table-cell table:style-name="ce9" table:formula="of:=(([.T48]-[.B48])*[.T48]*(1-[.T48])*[.P48] + ([.R48]-[.A48])*[.R48]*(1-[.R48])*[.N48])*[.L48]*(1-[.L48])*[.C48]" office:value-type="float" office:value="-0.00109761624699193" calcext:value-type="float">
            <text:p>-0.0011</text:p>
          </table:table-cell>
          <table:table-cell table:formula="of:=(([.T48]-[.B48])*[.T48]*(1-[.T48])*[.P48] + ([.R48]-[.A48])*[.R48]*(1-[.R48])*[.N48])*[.L48]*(1-[.L48])*[.D48]" office:value-type="float" office:value="-0.00219523249398387" calcext:value-type="float">
            <text:p>-0.0022</text:p>
          </table:table-cell>
          <table:table-cell table:formula="of:=([.R48]-[.A48])*[.R48]*(1-[.R48])*[.J48]" office:value-type="float" office:value="0.0220226319664452" calcext:value-type="float">
            <text:p>0.0220</text:p>
          </table:table-cell>
          <table:table-cell table:style-name="ce9" table:formula="of:=([.R48]-[.A48])*[.R48]*(1-[.R48])*[.L48]" office:value-type="float" office:value="0.0221833602120879" calcext:value-type="float">
            <text:p>0.0222</text:p>
          </table:table-cell>
          <table:table-cell table:style-name="ce9" table:formula="of:=([.T48]-[.B48])*[.T48]*(1-[.T48])*[.J48]" office:value-type="float" office:value="-0.0145970868549256" calcext:value-type="float">
            <text:p>-0.0146</text:p>
          </table:table-cell>
          <table:table-cell table:style-name="ce14" table:formula="of:=([.T48]-[.B48])*[.T48]*(1-[.T48])*[.L48]" office:value-type="float" office:value="-0.0147036210859504" calcext:value-type="float">
            <text:p>-0.014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48]-[.$AB$12]*[.X48]" office:value-type="float" office:value="0.183252879677348" calcext:value-type="float">
            <text:p>0.1832528797</text:p>
          </table:table-cell>
          <table:table-cell table:formula="of:=[.F48]-[.$AB$12]*[.Y48]" office:value-type="float" office:value="0.266505759354695" calcext:value-type="float">
            <text:p>0.2665057594</text:p>
          </table:table-cell>
          <table:table-cell table:formula="of:=[.G48]-[.$AB$12]*[.Z48]" office:value-type="float" office:value="0.282693927094499" calcext:value-type="float">
            <text:p>0.2826939271</text:p>
          </table:table-cell>
          <table:table-cell table:formula="of:=[.H48]-[.$AB$12]*[.AA48]" office:value-type="float" office:value="0.365387854188998" calcext:value-type="float">
            <text:p>0.3653878542</text:p>
          </table:table-cell>
          <table:table-cell table:formula="of:=([.C49]*[.E49]+[.D49]*[.F49])" office:value-type="float" office:value="0.0358132199193369" calcext:value-type="float">
            <text:p>0.0358132199</text:p>
          </table:table-cell>
          <table:table-cell table:style-name="ce4" table:formula="of:=1/(1+EXP(-[.I49]))" office:value-type="float" office:value="0.508952348153382" calcext:value-type="float">
            <text:p>0.5089523482</text:p>
          </table:table-cell>
          <table:table-cell table:formula="of:=([.D49]*[.H49]+[.C49]*[.G49])" office:value-type="float" office:value="0.0506734817736248" calcext:value-type="float">
            <text:p>0.0506734818</text:p>
          </table:table-cell>
          <table:table-cell table:style-name="ce4" table:formula="of:=1/(1+EXP(-[.K49]))" office:value-type="float" office:value="0.512665660317323" calcext:value-type="float">
            <text:p>0.5126656603</text:p>
          </table:table-cell>
          <table:table-cell table:style-name="ce5" table:formula="of:=([.M48]-[.$AB$12]*[.AB48])" office:value-type="float" office:value="-1.16870364553801" calcext:value-type="float">
            <text:p>-1.17</text:p>
          </table:table-cell>
          <table:table-cell table:style-name="ce5" table:formula="of:=([.N48]-[.$AB$12]*[.AC48])" office:value-type="float" office:value="-1.13023078815957" calcext:value-type="float">
            <text:p>-1.13</text:p>
          </table:table-cell>
          <table:table-cell table:style-name="ce5" table:formula="of:=([.O48]-[.$AB$12]*[.AD48])" office:value-type="float" office:value="1.39728936195392" calcext:value-type="float">
            <text:p>1.40</text:p>
          </table:table-cell>
          <table:table-cell table:style-name="ce5" table:formula="of:=([.P48]-[.$AB$12]*[.AE48])" office:value-type="float" office:value="1.45388174049268" calcext:value-type="float">
            <text:p>1.45</text:p>
          </table:table-cell>
          <table:table-cell table:style-name="ce4" table:formula="of:=([.M49]*[.J49]+[.N49]*[.L49])" office:value-type="float" office:value="-1.17424497801478" calcext:value-type="float">
            <text:p>-1.174244978</text:p>
          </table:table-cell>
          <table:table-cell table:style-name="ce4" table:formula="of:=1/(1+EXP(-[.Q49]))" office:value-type="float" office:value="0.236088541844078" calcext:value-type="float">
            <text:p>0.2360885418</text:p>
          </table:table-cell>
          <table:table-cell table:style-name="ce4" table:formula="of:=([.O49]*[.J49]+[.P49]*[.L49])" office:value-type="float" office:value="1.45650894432917" calcext:value-type="float">
            <text:p>1.4565089443</text:p>
          </table:table-cell>
          <table:table-cell table:style-name="ce4" table:formula="of:=1/(1+EXP(-[.S49]))" office:value-type="float" office:value="0.810998146125428" calcext:value-type="float">
            <text:p>0.8109981461</text:p>
          </table:table-cell>
          <table:table-cell table:style-name="ce4" table:formula="of:=1/2*(0.01-[.R49])^2" office:value-type="float" office:value="0.0255580143765907" calcext:value-type="float">
            <text:p>0.0255580144</text:p>
          </table:table-cell>
          <table:table-cell table:style-name="ce4" table:formula="of:=1/2*(0.99-[.T49])^2" office:value-type="float" office:value="0.0160208318452668" calcext:value-type="float">
            <text:p>0.0160208318</text:p>
          </table:table-cell>
          <table:table-cell table:style-name="ce6" table:formula="of:=([.U49]+[.V49])" office:value-type="float" office:value="0.0415788462218575" calcext:value-type="float">
            <text:p>0.042</text:p>
          </table:table-cell>
          <table:table-cell table:style-name="ce9" table:formula="of:=(([.R49]-[.A49])*[.R49]*(1-[.R49])*[.M49] + ([.T49]-[.B49])*[.T49]*(1-[.T49])*[.O49])*[.J49]*(1-[.J49])*[.C49]" office:value-type="float" office:value="-0.00107455789230137" calcext:value-type="float">
            <text:p>-0.0011</text:p>
          </table:table-cell>
          <table:table-cell table:style-name="ce9" table:formula="of:=(([.R49]-[.A49])*[.R49]*(1-[.R49])*[.M49] + ([.T49]-[.B49])*[.T49]*(1-[.T49])*[.O49])*[.J49]*(1-[.J49])*[.D49]" office:value-type="float" office:value="-0.00214911578460273" calcext:value-type="float">
            <text:p>-0.0021</text:p>
          </table:table-cell>
          <table:table-cell table:style-name="ce9" table:formula="of:=(([.T49]-[.B49])*[.T49]*(1-[.T49])*[.P49] + ([.R49]-[.A49])*[.R49]*(1-[.R49])*[.N49])*[.L49]*(1-[.L49])*[.C49]" office:value-type="float" office:value="-0.00107401299265835" calcext:value-type="float">
            <text:p>-0.0011</text:p>
          </table:table-cell>
          <table:table-cell table:formula="of:=(([.T49]-[.B49])*[.T49]*(1-[.T49])*[.P49] + ([.R49]-[.A49])*[.R49]*(1-[.R49])*[.N49])*[.L49]*(1-[.L49])*[.D49]" office:value-type="float" office:value="-0.0021480259853167" calcext:value-type="float">
            <text:p>-0.0021</text:p>
          </table:table-cell>
          <table:table-cell table:formula="of:=([.R49]-[.A49])*[.R49]*(1-[.R49])*[.J49]" office:value-type="float" office:value="0.0207526522800764" calcext:value-type="float">
            <text:p>0.0208</text:p>
          </table:table-cell>
          <table:table-cell table:style-name="ce9" table:formula="of:=([.R49]-[.A49])*[.R49]*(1-[.R49])*[.L49]" office:value-type="float" office:value="0.020904063461153" calcext:value-type="float">
            <text:p>0.0209</text:p>
          </table:table-cell>
          <table:table-cell table:style-name="ce9" table:formula="of:=([.T49]-[.B49])*[.T49]*(1-[.T49])*[.J49]" office:value-type="float" office:value="-0.0139643452239586" calcext:value-type="float">
            <text:p>-0.0140</text:p>
          </table:table-cell>
          <table:table-cell table:style-name="ce14" table:formula="of:=([.T49]-[.B49])*[.T49]*(1-[.T49])*[.L49]" office:value-type="float" office:value="-0.0140662289723483" calcext:value-type="float">
            <text:p>-0.014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49]-[.$AB$12]*[.X49]" office:value-type="float" office:value="0.18540199546195" calcext:value-type="float">
            <text:p>0.1854019955</text:p>
          </table:table-cell>
          <table:table-cell table:formula="of:=[.F49]-[.$AB$12]*[.Y49]" office:value-type="float" office:value="0.270803990923901" calcext:value-type="float">
            <text:p>0.2708039909</text:p>
          </table:table-cell>
          <table:table-cell table:formula="of:=[.G49]-[.$AB$12]*[.Z49]" office:value-type="float" office:value="0.284841953079816" calcext:value-type="float">
            <text:p>0.2848419531</text:p>
          </table:table-cell>
          <table:table-cell table:formula="of:=[.H49]-[.$AB$12]*[.AA49]" office:value-type="float" office:value="0.369683906159632" calcext:value-type="float">
            <text:p>0.3696839062</text:p>
          </table:table-cell>
          <table:table-cell table:formula="of:=([.C50]*[.E50]+[.D50]*[.F50])" office:value-type="float" office:value="0.0363504988654876" calcext:value-type="float">
            <text:p>0.0363504989</text:p>
          </table:table-cell>
          <table:table-cell table:style-name="ce4" table:formula="of:=1/(1+EXP(-[.I50]))" office:value-type="float" office:value="0.509086624180862" calcext:value-type="float">
            <text:p>0.5090866242</text:p>
          </table:table-cell>
          <table:table-cell table:formula="of:=([.D50]*[.H50]+[.C50]*[.G50])" office:value-type="float" office:value="0.051210488269954" calcext:value-type="float">
            <text:p>0.0512104883</text:p>
          </table:table-cell>
          <table:table-cell table:style-name="ce4" table:formula="of:=1/(1+EXP(-[.K50]))" office:value-type="float" office:value="0.512799824879636" calcext:value-type="float">
            <text:p>0.5127998249</text:p>
          </table:table-cell>
          <table:table-cell table:style-name="ce5" table:formula="of:=([.M49]-[.$AB$12]*[.AB49])" office:value-type="float" office:value="-1.21020895009816" calcext:value-type="float">
            <text:p>-1.21</text:p>
          </table:table-cell>
          <table:table-cell table:style-name="ce5" table:formula="of:=([.N49]-[.$AB$12]*[.AC49])" office:value-type="float" office:value="-1.17203891508188" calcext:value-type="float">
            <text:p>-1.17</text:p>
          </table:table-cell>
          <table:table-cell table:style-name="ce5" table:formula="of:=([.O49]-[.$AB$12]*[.AD49])" office:value-type="float" office:value="1.42521805240184" calcext:value-type="float">
            <text:p>1.43</text:p>
          </table:table-cell>
          <table:table-cell table:style-name="ce5" table:formula="of:=([.P49]-[.$AB$12]*[.AE49])" office:value-type="float" office:value="1.48201419843738" calcext:value-type="float">
            <text:p>1.48</text:p>
          </table:table-cell>
          <table:table-cell table:style-name="ce4" table:formula="of:=([.M50]*[.J50]+[.N50]*[.L50])" office:value-type="float" office:value="-1.21712253936504" calcext:value-type="float">
            <text:p>-1.2171225394</text:p>
          </table:table-cell>
          <table:table-cell table:style-name="ce4" table:formula="of:=1/(1+EXP(-[.Q50]))" office:value-type="float" office:value="0.228443226577369" calcext:value-type="float">
            <text:p>0.2284432266</text:p>
          </table:table-cell>
          <table:table-cell table:style-name="ce4" table:formula="of:=([.O50]*[.J50]+[.P50]*[.L50])" office:value-type="float" office:value="1.4855360684467" calcext:value-type="float">
            <text:p>1.4855360684</text:p>
          </table:table-cell>
          <table:table-cell table:style-name="ce4" table:formula="of:=1/(1+EXP(-[.S50]))" office:value-type="float" office:value="0.815407315317502" calcext:value-type="float">
            <text:p>0.8154073153</text:p>
          </table:table-cell>
          <table:table-cell table:style-name="ce4" table:formula="of:=1/2*(0.01-[.R50])^2" office:value-type="float" office:value="0.0238587216187658" calcext:value-type="float">
            <text:p>0.0238587216</text:p>
          </table:table-cell>
          <table:table-cell table:style-name="ce4" table:formula="of:=1/2*(0.99-[.T50])^2" office:value-type="float" office:value="0.015241302772321" calcext:value-type="float">
            <text:p>0.0152413028</text:p>
          </table:table-cell>
          <table:table-cell table:style-name="ce6" table:formula="of:=([.U50]+[.V50])" office:value-type="float" office:value="0.0391000243910868" calcext:value-type="float">
            <text:p>0.039</text:p>
          </table:table-cell>
          <table:table-cell table:style-name="ce9" table:formula="of:=(([.R50]-[.A50])*[.R50]*(1-[.R50])*[.M50] + ([.T50]-[.B50])*[.T50]*(1-[.T50])*[.O50])*[.J50]*(1-[.J50])*[.C50]" office:value-type="float" office:value="-0.00105027139919179" calcext:value-type="float">
            <text:p>-0.0011</text:p>
          </table:table-cell>
          <table:table-cell table:style-name="ce9" table:formula="of:=(([.R50]-[.A50])*[.R50]*(1-[.R50])*[.M50] + ([.T50]-[.B50])*[.T50]*(1-[.T50])*[.O50])*[.J50]*(1-[.J50])*[.D50]" office:value-type="float" office:value="-0.00210054279838358" calcext:value-type="float">
            <text:p>-0.0021</text:p>
          </table:table-cell>
          <table:table-cell table:style-name="ce9" table:formula="of:=(([.T50]-[.B50])*[.T50]*(1-[.T50])*[.P50] + ([.R50]-[.A50])*[.R50]*(1-[.R50])*[.N50])*[.L50]*(1-[.L50])*[.C50]" office:value-type="float" office:value="-0.0010502164302965" calcext:value-type="float">
            <text:p>-0.0011</text:p>
          </table:table-cell>
          <table:table-cell table:formula="of:=(([.T50]-[.B50])*[.T50]*(1-[.T50])*[.P50] + ([.R50]-[.A50])*[.R50]*(1-[.R50])*[.N50])*[.L50]*(1-[.L50])*[.D50]" office:value-type="float" office:value="-0.002100432860593" calcext:value-type="float">
            <text:p>-0.0021</text:p>
          </table:table-cell>
          <table:table-cell table:formula="of:=([.R50]-[.A50])*[.R50]*(1-[.R50])*[.J50]" office:value-type="float" office:value="0.0196009194114708" calcext:value-type="float">
            <text:p>0.0196</text:p>
          </table:table-cell>
          <table:table-cell table:style-name="ce9" table:formula="of:=([.R50]-[.A50])*[.R50]*(1-[.R50])*[.L50]" office:value-type="float" office:value="0.0197438855476807" calcext:value-type="float">
            <text:p>0.0197</text:p>
          </table:table-cell>
          <table:table-cell table:style-name="ce9" table:formula="of:=([.T50]-[.B50])*[.T50]*(1-[.T50])*[.J50]" office:value-type="float" office:value="-0.0133784813964993" calcext:value-type="float">
            <text:p>-0.0134</text:p>
          </table:table-cell>
          <table:table-cell table:style-name="ce14" table:formula="of:=([.T50]-[.B50])*[.T50]*(1-[.T50])*[.L50]" office:value-type="float" office:value="-0.0134760620126664" calcext:value-type="float">
            <text:p>-0.013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50]-[.$AB$12]*[.X50]" office:value-type="float" office:value="0.187502538260334" calcext:value-type="float">
            <text:p>0.1875025383</text:p>
          </table:table-cell>
          <table:table-cell table:formula="of:=[.F50]-[.$AB$12]*[.Y50]" office:value-type="float" office:value="0.275005076520668" calcext:value-type="float">
            <text:p>0.2750050765</text:p>
          </table:table-cell>
          <table:table-cell table:formula="of:=[.G50]-[.$AB$12]*[.Z50]" office:value-type="float" office:value="0.286942385940409" calcext:value-type="float">
            <text:p>0.2869423859</text:p>
          </table:table-cell>
          <table:table-cell table:formula="of:=[.H50]-[.$AB$12]*[.AA50]" office:value-type="float" office:value="0.373884771880818" calcext:value-type="float">
            <text:p>0.3738847719</text:p>
          </table:table-cell>
          <table:table-cell table:formula="of:=([.C51]*[.E51]+[.D51]*[.F51])" office:value-type="float" office:value="0.0368756345650835" calcext:value-type="float">
            <text:p>0.0368756346</text:p>
          </table:table-cell>
          <table:table-cell table:style-name="ce4" table:formula="of:=1/(1+EXP(-[.I51]))" office:value-type="float" office:value="0.509217864117764" calcext:value-type="float">
            <text:p>0.5092178641</text:p>
          </table:table-cell>
          <table:table-cell table:formula="of:=([.D51]*[.H51]+[.C51]*[.G51])" office:value-type="float" office:value="0.0517355964851022" calcext:value-type="float">
            <text:p>0.0517355965</text:p>
          </table:table-cell>
          <table:table-cell table:style-name="ce4" table:formula="of:=1/(1+EXP(-[.K51]))" office:value-type="float" office:value="0.512931015017265" calcext:value-type="float">
            <text:p>0.512931015</text:p>
          </table:table-cell>
          <table:table-cell table:style-name="ce5" table:formula="of:=([.M50]-[.$AB$12]*[.AB50])" office:value-type="float" office:value="-1.2494107889211" calcext:value-type="float">
            <text:p>-1.25</text:p>
          </table:table-cell>
          <table:table-cell table:style-name="ce5" table:formula="of:=([.N50]-[.$AB$12]*[.AC50])" office:value-type="float" office:value="-1.21152668617724" calcext:value-type="float">
            <text:p>-1.21</text:p>
          </table:table-cell>
          <table:table-cell table:style-name="ce5" table:formula="of:=([.O50]-[.$AB$12]*[.AD50])" office:value-type="float" office:value="1.45197501519484" calcext:value-type="float">
            <text:p>1.45</text:p>
          </table:table-cell>
          <table:table-cell table:style-name="ce5" table:formula="of:=([.P50]-[.$AB$12]*[.AE50])" office:value-type="float" office:value="1.50896632246271" calcext:value-type="float">
            <text:p>1.51</text:p>
          </table:table-cell>
          <table:table-cell table:style-name="ce4" table:formula="of:=([.M51]*[.J51]+[.N51]*[.L51])" office:value-type="float" office:value="-1.25765190620149" calcext:value-type="float">
            <text:p>-1.2576519062</text:p>
          </table:table-cell>
          <table:table-cell table:style-name="ce4" table:formula="of:=1/(1+EXP(-[.Q51]))" office:value-type="float" office:value="0.221378368310074" calcext:value-type="float">
            <text:p>0.2213783683</text:p>
          </table:table-cell>
          <table:table-cell table:style-name="ce4" table:formula="of:=([.O51]*[.J51]+[.P51]*[.L51])" office:value-type="float" office:value="1.51336724339754" calcext:value-type="float">
            <text:p>1.5133672434</text:p>
          </table:table-cell>
          <table:table-cell table:style-name="ce4" table:formula="of:=1/(1+EXP(-[.S51]))" office:value-type="float" office:value="0.819559696112197" calcext:value-type="float">
            <text:p>0.8195596961</text:p>
          </table:table-cell>
          <table:table-cell table:style-name="ce4" table:formula="of:=1/2*(0.01-[.R51])^2" office:value-type="float" office:value="0.0223404072947146" calcext:value-type="float">
            <text:p>0.0223404073</text:p>
          </table:table-cell>
          <table:table-cell table:style-name="ce4" table:formula="of:=1/2*(0.99-[.T51])^2" office:value-type="float" office:value="0.0145249485946833" calcext:value-type="float">
            <text:p>0.0145249486</text:p>
          </table:table-cell>
          <table:table-cell table:style-name="ce6" table:formula="of:=([.U51]+[.V51])" office:value-type="float" office:value="0.0368653558893979" calcext:value-type="float">
            <text:p>0.037</text:p>
          </table:table-cell>
          <table:table-cell table:style-name="ce9" table:formula="of:=(([.R51]-[.A51])*[.R51]*(1-[.R51])*[.M51] + ([.T51]-[.B51])*[.T51]*(1-[.T51])*[.O51])*[.J51]*(1-[.J51])*[.C51]" office:value-type="float" office:value="-0.00102614672378589" calcext:value-type="float">
            <text:p>-0.0010</text:p>
          </table:table-cell>
          <table:table-cell table:style-name="ce9" table:formula="of:=(([.R51]-[.A51])*[.R51]*(1-[.R51])*[.M51] + ([.T51]-[.B51])*[.T51]*(1-[.T51])*[.O51])*[.J51]*(1-[.J51])*[.D51]" office:value-type="float" office:value="-0.00205229344757179" calcext:value-type="float">
            <text:p>-0.0021</text:p>
          </table:table-cell>
          <table:table-cell table:style-name="ce9" table:formula="of:=(([.T51]-[.B51])*[.T51]*(1-[.T51])*[.P51] + ([.R51]-[.A51])*[.R51]*(1-[.R51])*[.N51])*[.L51]*(1-[.L51])*[.C51]" office:value-type="float" office:value="-0.00102651040595102" calcext:value-type="float">
            <text:p>-0.0010</text:p>
          </table:table-cell>
          <table:table-cell table:formula="of:=(([.T51]-[.B51])*[.T51]*(1-[.T51])*[.P51] + ([.R51]-[.A51])*[.R51]*(1-[.R51])*[.N51])*[.L51]*(1-[.L51])*[.D51]" office:value-type="float" office:value="-0.00205302081190203" calcext:value-type="float">
            <text:p>-0.0021</text:p>
          </table:table-cell>
          <table:table-cell table:formula="of:=([.R51]-[.A51])*[.R51]*(1-[.R51])*[.J51]" office:value-type="float" office:value="0.0185534987503073" calcext:value-type="float">
            <text:p>0.0186</text:p>
          </table:table-cell>
          <table:table-cell table:style-name="ce9" table:formula="of:=([.R51]-[.A51])*[.R51]*(1-[.R51])*[.L51]" office:value-type="float" office:value="0.0186887884670045" calcext:value-type="float">
            <text:p>0.0187</text:p>
          </table:table-cell>
          <table:table-cell table:style-name="ce9" table:formula="of:=([.T51]-[.B51])*[.T51]*(1-[.T51])*[.J51]" office:value-type="float" office:value="-0.0128348286009538" calcext:value-type="float">
            <text:p>-0.0128</text:p>
          </table:table-cell>
          <table:table-cell table:style-name="ce14" table:formula="of:=([.T51]-[.B51])*[.T51]*(1-[.T51])*[.L51]" office:value-type="float" office:value="-0.0129284185134898" calcext:value-type="float">
            <text:p>-0.012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51]-[.$AB$12]*[.X51]" office:value-type="float" office:value="0.189554831707906" calcext:value-type="float">
            <text:p>0.1895548317</text:p>
          </table:table-cell>
          <table:table-cell table:formula="of:=[.F51]-[.$AB$12]*[.Y51]" office:value-type="float" office:value="0.279109663415812" calcext:value-type="float">
            <text:p>0.2791096634</text:p>
          </table:table-cell>
          <table:table-cell table:formula="of:=[.G51]-[.$AB$12]*[.Z51]" office:value-type="float" office:value="0.288995406752311" calcext:value-type="float">
            <text:p>0.2889954068</text:p>
          </table:table-cell>
          <table:table-cell table:formula="of:=[.H51]-[.$AB$12]*[.AA51]" office:value-type="float" office:value="0.377990813504622" calcext:value-type="float">
            <text:p>0.3779908135</text:p>
          </table:table-cell>
          <table:table-cell table:formula="of:=([.C52]*[.E52]+[.D52]*[.F52])" office:value-type="float" office:value="0.0373887079269765" calcext:value-type="float">
            <text:p>0.0373887079</text:p>
          </table:table-cell>
          <table:table-cell table:style-name="ce4" table:formula="of:=1/(1+EXP(-[.I52]))" office:value-type="float" office:value="0.509346088253655" calcext:value-type="float">
            <text:p>0.5093460883</text:p>
          </table:table-cell>
          <table:table-cell table:formula="of:=([.D52]*[.H52]+[.C52]*[.G52])" office:value-type="float" office:value="0.0522488516880777" calcext:value-type="float">
            <text:p>0.0522488517</text:p>
          </table:table-cell>
          <table:table-cell table:style-name="ce4" table:formula="of:=1/(1+EXP(-[.K52]))" office:value-type="float" office:value="0.51305924214217" calcext:value-type="float">
            <text:p>0.5130592421</text:p>
          </table:table-cell>
          <table:table-cell table:style-name="ce5" table:formula="of:=([.M51]-[.$AB$12]*[.AB51])" office:value-type="float" office:value="-1.28651778642172" calcext:value-type="float">
            <text:p>-1.29</text:p>
          </table:table-cell>
          <table:table-cell table:style-name="ce5" table:formula="of:=([.N51]-[.$AB$12]*[.AC51])" office:value-type="float" office:value="-1.24890426311125" calcext:value-type="float">
            <text:p>-1.25</text:p>
          </table:table-cell>
          <table:table-cell table:style-name="ce5" table:formula="of:=([.O51]-[.$AB$12]*[.AD51])" office:value-type="float" office:value="1.47764467239675" calcext:value-type="float">
            <text:p>1.48</text:p>
          </table:table-cell>
          <table:table-cell table:style-name="ce5" table:formula="of:=([.P51]-[.$AB$12]*[.AE51])" office:value-type="float" office:value="1.53482315948969" calcext:value-type="float">
            <text:p>1.53</text:p>
          </table:table-cell>
          <table:table-cell table:style-name="ce4" table:formula="of:=([.M52]*[.J52]+[.N52]*[.L52])" office:value-type="float" office:value="-1.29604467672263" calcext:value-type="float">
            <text:p>-1.2960446767</text:p>
          </table:table-cell>
          <table:table-cell table:style-name="ce4" table:formula="of:=1/(1+EXP(-[.Q52]))" office:value-type="float" office:value="0.214831443961446" calcext:value-type="float">
            <text:p>0.214831444</text:p>
          </table:table-cell>
          <table:table-cell table:style-name="ce4" table:formula="of:=([.O52]*[.J52]+[.P52]*[.L52])" office:value-type="float" office:value="1.54008774074417" calcext:value-type="float">
            <text:p>1.5400877407</text:p>
          </table:table-cell>
          <table:table-cell table:style-name="ce4" table:formula="of:=1/(1+EXP(-[.S52]))" office:value-type="float" office:value="0.823477479781015" calcext:value-type="float">
            <text:p>0.8234774798</text:p>
          </table:table-cell>
          <table:table-cell table:style-name="ce4" table:formula="of:=1/2*(0.01-[.R52])^2" office:value-type="float" office:value="0.0209779602176656" calcext:value-type="float">
            <text:p>0.0209779602</text:p>
          </table:table-cell>
          <table:table-cell table:style-name="ce4" table:formula="of:=1/2*(0.99-[.T52])^2" office:value-type="float" office:value="0.0138648748700412" calcext:value-type="float">
            <text:p>0.0138648749</text:p>
          </table:table-cell>
          <table:table-cell table:style-name="ce6" table:formula="of:=([.U52]+[.V52])" office:value-type="float" office:value="0.0348428350877068" calcext:value-type="float">
            <text:p>0.035</text:p>
          </table:table-cell>
          <table:table-cell table:style-name="ce9" table:formula="of:=(([.R52]-[.A52])*[.R52]*(1-[.R52])*[.M52] + ([.T52]-[.B52])*[.T52]*(1-[.T52])*[.O52])*[.J52]*(1-[.J52])*[.C52]" office:value-type="float" office:value="-0.00100237662572556" calcext:value-type="float">
            <text:p>-0.0010</text:p>
          </table:table-cell>
          <table:table-cell table:style-name="ce9" table:formula="of:=(([.R52]-[.A52])*[.R52]*(1-[.R52])*[.M52] + ([.T52]-[.B52])*[.T52]*(1-[.T52])*[.O52])*[.J52]*(1-[.J52])*[.D52]" office:value-type="float" office:value="-0.00200475325145111" calcext:value-type="float">
            <text:p>-0.0020</text:p>
          </table:table-cell>
          <table:table-cell table:style-name="ce9" table:formula="of:=(([.T52]-[.B52])*[.T52]*(1-[.T52])*[.P52] + ([.R52]-[.A52])*[.R52]*(1-[.R52])*[.N52])*[.L52]*(1-[.L52])*[.C52]" office:value-type="float" office:value="-0.00100309838308716" calcext:value-type="float">
            <text:p>-0.0010</text:p>
          </table:table-cell>
          <table:table-cell table:formula="of:=(([.T52]-[.B52])*[.T52]*(1-[.T52])*[.P52] + ([.R52]-[.A52])*[.R52]*(1-[.R52])*[.N52])*[.L52]*(1-[.L52])*[.D52]" office:value-type="float" office:value="-0.00200619676617433" calcext:value-type="float">
            <text:p>-0.0020</text:p>
          </table:table-cell>
          <table:table-cell table:formula="of:=([.R52]-[.A52])*[.R52]*(1-[.R52])*[.J52]" office:value-type="float" office:value="0.017598285057986" calcext:value-type="float">
            <text:p>0.0176</text:p>
          </table:table-cell>
          <table:table-cell table:style-name="ce9" table:formula="of:=([.R52]-[.A52])*[.R52]*(1-[.R52])*[.L52]" office:value-type="float" office:value="0.017726577278347" calcext:value-type="float">
            <text:p>0.0177</text:p>
          </table:table-cell>
          <table:table-cell table:style-name="ce9" table:formula="of:=([.T52]-[.B52])*[.T52]*(1-[.T52])*[.J52]" office:value-type="float" office:value="-0.012329282287634" calcext:value-type="float">
            <text:p>-0.0123</text:p>
          </table:table-cell>
          <table:table-cell table:style-name="ce14" table:formula="of:=([.T52]-[.B52])*[.T52]*(1-[.T52])*[.L52]" office:value-type="float" office:value="-0.0124191632615429" calcext:value-type="float">
            <text:p>-0.012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52]-[.$AB$12]*[.X52]" office:value-type="float" office:value="0.191559584959357" calcext:value-type="float">
            <text:p>0.191559585</text:p>
          </table:table-cell>
          <table:table-cell table:formula="of:=[.F52]-[.$AB$12]*[.Y52]" office:value-type="float" office:value="0.283119169918714" calcext:value-type="float">
            <text:p>0.2831191699</text:p>
          </table:table-cell>
          <table:table-cell table:formula="of:=[.G52]-[.$AB$12]*[.Z52]" office:value-type="float" office:value="0.291001603518485" calcext:value-type="float">
            <text:p>0.2910016035</text:p>
          </table:table-cell>
          <table:table-cell table:formula="of:=[.H52]-[.$AB$12]*[.AA52]" office:value-type="float" office:value="0.382003207036971" calcext:value-type="float">
            <text:p>0.382003207</text:p>
          </table:table-cell>
          <table:table-cell table:formula="of:=([.C53]*[.E53]+[.D53]*[.F53])" office:value-type="float" office:value="0.0378898962398392" calcext:value-type="float">
            <text:p>0.0378898962</text:p>
          </table:table-cell>
          <table:table-cell table:style-name="ce4" table:formula="of:=1/(1+EXP(-[.I53]))" office:value-type="float" office:value="0.509471340964066" calcext:value-type="float">
            <text:p>0.509471341</text:p>
          </table:table-cell>
          <table:table-cell table:formula="of:=([.D53]*[.H53]+[.C53]*[.G53])" office:value-type="float" office:value="0.0527504008796213" calcext:value-type="float">
            <text:p>0.0527504009</text:p>
          </table:table-cell>
          <table:table-cell table:style-name="ce4" table:formula="of:=1/(1+EXP(-[.K53]))" office:value-type="float" office:value="0.513184543080619" calcext:value-type="float">
            <text:p>0.5131845431</text:p>
          </table:table-cell>
          <table:table-cell table:style-name="ce5" table:formula="of:=([.M52]-[.$AB$12]*[.AB52])" office:value-type="float" office:value="-1.32171435653769" calcext:value-type="float">
            <text:p>-1.32</text:p>
          </table:table-cell>
          <table:table-cell table:style-name="ce5" table:formula="of:=([.N52]-[.$AB$12]*[.AC52])" office:value-type="float" office:value="-1.28435741766794" calcext:value-type="float">
            <text:p>-1.28</text:p>
          </table:table-cell>
          <table:table-cell table:style-name="ce5" table:formula="of:=([.O52]-[.$AB$12]*[.AD52])" office:value-type="float" office:value="1.50230323697201" calcext:value-type="float">
            <text:p>1.50</text:p>
          </table:table-cell>
          <table:table-cell table:style-name="ce5" table:formula="of:=([.P52]-[.$AB$12]*[.AE52])" office:value-type="float" office:value="1.55966148601278" calcext:value-type="float">
            <text:p>1.56</text:p>
          </table:table-cell>
          <table:table-cell table:style-name="ce4" table:formula="of:=([.M53]*[.J53]+[.N53]*[.L53])" office:value-type="float" office:value="-1.33248796013484" calcext:value-type="float">
            <text:p>-1.3324879601</text:p>
          </table:table-cell>
          <table:table-cell table:style-name="ce4" table:formula="of:=1/(1+EXP(-[.Q53]))" office:value-type="float" office:value="0.208748125220387" calcext:value-type="float">
            <text:p>0.2087481252</text:p>
          </table:table-cell>
          <table:table-cell table:style-name="ce4" table:formula="of:=([.O53]*[.J53]+[.P53]*[.L53])" office:value-type="float" office:value="1.5657746117347" calcext:value-type="float">
            <text:p>1.5657746117</text:p>
          </table:table-cell>
          <table:table-cell table:style-name="ce4" table:formula="of:=1/(1+EXP(-[.S53]))" office:value-type="float" office:value="0.827180411224041" calcext:value-type="float">
            <text:p>0.8271804112</text:p>
          </table:table-cell>
          <table:table-cell table:style-name="ce4" table:formula="of:=1/2*(0.01-[.R53])^2" office:value-type="float" office:value="0.0197504086393094" calcext:value-type="float">
            <text:p>0.0197504086</text:p>
          </table:table-cell>
          <table:table-cell table:style-name="ce4" table:formula="of:=1/2*(0.99-[.T53])^2" office:value-type="float" office:value="0.0132551092445863" calcext:value-type="float">
            <text:p>0.0132551092</text:p>
          </table:table-cell>
          <table:table-cell table:style-name="ce6" table:formula="of:=([.U53]+[.V53])" office:value-type="float" office:value="0.0330055178838957" calcext:value-type="float">
            <text:p>0.033</text:p>
          </table:table-cell>
          <table:table-cell table:style-name="ce9" table:formula="of:=(([.R53]-[.A53])*[.R53]*(1-[.R53])*[.M53] + ([.T53]-[.B53])*[.T53]*(1-[.T53])*[.O53])*[.J53]*(1-[.J53])*[.C53]" office:value-type="float" office:value="-0.000979095566020453" calcext:value-type="float">
            <text:p>-0.0010</text:p>
          </table:table-cell>
          <table:table-cell table:style-name="ce9" table:formula="of:=(([.R53]-[.A53])*[.R53]*(1-[.R53])*[.M53] + ([.T53]-[.B53])*[.T53]*(1-[.T53])*[.O53])*[.J53]*(1-[.J53])*[.D53]" office:value-type="float" office:value="-0.00195819113204091" calcext:value-type="float">
            <text:p>-0.0020</text:p>
          </table:table-cell>
          <table:table-cell table:style-name="ce9" table:formula="of:=(([.T53]-[.B53])*[.T53]*(1-[.T53])*[.P53] + ([.R53]-[.A53])*[.R53]*(1-[.R53])*[.N53])*[.L53]*(1-[.L53])*[.C53]" office:value-type="float" office:value="-0.000980123813353933" calcext:value-type="float">
            <text:p>-0.0010</text:p>
          </table:table-cell>
          <table:table-cell table:formula="of:=(([.T53]-[.B53])*[.T53]*(1-[.T53])*[.P53] + ([.R53]-[.A53])*[.R53]*(1-[.R53])*[.N53])*[.L53]*(1-[.L53])*[.D53]" office:value-type="float" office:value="-0.00196024762670787" calcext:value-type="float">
            <text:p>-0.0020</text:p>
          </table:table-cell>
          <table:table-cell table:formula="of:=([.R53]-[.A53])*[.R53]*(1-[.R53])*[.J53]" office:value-type="float" office:value="0.0167247692798454" calcext:value-type="float">
            <text:p>0.0167</text:p>
          </table:table-cell>
          <table:table-cell table:style-name="ce9" table:formula="of:=([.R53]-[.A53])*[.R53]*(1-[.R53])*[.L53]" office:value-type="float" office:value="0.0168466651426652" calcext:value-type="float">
            <text:p>0.0168</text:p>
          </table:table-cell>
          <table:table-cell table:style-name="ce9" table:formula="of:=([.T53]-[.B53])*[.T53]*(1-[.T53])*[.J53]" office:value-type="float" office:value="-0.0118582232122333" calcext:value-type="float">
            <text:p>-0.0119</text:p>
          </table:table-cell>
          <table:table-cell table:style-name="ce14" table:formula="of:=([.T53]-[.B53])*[.T53]*(1-[.T53])*[.L53]" office:value-type="float" office:value="-0.0119446500158429" calcext:value-type="float">
            <text:p>-0.011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53]-[.$AB$12]*[.X53]" office:value-type="float" office:value="0.193517776091398" calcext:value-type="float">
            <text:p>0.1935177761</text:p>
          </table:table-cell>
          <table:table-cell table:formula="of:=[.F53]-[.$AB$12]*[.Y53]" office:value-type="float" office:value="0.287035552182796" calcext:value-type="float">
            <text:p>0.2870355522</text:p>
          </table:table-cell>
          <table:table-cell table:formula="of:=[.G53]-[.$AB$12]*[.Z53]" office:value-type="float" office:value="0.292961851145193" calcext:value-type="float">
            <text:p>0.2929618511</text:p>
          </table:table-cell>
          <table:table-cell table:formula="of:=[.H53]-[.$AB$12]*[.AA53]" office:value-type="float" office:value="0.385923702290386" calcext:value-type="float">
            <text:p>0.3859237023</text:p>
          </table:table-cell>
          <table:table-cell table:formula="of:=([.C54]*[.E54]+[.D54]*[.F54])" office:value-type="float" office:value="0.0383794440228495" calcext:value-type="float">
            <text:p>0.038379444</text:p>
          </table:table-cell>
          <table:table-cell table:style-name="ce4" table:formula="of:=1/(1+EXP(-[.I54]))" office:value-type="float" office:value="0.509593683424593" calcext:value-type="float">
            <text:p>0.5095936834</text:p>
          </table:table-cell>
          <table:table-cell table:formula="of:=([.D54]*[.H54]+[.C54]*[.G54])" office:value-type="float" office:value="0.0532404627862983" calcext:value-type="float">
            <text:p>0.0532404628</text:p>
          </table:table-cell>
          <table:table-cell table:style-name="ce4" table:formula="of:=1/(1+EXP(-[.K54]))" office:value-type="float" office:value="0.513306972575263" calcext:value-type="float">
            <text:p>0.5133069726</text:p>
          </table:table-cell>
          <table:table-cell table:style-name="ce5" table:formula="of:=([.M53]-[.$AB$12]*[.AB53])" office:value-type="float" office:value="-1.35516389509738" calcext:value-type="float">
            <text:p>-1.36</text:p>
          </table:table-cell>
          <table:table-cell table:style-name="ce5" table:formula="of:=([.N53]-[.$AB$12]*[.AC53])" office:value-type="float" office:value="-1.31805074795327" calcext:value-type="float">
            <text:p>-1.32</text:p>
          </table:table-cell>
          <table:table-cell table:style-name="ce5" table:formula="of:=([.O53]-[.$AB$12]*[.AD53])" office:value-type="float" office:value="1.52601968339648" calcext:value-type="float">
            <text:p>1.53</text:p>
          </table:table-cell>
          <table:table-cell table:style-name="ce5" table:formula="of:=([.P53]-[.$AB$12]*[.AE53])" office:value-type="float" office:value="1.58355078604447" calcext:value-type="float">
            <text:p>1.58</text:p>
          </table:table-cell>
          <table:table-cell table:style-name="ce4" table:formula="of:=([.M54]*[.J54]+[.N54]*[.L54])" office:value-type="float" office:value="-1.36714760007915" calcext:value-type="float">
            <text:p>-1.3671476001</text:p>
          </table:table-cell>
          <table:table-cell table:style-name="ce4" table:formula="of:=1/(1+EXP(-[.Q54]))" office:value-type="float" office:value="0.203081085482573" calcext:value-type="float">
            <text:p>0.2030810855</text:p>
          </table:table-cell>
          <table:table-cell table:style-name="ce4" table:formula="of:=([.O54]*[.J54]+[.P54]*[.L54])" office:value-type="float" office:value="1.59049765134411" calcext:value-type="float">
            <text:p>1.5904976513</text:p>
          </table:table-cell>
          <table:table-cell table:style-name="ce4" table:formula="of:=1/(1+EXP(-[.S54]))" office:value-type="float" office:value="0.830686107603352" calcext:value-type="float">
            <text:p>0.8306861076</text:p>
          </table:table-cell>
          <table:table-cell table:style-name="ce4" table:formula="of:=1/2*(0.01-[.R54])^2" office:value-type="float" office:value="0.0186401527855643" calcext:value-type="float">
            <text:p>0.0186401528</text:p>
          </table:table-cell>
          <table:table-cell table:style-name="ce4" table:formula="of:=1/2*(0.99-[.T54])^2" office:value-type="float" office:value="0.0126904581552853" calcext:value-type="float">
            <text:p>0.0126904582</text:p>
          </table:table-cell>
          <table:table-cell table:style-name="ce6" table:formula="of:=([.U54]+[.V54])" office:value-type="float" office:value="0.0313306109408496" calcext:value-type="float">
            <text:p>0.031</text:p>
          </table:table-cell>
          <table:table-cell table:style-name="ce9" table:formula="of:=(([.R54]-[.A54])*[.R54]*(1-[.R54])*[.M54] + ([.T54]-[.B54])*[.T54]*(1-[.T54])*[.O54])*[.J54]*(1-[.J54])*[.C54]" office:value-type="float" office:value="-0.000956394669204803" calcext:value-type="float">
            <text:p>-0.0010</text:p>
          </table:table-cell>
          <table:table-cell table:style-name="ce9" table:formula="of:=(([.R54]-[.A54])*[.R54]*(1-[.R54])*[.M54] + ([.T54]-[.B54])*[.T54]*(1-[.T54])*[.O54])*[.J54]*(1-[.J54])*[.D54]" office:value-type="float" office:value="-0.00191278933840961" calcext:value-type="float">
            <text:p>-0.0019</text:p>
          </table:table-cell>
          <table:table-cell table:style-name="ce9" table:formula="of:=(([.T54]-[.B54])*[.T54]*(1-[.T54])*[.P54] + ([.R54]-[.A54])*[.R54]*(1-[.R54])*[.N54])*[.L54]*(1-[.L54])*[.C54]" office:value-type="float" office:value="-0.000957685379772465" calcext:value-type="float">
            <text:p>-0.0010</text:p>
          </table:table-cell>
          <table:table-cell table:formula="of:=(([.T54]-[.B54])*[.T54]*(1-[.T54])*[.P54] + ([.R54]-[.A54])*[.R54]*(1-[.R54])*[.N54])*[.L54]*(1-[.L54])*[.D54]" office:value-type="float" office:value="-0.00191537075954493" calcext:value-type="float">
            <text:p>-0.0019</text:p>
          </table:table-cell>
          <table:table-cell table:formula="of:=([.R54]-[.A54])*[.R54]*(1-[.R54])*[.J54]" office:value-type="float" office:value="0.0159238243599944" calcext:value-type="float">
            <text:p>0.0159</text:p>
          </table:table-cell>
          <table:table-cell table:style-name="ce9" table:formula="of:=([.R54]-[.A54])*[.R54]*(1-[.R54])*[.L54]" office:value-type="float" office:value="0.0160398575176972" calcext:value-type="float">
            <text:p>0.0160</text:p>
          </table:table-cell>
          <table:table-cell table:style-name="ce9" table:formula="of:=([.T54]-[.B54])*[.T54]*(1-[.T54])*[.J54]" office:value-type="float" office:value="-0.0114184518795044" calcext:value-type="float">
            <text:p>-0.0114</text:p>
          </table:table-cell>
          <table:table-cell table:style-name="ce14" table:formula="of:=([.T54]-[.B54])*[.T54]*(1-[.T54])*[.L54]" office:value-type="float" office:value="-0.0115016554490555" calcext:value-type="float">
            <text:p>-0.011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54]-[.$AB$12]*[.X54]" office:value-type="float" office:value="0.195430565429807" calcext:value-type="float">
            <text:p>0.1954305654</text:p>
          </table:table-cell>
          <table:table-cell table:formula="of:=[.F54]-[.$AB$12]*[.Y54]" office:value-type="float" office:value="0.290861130859615" calcext:value-type="float">
            <text:p>0.2908611309</text:p>
          </table:table-cell>
          <table:table-cell table:formula="of:=[.G54]-[.$AB$12]*[.Z54]" office:value-type="float" office:value="0.294877221904738" calcext:value-type="float">
            <text:p>0.2948772219</text:p>
          </table:table-cell>
          <table:table-cell table:formula="of:=[.H54]-[.$AB$12]*[.AA54]" office:value-type="float" office:value="0.389754443809476" calcext:value-type="float">
            <text:p>0.3897544438</text:p>
          </table:table-cell>
          <table:table-cell table:formula="of:=([.C55]*[.E55]+[.D55]*[.F55])" office:value-type="float" office:value="0.0388576413574519" calcext:value-type="float">
            <text:p>0.0388576414</text:p>
          </table:table-cell>
          <table:table-cell table:style-name="ce4" table:formula="of:=1/(1+EXP(-[.I55]))" office:value-type="float" office:value="0.509713188195026" calcext:value-type="float">
            <text:p>0.5097131882</text:p>
          </table:table-cell>
          <table:table-cell table:formula="of:=([.D55]*[.H55]+[.C55]*[.G55])" office:value-type="float" office:value="0.0537193054761845" calcext:value-type="float">
            <text:p>0.0537193055</text:p>
          </table:table-cell>
          <table:table-cell table:style-name="ce4" table:formula="of:=1/(1+EXP(-[.K55]))" office:value-type="float" office:value="0.513426597691886" calcext:value-type="float">
            <text:p>0.5134265977</text:p>
          </table:table-cell>
          <table:table-cell table:style-name="ce5" table:formula="of:=([.M54]-[.$AB$12]*[.AB54])" office:value-type="float" office:value="-1.38701154381737" calcext:value-type="float">
            <text:p>-1.39</text:p>
          </table:table-cell>
          <table:table-cell table:style-name="ce5" table:formula="of:=([.N54]-[.$AB$12]*[.AC54])" office:value-type="float" office:value="-1.35013046298866" calcext:value-type="float">
            <text:p>-1.35</text:p>
          </table:table-cell>
          <table:table-cell table:style-name="ce5" table:formula="of:=([.O54]-[.$AB$12]*[.AD54])" office:value-type="float" office:value="1.54885658715549" calcext:value-type="float">
            <text:p>1.55</text:p>
          </table:table-cell>
          <table:table-cell table:style-name="ce5" table:formula="of:=([.P54]-[.$AB$12]*[.AE54])" office:value-type="float" office:value="1.60655409694258" calcext:value-type="float">
            <text:p>1.61</text:p>
          </table:table-cell>
          <table:table-cell table:style-name="ce4" table:formula="of:=([.M55]*[.J55]+[.N55]*[.L55])" office:value-type="float" office:value="-1.4001709661149" calcext:value-type="float">
            <text:p>-1.4001709661</text:p>
          </table:table-cell>
          <table:table-cell table:style-name="ce4" table:formula="of:=1/(1+EXP(-[.Q55]))" office:value-type="float" office:value="0.197788983102603" calcext:value-type="float">
            <text:p>0.1977889831</text:p>
          </table:table-cell>
          <table:table-cell table:style-name="ce4" table:formula="of:=([.O55]*[.J55]+[.P55]*[.L55])" office:value-type="float" office:value="1.61432023309708" calcext:value-type="float">
            <text:p>1.6143202331</text:p>
          </table:table-cell>
          <table:table-cell table:style-name="ce4" table:formula="of:=1/(1+EXP(-[.S55]))" office:value-type="float" office:value="0.834010330308506" calcext:value-type="float">
            <text:p>0.8340103303</text:p>
          </table:table-cell>
          <table:table-cell table:style-name="ce4" table:formula="of:=1/2*(0.01-[.R55])^2" office:value-type="float" office:value="0.0176323510873549" calcext:value-type="float">
            <text:p>0.0176323511</text:p>
          </table:table-cell>
          <table:table-cell table:style-name="ce4" table:formula="of:=1/2*(0.99-[.T55])^2" office:value-type="float" office:value="0.0121663885252306" calcext:value-type="float">
            <text:p>0.0121663885</text:p>
          </table:table-cell>
          <table:table-cell table:style-name="ce6" table:formula="of:=([.U55]+[.V55])" office:value-type="float" office:value="0.0297987396125856" calcext:value-type="float">
            <text:p>0.030</text:p>
          </table:table-cell>
          <table:table-cell table:style-name="ce9" table:formula="of:=(([.R55]-[.A55])*[.R55]*(1-[.R55])*[.M55] + ([.T55]-[.B55])*[.T55]*(1-[.T55])*[.O55])*[.J55]*(1-[.J55])*[.C55]" office:value-type="float" office:value="-0.000934332898689489" calcext:value-type="float">
            <text:p>-0.0009</text:p>
          </table:table-cell>
          <table:table-cell table:style-name="ce9" table:formula="of:=(([.R55]-[.A55])*[.R55]*(1-[.R55])*[.M55] + ([.T55]-[.B55])*[.T55]*(1-[.T55])*[.O55])*[.J55]*(1-[.J55])*[.D55]" office:value-type="float" office:value="-0.00186866579737898" calcext:value-type="float">
            <text:p>-0.0019</text:p>
          </table:table-cell>
          <table:table-cell table:style-name="ce9" table:formula="of:=(([.T55]-[.B55])*[.T55]*(1-[.T55])*[.P55] + ([.R55]-[.A55])*[.R55]*(1-[.R55])*[.N55])*[.L55]*(1-[.L55])*[.C55]" office:value-type="float" office:value="-0.000935848409870567" calcext:value-type="float">
            <text:p>-0.0009</text:p>
          </table:table-cell>
          <table:table-cell table:formula="of:=(([.T55]-[.B55])*[.T55]*(1-[.T55])*[.P55] + ([.R55]-[.A55])*[.R55]*(1-[.R55])*[.N55])*[.L55]*(1-[.L55])*[.D55]" office:value-type="float" office:value="-0.00187169681974114" calcext:value-type="float">
            <text:p>-0.0019</text:p>
          </table:table-cell>
          <table:table-cell table:formula="of:=([.R55]-[.A55])*[.R55]*(1-[.R55])*[.J55]" office:value-type="float" office:value="0.0151875143156941" calcext:value-type="float">
            <text:p>0.0152</text:p>
          </table:table-cell>
          <table:table-cell table:style-name="ce9" table:formula="of:=([.R55]-[.A55])*[.R55]*(1-[.R55])*[.L55]" office:value-type="float" office:value="0.0152981597947591" calcext:value-type="float">
            <text:p>0.0153</text:p>
          </table:table-cell>
          <table:table-cell table:style-name="ce9" table:formula="of:=([.T55]-[.B55])*[.T55]*(1-[.T55])*[.J55]" office:value-type="float" office:value="-0.0110071326348126" calcext:value-type="float">
            <text:p>-0.0110</text:p>
          </table:table-cell>
          <table:table-cell table:style-name="ce14" table:formula="of:=([.T55]-[.B55])*[.T55]*(1-[.T55])*[.L55]" office:value-type="float" office:value="-0.011087322811967" calcext:value-type="float">
            <text:p>-0.011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55]-[.$AB$12]*[.X55]" office:value-type="float" office:value="0.197299231227186" calcext:value-type="float">
            <text:p>0.1972992312</text:p>
          </table:table-cell>
          <table:table-cell table:formula="of:=[.F55]-[.$AB$12]*[.Y55]" office:value-type="float" office:value="0.294598462454373" calcext:value-type="float">
            <text:p>0.2945984625</text:p>
          </table:table-cell>
          <table:table-cell table:formula="of:=[.G55]-[.$AB$12]*[.Z55]" office:value-type="float" office:value="0.296748918724479" calcext:value-type="float">
            <text:p>0.2967489187</text:p>
          </table:table-cell>
          <table:table-cell table:formula="of:=[.H55]-[.$AB$12]*[.AA55]" office:value-type="float" office:value="0.393497837448958" calcext:value-type="float">
            <text:p>0.3934978374</text:p>
          </table:table-cell>
          <table:table-cell table:formula="of:=([.C56]*[.E56]+[.D56]*[.F56])" office:value-type="float" office:value="0.0393248078067966" calcext:value-type="float">
            <text:p>0.0393248078</text:p>
          </table:table-cell>
          <table:table-cell table:style-name="ce4" table:formula="of:=1/(1+EXP(-[.I56]))" office:value-type="float" office:value="0.509829935200182" calcext:value-type="float">
            <text:p>0.5098299352</text:p>
          </table:table-cell>
          <table:table-cell table:formula="of:=([.D56]*[.H56]+[.C56]*[.G56])" office:value-type="float" office:value="0.0541872296811198" calcext:value-type="float">
            <text:p>0.0541872297</text:p>
          </table:table-cell>
          <table:table-cell table:style-name="ce4" table:formula="of:=1/(1+EXP(-[.K56]))" office:value-type="float" office:value="0.513543493652227" calcext:value-type="float">
            <text:p>0.5135434937</text:p>
          </table:table-cell>
          <table:table-cell table:style-name="ce5" table:formula="of:=([.M55]-[.$AB$12]*[.AB55])" office:value-type="float" office:value="-1.41738657244876" calcext:value-type="float">
            <text:p>-1.42</text:p>
          </table:table-cell>
          <table:table-cell table:style-name="ce5" table:formula="of:=([.N55]-[.$AB$12]*[.AC55])" office:value-type="float" office:value="-1.38072678257818" calcext:value-type="float">
            <text:p>-1.38</text:p>
          </table:table-cell>
          <table:table-cell table:style-name="ce5" table:formula="of:=([.O55]-[.$AB$12]*[.AD55])" office:value-type="float" office:value="1.57087085242511" calcext:value-type="float">
            <text:p>1.57</text:p>
          </table:table-cell>
          <table:table-cell table:style-name="ce5" table:formula="of:=([.P55]-[.$AB$12]*[.AE55])" office:value-type="float" office:value="1.62872874256651" calcext:value-type="float">
            <text:p>1.63</text:p>
          </table:table-cell>
          <table:table-cell table:style-name="ce4" table:formula="of:=([.M56]*[.J56]+[.N56]*[.L56])" office:value-type="float" office:value="-1.43168936008956" calcext:value-type="float">
            <text:p>-1.4316893601</text:p>
          </table:table-cell>
          <table:table-cell table:style-name="ce4" table:formula="of:=1/(1+EXP(-[.Q56]))" office:value-type="float" office:value="0.192835598828078" calcext:value-type="float">
            <text:p>0.1928355988</text:p>
          </table:table-cell>
          <table:table-cell table:style-name="ce4" table:formula="of:=([.O56]*[.J56]+[.P56]*[.L56])" office:value-type="float" office:value="1.63730003356915" calcext:value-type="float">
            <text:p>1.6373000336</text:p>
          </table:table-cell>
          <table:table-cell table:style-name="ce4" table:formula="of:=1/(1+EXP(-[.S56]))" office:value-type="float" office:value="0.837167217647028" calcext:value-type="float">
            <text:p>0.8371672176</text:p>
          </table:table-cell>
          <table:table-cell table:style-name="ce4" table:formula="of:=1/2*(0.01-[.R56])^2" office:value-type="float" office:value="0.016714428099411" calcext:value-type="float">
            <text:p>0.0167144281</text:p>
          </table:table-cell>
          <table:table-cell table:style-name="ce4" table:formula="of:=1/2*(0.99-[.T56])^2" office:value-type="float" office:value="0.0116789296808755" calcext:value-type="float">
            <text:p>0.0116789297</text:p>
          </table:table-cell>
          <table:table-cell table:style-name="ce6" table:formula="of:=([.U56]+[.V56])" office:value-type="float" office:value="0.0283933577802865" calcext:value-type="float">
            <text:p>0.028</text:p>
          </table:table-cell>
          <table:table-cell table:style-name="ce9" table:formula="of:=(([.R56]-[.A56])*[.R56]*(1-[.R56])*[.M56] + ([.T56]-[.B56])*[.T56]*(1-[.T56])*[.O56])*[.J56]*(1-[.J56])*[.C56]" office:value-type="float" office:value="-0.000912945413353613" calcext:value-type="float">
            <text:p>-0.0009</text:p>
          </table:table-cell>
          <table:table-cell table:style-name="ce9" table:formula="of:=(([.R56]-[.A56])*[.R56]*(1-[.R56])*[.M56] + ([.T56]-[.B56])*[.T56]*(1-[.T56])*[.O56])*[.J56]*(1-[.J56])*[.D56]" office:value-type="float" office:value="-0.00182589082670723" calcext:value-type="float">
            <text:p>-0.0018</text:p>
          </table:table-cell>
          <table:table-cell table:style-name="ce9" table:formula="of:=(([.T56]-[.B56])*[.T56]*(1-[.T56])*[.P56] + ([.R56]-[.A56])*[.R56]*(1-[.R56])*[.N56])*[.L56]*(1-[.L56])*[.C56]" office:value-type="float" office:value="-0.000914653431406452" calcext:value-type="float">
            <text:p>-0.0009</text:p>
          </table:table-cell>
          <table:table-cell table:formula="of:=(([.T56]-[.B56])*[.T56]*(1-[.T56])*[.P56] + ([.R56]-[.A56])*[.R56]*(1-[.R56])*[.N56])*[.L56]*(1-[.L56])*[.D56]" office:value-type="float" office:value="-0.0018293068628129" calcext:value-type="float">
            <text:p>-0.0018</text:p>
          </table:table-cell>
          <table:table-cell table:formula="of:=([.R56]-[.A56])*[.R56]*(1-[.R56])*[.J56]" office:value-type="float" office:value="0.0145089271802045" calcext:value-type="float">
            <text:p>0.0145</text:p>
          </table:table-cell>
          <table:table-cell table:style-name="ce9" table:formula="of:=([.R56]-[.A56])*[.R56]*(1-[.R56])*[.L56]" office:value-type="float" office:value="0.0146146089878822" calcext:value-type="float">
            <text:p>0.0146</text:p>
          </table:table-cell>
          <table:table-cell table:style-name="ce9" table:formula="of:=([.T56]-[.B56])*[.T56]*(1-[.T56])*[.J56]" office:value-type="float" office:value="-0.0106217459296626" calcext:value-type="float">
            <text:p>-0.0106</text:p>
          </table:table-cell>
          <table:table-cell table:style-name="ce14" table:formula="of:=([.T56]-[.B56])*[.T56]*(1-[.T56])*[.L56]" office:value-type="float" office:value="-0.0106991138354076" calcext:value-type="float">
            <text:p>-0.010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56]-[.$AB$12]*[.X56]" office:value-type="float" office:value="0.199125122053894" calcext:value-type="float">
            <text:p>0.1991251221</text:p>
          </table:table-cell>
          <table:table-cell table:formula="of:=[.F56]-[.$AB$12]*[.Y56]" office:value-type="float" office:value="0.298250244107787" calcext:value-type="float">
            <text:p>0.2982502441</text:p>
          </table:table-cell>
          <table:table-cell table:formula="of:=[.G56]-[.$AB$12]*[.Z56]" office:value-type="float" office:value="0.298578225587292" calcext:value-type="float">
            <text:p>0.2985782256</text:p>
          </table:table-cell>
          <table:table-cell table:formula="of:=[.H56]-[.$AB$12]*[.AA56]" office:value-type="float" office:value="0.397156451174584" calcext:value-type="float">
            <text:p>0.3971564512</text:p>
          </table:table-cell>
          <table:table-cell table:formula="of:=([.C57]*[.E57]+[.D57]*[.F57])" office:value-type="float" office:value="0.0397812805134734" calcext:value-type="float">
            <text:p>0.0397812805</text:p>
          </table:table-cell>
          <table:table-cell table:style-name="ce4" table:formula="of:=1/(1+EXP(-[.I57]))" office:value-type="float" office:value="0.509944008755137" calcext:value-type="float">
            <text:p>0.5099440088</text:p>
          </table:table-cell>
          <table:table-cell table:formula="of:=([.D57]*[.H57]+[.C57]*[.G57])" office:value-type="float" office:value="0.054644556396823" calcext:value-type="float">
            <text:p>0.0546445564</text:p>
          </table:table-cell>
          <table:table-cell table:style-name="ce4" table:formula="of:=1/(1+EXP(-[.K57]))" office:value-type="float" office:value="0.513657740735827" calcext:value-type="float">
            <text:p>0.5136577407</text:p>
          </table:table-cell>
          <table:table-cell table:style-name="ce5" table:formula="of:=([.M56]-[.$AB$12]*[.AB56])" office:value-type="float" office:value="-1.44640442680917" calcext:value-type="float">
            <text:p>-1.45</text:p>
          </table:table-cell>
          <table:table-cell table:style-name="ce5" table:formula="of:=([.N56]-[.$AB$12]*[.AC56])" office:value-type="float" office:value="-1.40995600055395" calcext:value-type="float">
            <text:p>-1.41</text:p>
          </table:table-cell>
          <table:table-cell table:style-name="ce5" table:formula="of:=([.O56]-[.$AB$12]*[.AD56])" office:value-type="float" office:value="1.59211434428444" calcext:value-type="float">
            <text:p>1.59</text:p>
          </table:table-cell>
          <table:table-cell table:style-name="ce5" table:formula="of:=([.P56]-[.$AB$12]*[.AE56])" office:value-type="float" office:value="1.65012697023733" calcext:value-type="float">
            <text:p>1.65</text:p>
          </table:table-cell>
          <table:table-cell table:style-name="ce4" table:formula="of:=([.M57]*[.J57]+[.N57]*[.L57])" office:value-type="float" office:value="-1.46182008546971" calcext:value-type="float">
            <text:p>-1.4618200855</text:p>
          </table:table-cell>
          <table:table-cell table:style-name="ce4" table:formula="of:=1/(1+EXP(-[.Q57]))" office:value-type="float" office:value="0.188189105718764" calcext:value-type="float">
            <text:p>0.1881891057</text:p>
          </table:table-cell>
          <table:table-cell table:style-name="ce4" table:formula="of:=([.O57]*[.J57]+[.P57]*[.L57])" office:value-type="float" office:value="1.65948966258032" calcext:value-type="float">
            <text:p>1.6594896626</text:p>
          </table:table-cell>
          <table:table-cell table:style-name="ce4" table:formula="of:=1/(1+EXP(-[.S57]))" office:value-type="float" office:value="0.840169484434278" calcext:value-type="float">
            <text:p>0.8401694844</text:p>
          </table:table-cell>
          <table:table-cell table:style-name="ce4" table:formula="of:=1/2*(0.01-[.R57])^2" office:value-type="float" office:value="0.0158756786984264" calcext:value-type="float">
            <text:p>0.0158756787</text:p>
          </table:table-cell>
          <table:table-cell table:style-name="ce4" table:formula="of:=1/2*(0.99-[.T57])^2" office:value-type="float" office:value="0.011224591697345" calcext:value-type="float">
            <text:p>0.0112245917</text:p>
          </table:table-cell>
          <table:table-cell table:style-name="ce6" table:formula="of:=([.U57]+[.V57])" office:value-type="float" office:value="0.0271002703957713" calcext:value-type="float">
            <text:p>0.027</text:p>
          </table:table-cell>
          <table:table-cell table:style-name="ce9" table:formula="of:=(([.R57]-[.A57])*[.R57]*(1-[.R57])*[.M57] + ([.T57]-[.B57])*[.T57]*(1-[.T57])*[.O57])*[.J57]*(1-[.J57])*[.C57]" office:value-type="float" office:value="-0.000892249825034867" calcext:value-type="float">
            <text:p>-0.0009</text:p>
          </table:table-cell>
          <table:table-cell table:style-name="ce9" table:formula="of:=(([.R57]-[.A57])*[.R57]*(1-[.R57])*[.M57] + ([.T57]-[.B57])*[.T57]*(1-[.T57])*[.O57])*[.J57]*(1-[.J57])*[.D57]" office:value-type="float" office:value="-0.00178449965006973" calcext:value-type="float">
            <text:p>-0.0018</text:p>
          </table:table-cell>
          <table:table-cell table:style-name="ce9" table:formula="of:=(([.T57]-[.B57])*[.T57]*(1-[.T57])*[.P57] + ([.R57]-[.A57])*[.R57]*(1-[.R57])*[.N57])*[.L57]*(1-[.L57])*[.C57]" office:value-type="float" office:value="-0.000894122595575698" calcext:value-type="float">
            <text:p>-0.0009</text:p>
          </table:table-cell>
          <table:table-cell table:formula="of:=(([.T57]-[.B57])*[.T57]*(1-[.T57])*[.P57] + ([.R57]-[.A57])*[.R57]*(1-[.R57])*[.N57])*[.L57]*(1-[.L57])*[.D57]" office:value-type="float" office:value="-0.0017882451911514" calcext:value-type="float">
            <text:p>-0.0018</text:p>
          </table:table-cell>
          <table:table-cell table:formula="of:=([.R57]-[.A57])*[.R57]*(1-[.R57])*[.J57]" office:value-type="float" office:value="0.0138820305415498" calcext:value-type="float">
            <text:p>0.0139</text:p>
          </table:table-cell>
          <table:table-cell table:style-name="ce9" table:formula="of:=([.R57]-[.A57])*[.R57]*(1-[.R57])*[.L57]" office:value-type="float" office:value="0.0139831281912799" calcext:value-type="float">
            <text:p>0.0140</text:p>
          </table:table-cell>
          <table:table-cell table:style-name="ce9" table:formula="of:=([.T57]-[.B57])*[.T57]*(1-[.T57])*[.J57]" office:value-type="float" office:value="-0.0102600475045117" calcext:value-type="float">
            <text:p>-0.0103</text:p>
          </table:table-cell>
          <table:table-cell table:style-name="ce14" table:formula="of:=([.T57]-[.B57])*[.T57]*(1-[.T57])*[.L57]" office:value-type="float" office:value="-0.0103347676029671" calcext:value-type="float">
            <text:p>-0.010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57]-[.$AB$12]*[.X57]" office:value-type="float" office:value="0.200909621703963" calcext:value-type="float">
            <text:p>0.2009096217</text:p>
          </table:table-cell>
          <table:table-cell table:formula="of:=[.F57]-[.$AB$12]*[.Y57]" office:value-type="float" office:value="0.301819243407927" calcext:value-type="float">
            <text:p>0.3018192434</text:p>
          </table:table-cell>
          <table:table-cell table:formula="of:=[.G57]-[.$AB$12]*[.Z57]" office:value-type="float" office:value="0.300366470778444" calcext:value-type="float">
            <text:p>0.3003664708</text:p>
          </table:table-cell>
          <table:table-cell table:formula="of:=[.H57]-[.$AB$12]*[.AA57]" office:value-type="float" office:value="0.400732941556887" calcext:value-type="float">
            <text:p>0.4007329416</text:p>
          </table:table-cell>
          <table:table-cell table:formula="of:=([.C58]*[.E58]+[.D58]*[.F58])" office:value-type="float" office:value="0.0402274054259909" calcext:value-type="float">
            <text:p>0.0402274054</text:p>
          </table:table-cell>
          <table:table-cell table:style-name="ce4" table:formula="of:=1/(1+EXP(-[.I58]))" office:value-type="float" office:value="0.510055495372525" calcext:value-type="float">
            <text:p>0.5100554954</text:p>
          </table:table-cell>
          <table:table-cell table:formula="of:=([.D58]*[.H58]+[.C58]*[.G58])" office:value-type="float" office:value="0.0550916176946109" calcext:value-type="float">
            <text:p>0.0550916177</text:p>
          </table:table-cell>
          <table:table-cell table:style-name="ce4" table:formula="of:=1/(1+EXP(-[.K58]))" office:value-type="float" office:value="0.513769421984426" calcext:value-type="float">
            <text:p>0.513769422</text:p>
          </table:table-cell>
          <table:table-cell table:style-name="ce5" table:formula="of:=([.M57]-[.$AB$12]*[.AB57])" office:value-type="float" office:value="-1.47416848789227" calcext:value-type="float">
            <text:p>-1.47</text:p>
          </table:table-cell>
          <table:table-cell table:style-name="ce5" table:formula="of:=([.N57]-[.$AB$12]*[.AC57])" office:value-type="float" office:value="-1.43792225693651" calcext:value-type="float">
            <text:p>-1.44</text:p>
          </table:table-cell>
          <table:table-cell table:style-name="ce5" table:formula="of:=([.O57]-[.$AB$12]*[.AD57])" office:value-type="float" office:value="1.61263443929346" calcext:value-type="float">
            <text:p>1.61</text:p>
          </table:table-cell>
          <table:table-cell table:style-name="ce5" table:formula="of:=([.P57]-[.$AB$12]*[.AE57])" office:value-type="float" office:value="1.67079650544326" calcext:value-type="float">
            <text:p>1.67</text:p>
          </table:table-cell>
          <table:table-cell table:style-name="ce4" table:formula="of:=([.M58]*[.J58]+[.N58]*[.L58])" office:value-type="float" office:value="-1.49066822515927" calcext:value-type="float">
            <text:p>-1.4906682252</text:p>
          </table:table-cell>
          <table:table-cell table:style-name="ce4" table:formula="of:=1/(1+EXP(-[.Q58]))" office:value-type="float" office:value="0.183821451664348" calcext:value-type="float">
            <text:p>0.1838214517</text:p>
          </table:table-cell>
          <table:table-cell table:style-name="ce4" table:formula="of:=([.O58]*[.J58]+[.P58]*[.L58])" office:value-type="float" office:value="1.6809372126438" calcext:value-type="float">
            <text:p>1.6809372126</text:p>
          </table:table-cell>
          <table:table-cell table:style-name="ce4" table:formula="of:=1/(1+EXP(-[.S58]))" office:value-type="float" office:value="0.843028593636625" calcext:value-type="float">
            <text:p>0.8430285936</text:p>
          </table:table-cell>
          <table:table-cell table:style-name="ce4" table:formula="of:=1/2*(0.01-[.R58])^2" office:value-type="float" office:value="0.0151069485293506" calcext:value-type="float">
            <text:p>0.0151069485</text:p>
          </table:table-cell>
          <table:table-cell table:style-name="ce4" table:formula="of:=1/2*(0.99-[.T58])^2" office:value-type="float" office:value="0.0108002971442141" calcext:value-type="float">
            <text:p>0.0108002971</text:p>
          </table:table-cell>
          <table:table-cell table:style-name="ce6" table:formula="of:=([.U58]+[.V58])" office:value-type="float" office:value="0.0259072456735647" calcext:value-type="float">
            <text:p>0.026</text:p>
          </table:table-cell>
          <table:table-cell table:style-name="ce9" table:formula="of:=(([.R58]-[.A58])*[.R58]*(1-[.R58])*[.M58] + ([.T58]-[.B58])*[.T58]*(1-[.T58])*[.O58])*[.J58]*(1-[.J58])*[.C58]" office:value-type="float" office:value="-0.000872250890620982" calcext:value-type="float">
            <text:p>-0.0009</text:p>
          </table:table-cell>
          <table:table-cell table:style-name="ce9" table:formula="of:=(([.R58]-[.A58])*[.R58]*(1-[.R58])*[.M58] + ([.T58]-[.B58])*[.T58]*(1-[.T58])*[.O58])*[.J58]*(1-[.J58])*[.D58]" office:value-type="float" office:value="-0.00174450178124196" calcext:value-type="float">
            <text:p>-0.0017</text:p>
          </table:table-cell>
          <table:table-cell table:style-name="ce9" table:formula="of:=(([.T58]-[.B58])*[.T58]*(1-[.T58])*[.P58] + ([.R58]-[.A58])*[.R58]*(1-[.R58])*[.N58])*[.L58]*(1-[.L58])*[.C58]" office:value-type="float" office:value="-0.00087426450651158" calcext:value-type="float">
            <text:p>-0.0009</text:p>
          </table:table-cell>
          <table:table-cell table:formula="of:=(([.T58]-[.B58])*[.T58]*(1-[.T58])*[.P58] + ([.R58]-[.A58])*[.R58]*(1-[.R58])*[.N58])*[.L58]*(1-[.L58])*[.D58]" office:value-type="float" office:value="-0.00174852901302316" calcext:value-type="float">
            <text:p>-0.0017</text:p>
          </table:table-cell>
          <table:table-cell table:formula="of:=([.R58]-[.A58])*[.R58]*(1-[.R58])*[.J58]" office:value-type="float" office:value="0.0133015475445082" calcext:value-type="float">
            <text:p>0.0133</text:p>
          </table:table-cell>
          <table:table-cell table:style-name="ce9" table:formula="of:=([.R58]-[.A58])*[.R58]*(1-[.R58])*[.L58]" office:value-type="float" office:value="0.0133984016551946" calcext:value-type="float">
            <text:p>0.0134</text:p>
          </table:table-cell>
          <table:table-cell table:style-name="ce9" table:formula="of:=([.T58]-[.B58])*[.T58]*(1-[.T58])*[.J58]" office:value-type="float" office:value="-0.00992003342404269" calcext:value-type="float">
            <text:p>-0.0099</text:p>
          </table:table-cell>
          <table:table-cell table:style-name="ce14" table:formula="of:=([.T58]-[.B58])*[.T58]*(1-[.T58])*[.L58]" office:value-type="float" office:value="-0.00999226532127496" calcext:value-type="float">
            <text:p>-0.010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58]-[.$AB$12]*[.X58]" office:value-type="float" office:value="0.202654123485205" calcext:value-type="float">
            <text:p>0.2026541235</text:p>
          </table:table-cell>
          <table:table-cell table:formula="of:=[.F58]-[.$AB$12]*[.Y58]" office:value-type="float" office:value="0.305308246970411" calcext:value-type="float">
            <text:p>0.305308247</text:p>
          </table:table-cell>
          <table:table-cell table:formula="of:=[.G58]-[.$AB$12]*[.Z58]" office:value-type="float" office:value="0.302114999791467" calcext:value-type="float">
            <text:p>0.3021149998</text:p>
          </table:table-cell>
          <table:table-cell table:formula="of:=[.H58]-[.$AB$12]*[.AA58]" office:value-type="float" office:value="0.404229999582933" calcext:value-type="float">
            <text:p>0.4042299996</text:p>
          </table:table-cell>
          <table:table-cell table:formula="of:=([.C59]*[.E59]+[.D59]*[.F59])" office:value-type="float" office:value="0.0406635308713014" calcext:value-type="float">
            <text:p>0.0406635309</text:p>
          </table:table-cell>
          <table:table-cell table:style-name="ce4" table:formula="of:=1/(1+EXP(-[.I59]))" office:value-type="float" office:value="0.510164482156221" calcext:value-type="float">
            <text:p>0.5101644822</text:p>
          </table:table-cell>
          <table:table-cell table:formula="of:=([.D59]*[.H59]+[.C59]*[.G59])" office:value-type="float" office:value="0.0555287499478667" calcext:value-type="float">
            <text:p>0.0555287499</text:p>
          </table:table-cell>
          <table:table-cell table:style-name="ce4" table:formula="of:=1/(1+EXP(-[.K59]))" office:value-type="float" office:value="0.513878621509767" calcext:value-type="float">
            <text:p>0.5138786215</text:p>
          </table:table-cell>
          <table:table-cell table:style-name="ce5" table:formula="of:=([.M58]-[.$AB$12]*[.AB58])" office:value-type="float" office:value="-1.50077158298128" calcext:value-type="float">
            <text:p>-1.50</text:p>
          </table:table-cell>
          <table:table-cell table:style-name="ce5" table:formula="of:=([.N58]-[.$AB$12]*[.AC58])" office:value-type="float" office:value="-1.4647190602469" calcext:value-type="float">
            <text:p>-1.46</text:p>
          </table:table-cell>
          <table:table-cell table:style-name="ce5" table:formula="of:=([.O58]-[.$AB$12]*[.AD58])" office:value-type="float" office:value="1.63247450614155" calcext:value-type="float">
            <text:p>1.63</text:p>
          </table:table-cell>
          <table:table-cell table:style-name="ce5" table:formula="of:=([.P58]-[.$AB$12]*[.AE58])" office:value-type="float" office:value="1.69078103608581" calcext:value-type="float">
            <text:p>1.69</text:p>
          </table:table-cell>
          <table:table-cell table:style-name="ce4" table:formula="of:=([.M59]*[.J59]+[.N59]*[.L59])" office:value-type="float" office:value="-1.51832816904517" calcext:value-type="float">
            <text:p>-1.518328169</text:p>
          </table:table-cell>
          <table:table-cell table:style-name="ce4" table:formula="of:=1/(1+EXP(-[.Q59]))" office:value-type="float" office:value="0.179707836953228" calcext:value-type="float">
            <text:p>0.179707837</text:p>
          </table:table-cell>
          <table:table-cell table:style-name="ce4" table:formula="of:=([.O59]*[.J59]+[.P59]*[.L59])" office:value-type="float" office:value="1.70168673915757" calcext:value-type="float">
            <text:p>1.7016867392</text:p>
          </table:table-cell>
          <table:table-cell table:style-name="ce4" table:formula="of:=1/(1+EXP(-[.S59]))" office:value-type="float" office:value="0.845754904371181" calcext:value-type="float">
            <text:p>0.8457549044</text:p>
          </table:table-cell>
          <table:table-cell table:style-name="ce4" table:formula="of:=1/2*(0.01-[.R59])^2" office:value-type="float" office:value="0.0144003749616718" calcext:value-type="float">
            <text:p>0.014400375</text:p>
          </table:table-cell>
          <table:table-cell table:style-name="ce4" table:formula="of:=1/2*(0.99-[.T59])^2" office:value-type="float" office:value="0.0104033238064836" calcext:value-type="float">
            <text:p>0.0104033238</text:p>
          </table:table-cell>
          <table:table-cell table:style-name="ce6" table:formula="of:=([.U59]+[.V59])" office:value-type="float" office:value="0.0248036987681554" calcext:value-type="float">
            <text:p>0.025</text:p>
          </table:table-cell>
          <table:table-cell table:style-name="ce9" table:formula="of:=(([.R59]-[.A59])*[.R59]*(1-[.R59])*[.M59] + ([.T59]-[.B59])*[.T59]*(1-[.T59])*[.O59])*[.J59]*(1-[.J59])*[.C59]" office:value-type="float" office:value="-0.000852944034374321" calcext:value-type="float">
            <text:p>-0.0009</text:p>
          </table:table-cell>
          <table:table-cell table:style-name="ce9" table:formula="of:=(([.R59]-[.A59])*[.R59]*(1-[.R59])*[.M59] + ([.T59]-[.B59])*[.T59]*(1-[.T59])*[.O59])*[.J59]*(1-[.J59])*[.D59]" office:value-type="float" office:value="-0.00170588806874864" calcext:value-type="float">
            <text:p>-0.0017</text:p>
          </table:table-cell>
          <table:table-cell table:style-name="ce9" table:formula="of:=(([.T59]-[.B59])*[.T59]*(1-[.T59])*[.P59] + ([.R59]-[.A59])*[.R59]*(1-[.R59])*[.N59])*[.L59]*(1-[.L59])*[.C59]" office:value-type="float" office:value="-0.000855077857343896" calcext:value-type="float">
            <text:p>-0.0009</text:p>
          </table:table-cell>
          <table:table-cell table:formula="of:=(([.T59]-[.B59])*[.T59]*(1-[.T59])*[.P59] + ([.R59]-[.A59])*[.R59]*(1-[.R59])*[.N59])*[.L59]*(1-[.L59])*[.D59]" office:value-type="float" office:value="-0.00171015571468779" calcext:value-type="float">
            <text:p>-0.0017</text:p>
          </table:table-cell>
          <table:table-cell table:formula="of:=([.R59]-[.A59])*[.R59]*(1-[.R59])*[.J59]" office:value-type="float" office:value="0.012762850936091" calcext:value-type="float">
            <text:p>0.0128</text:p>
          </table:table-cell>
          <table:table-cell table:style-name="ce9" table:formula="of:=([.R59]-[.A59])*[.R59]*(1-[.R59])*[.L59]" office:value-type="float" office:value="0.012855768041423" calcext:value-type="float">
            <text:p>0.0129</text:p>
          </table:table-cell>
          <table:table-cell table:style-name="ce9" table:formula="of:=([.T59]-[.B59])*[.T59]*(1-[.T59])*[.J59]" office:value-type="float" office:value="-0.0095999100662055" calcext:value-type="float">
            <text:p>-0.0096</text:p>
          </table:table-cell>
          <table:table-cell table:style-name="ce14" table:formula="of:=([.T59]-[.B59])*[.T59]*(1-[.T59])*[.L59]" office:value-type="float" office:value="-0.00966980008210134" calcext:value-type="float">
            <text:p>-0.009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59]-[.$AB$12]*[.X59]" office:value-type="float" office:value="0.204360011553954" calcext:value-type="float">
            <text:p>0.2043600116</text:p>
          </table:table-cell>
          <table:table-cell table:formula="of:=[.F59]-[.$AB$12]*[.Y59]" office:value-type="float" office:value="0.308720023107908" calcext:value-type="float">
            <text:p>0.3087200231</text:p>
          </table:table-cell>
          <table:table-cell table:formula="of:=[.G59]-[.$AB$12]*[.Z59]" office:value-type="float" office:value="0.303825155506154" calcext:value-type="float">
            <text:p>0.3038251555</text:p>
          </table:table-cell>
          <table:table-cell table:formula="of:=[.H59]-[.$AB$12]*[.AA59]" office:value-type="float" office:value="0.407650311012309" calcext:value-type="float">
            <text:p>0.407650311</text:p>
          </table:table-cell>
          <table:table-cell table:formula="of:=([.C60]*[.E60]+[.D60]*[.F60])" office:value-type="float" office:value="0.0410900028884885" calcext:value-type="float">
            <text:p>0.0410900029</text:p>
          </table:table-cell>
          <table:table-cell table:style-name="ce4" table:formula="of:=1/(1+EXP(-[.I60]))" office:value-type="float" office:value="0.510271055635241" calcext:value-type="float">
            <text:p>0.5102710556</text:p>
          </table:table-cell>
          <table:table-cell table:formula="of:=([.D60]*[.H60]+[.C60]*[.G60])" office:value-type="float" office:value="0.0559562888765386" calcext:value-type="float">
            <text:p>0.0559562889</text:p>
          </table:table-cell>
          <table:table-cell table:style-name="ce4" table:formula="of:=1/(1+EXP(-[.K60]))" office:value-type="float" office:value="0.513985423255688" calcext:value-type="float">
            <text:p>0.5139854233</text:p>
          </table:table-cell>
          <table:table-cell table:style-name="ce5" table:formula="of:=([.M59]-[.$AB$12]*[.AB59])" office:value-type="float" office:value="-1.52629728485346" calcext:value-type="float">
            <text:p>-1.53</text:p>
          </table:table-cell>
          <table:table-cell table:style-name="ce5" table:formula="of:=([.N59]-[.$AB$12]*[.AC59])" office:value-type="float" office:value="-1.49043059632974" calcext:value-type="float">
            <text:p>-1.49</text:p>
          </table:table-cell>
          <table:table-cell table:style-name="ce5" table:formula="of:=([.O59]-[.$AB$12]*[.AD59])" office:value-type="float" office:value="1.65167432627396" calcext:value-type="float">
            <text:p>1.65</text:p>
          </table:table-cell>
          <table:table-cell table:style-name="ce5" table:formula="of:=([.P59]-[.$AB$12]*[.AE59])" office:value-type="float" office:value="1.71012063625001" calcext:value-type="float">
            <text:p>1.71</text:p>
          </table:table-cell>
          <table:table-cell table:style-name="ce4" table:formula="of:=([.M60]*[.J60]+[.N60]*[.L60])" office:value-type="float" office:value="-1.54488492764315" calcext:value-type="float">
            <text:p>-1.5448849276</text:p>
          </table:table-cell>
          <table:table-cell table:style-name="ce4" table:formula="of:=1/(1+EXP(-[.Q60]))" office:value-type="float" office:value="0.175826271762521" calcext:value-type="float">
            <text:p>0.1758262718</text:p>
          </table:table-cell>
          <table:table-cell table:style-name="ce4" table:formula="of:=([.O60]*[.J60]+[.P60]*[.L60])" office:value-type="float" office:value="1.72177868107469" calcext:value-type="float">
            <text:p>1.7217786811</text:p>
          </table:table-cell>
          <table:table-cell table:style-name="ce4" table:formula="of:=1/(1+EXP(-[.S60]))" office:value-type="float" office:value="0.848357799858217" calcext:value-type="float">
            <text:p>0.8483577999</text:p>
          </table:table-cell>
          <table:table-cell table:style-name="ce4" table:formula="of:=1/2*(0.01-[.R60])^2" office:value-type="float" office:value="0.0137491762033288" calcext:value-type="float">
            <text:p>0.0137491762</text:p>
          </table:table-cell>
          <table:table-cell table:style-name="ce4" table:formula="of:=1/2*(0.99-[.T60])^2" office:value-type="float" office:value="0.0100312564305025" calcext:value-type="float">
            <text:p>0.0100312564</text:p>
          </table:table-cell>
          <table:table-cell table:style-name="ce6" table:formula="of:=([.U60]+[.V60])" office:value-type="float" office:value="0.0237804326338313" calcext:value-type="float">
            <text:p>0.024</text:p>
          </table:table-cell>
          <table:table-cell table:style-name="ce9" table:formula="of:=(([.R60]-[.A60])*[.R60]*(1-[.R60])*[.M60] + ([.T60]-[.B60])*[.T60]*(1-[.T60])*[.O60])*[.J60]*(1-[.J60])*[.C60]" office:value-type="float" office:value="-0.000834317994050607" calcext:value-type="float">
            <text:p>-0.0008</text:p>
          </table:table-cell>
          <table:table-cell table:style-name="ce9" table:formula="of:=(([.R60]-[.A60])*[.R60]*(1-[.R60])*[.M60] + ([.T60]-[.B60])*[.T60]*(1-[.T60])*[.O60])*[.J60]*(1-[.J60])*[.D60]" office:value-type="float" office:value="-0.00166863598810121" calcext:value-type="float">
            <text:p>-0.0017</text:p>
          </table:table-cell>
          <table:table-cell table:style-name="ce9" table:formula="of:=(([.T60]-[.B60])*[.T60]*(1-[.T60])*[.P60] + ([.R60]-[.A60])*[.R60]*(1-[.R60])*[.N60])*[.L60]*(1-[.L60])*[.C60]" office:value-type="float" office:value="-0.000836554170411703" calcext:value-type="float">
            <text:p>-0.0008</text:p>
          </table:table-cell>
          <table:table-cell table:formula="of:=(([.T60]-[.B60])*[.T60]*(1-[.T60])*[.P60] + ([.R60]-[.A60])*[.R60]*(1-[.R60])*[.N60])*[.L60]*(1-[.L60])*[.D60]" office:value-type="float" office:value="-0.00167310834082341" calcext:value-type="float">
            <text:p>-0.0017</text:p>
          </table:table-cell>
          <table:table-cell table:formula="of:=([.R60]-[.A60])*[.R60]*(1-[.R60])*[.J60]" office:value-type="float" office:value="0.0122618727551891" calcext:value-type="float">
            <text:p>0.0123</text:p>
          </table:table-cell>
          <table:table-cell table:style-name="ce9" table:formula="of:=([.R60]-[.A60])*[.R60]*(1-[.R60])*[.L60]" office:value-type="float" office:value="0.0123511294406799" calcext:value-type="float">
            <text:p>0.0124</text:p>
          </table:table-cell>
          <table:table-cell table:style-name="ce9" table:formula="of:=([.T60]-[.B60])*[.T60]*(1-[.T60])*[.J60]" office:value-type="float" office:value="-0.00929806830833997" calcext:value-type="float">
            <text:p>-0.0093</text:p>
          </table:table-cell>
          <table:table-cell table:style-name="ce14" table:formula="of:=([.T60]-[.B60])*[.T60]*(1-[.T60])*[.L60]" office:value-type="float" office:value="-0.009365750853677" calcext:value-type="float">
            <text:p>-0.00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60]-[.$AB$12]*[.X60]" office:value-type="float" office:value="0.206028647542055" calcext:value-type="float">
            <text:p>0.2060286475</text:p>
          </table:table-cell>
          <table:table-cell table:formula="of:=[.F60]-[.$AB$12]*[.Y60]" office:value-type="float" office:value="0.31205729508411" calcext:value-type="float">
            <text:p>0.3120572951</text:p>
          </table:table-cell>
          <table:table-cell table:formula="of:=[.G60]-[.$AB$12]*[.Z60]" office:value-type="float" office:value="0.305498263846978" calcext:value-type="float">
            <text:p>0.3054982638</text:p>
          </table:table-cell>
          <table:table-cell table:formula="of:=[.H60]-[.$AB$12]*[.AA60]" office:value-type="float" office:value="0.410996527693956" calcext:value-type="float">
            <text:p>0.4109965277</text:p>
          </table:table-cell>
          <table:table-cell table:formula="of:=([.C61]*[.E61]+[.D61]*[.F61])" office:value-type="float" office:value="0.0415071618855138" calcext:value-type="float">
            <text:p>0.0415071619</text:p>
          </table:table-cell>
          <table:table-cell table:style-name="ce4" table:formula="of:=1/(1+EXP(-[.I61]))" office:value-type="float" office:value="0.510375300928314" calcext:value-type="float">
            <text:p>0.5103753009</text:p>
          </table:table-cell>
          <table:table-cell table:formula="of:=([.D61]*[.H61]+[.C61]*[.G61])" office:value-type="float" office:value="0.0563745659617445" calcext:value-type="float">
            <text:p>0.056374566</text:p>
          </table:table-cell>
          <table:table-cell table:style-name="ce4" table:formula="of:=1/(1+EXP(-[.K61]))" office:value-type="float" office:value="0.514089910102562" calcext:value-type="float">
            <text:p>0.5140899101</text:p>
          </table:table-cell>
          <table:table-cell table:style-name="ce5" table:formula="of:=([.M60]-[.$AB$12]*[.AB60])" office:value-type="float" office:value="-1.55082103036384" calcext:value-type="float">
            <text:p>-1.55</text:p>
          </table:table-cell>
          <table:table-cell table:style-name="ce5" table:formula="of:=([.N60]-[.$AB$12]*[.AC60])" office:value-type="float" office:value="-1.5151328552111" calcext:value-type="float">
            <text:p>-1.52</text:p>
          </table:table-cell>
          <table:table-cell table:style-name="ce5" table:formula="of:=([.O60]-[.$AB$12]*[.AD60])" office:value-type="float" office:value="1.67027046289064" calcext:value-type="float">
            <text:p>1.67</text:p>
          </table:table-cell>
          <table:table-cell table:style-name="ce5" table:formula="of:=([.P60]-[.$AB$12]*[.AE60])" office:value-type="float" office:value="1.72885213795737" calcext:value-type="float">
            <text:p>1.73</text:p>
          </table:table-cell>
          <table:table-cell table:style-name="ce4" table:formula="of:=([.M61]*[.J61]+[.N61]*[.L61])" office:value-type="float" office:value="-1.57041526338682" calcext:value-type="float">
            <text:p>-1.5704152634</text:p>
          </table:table-cell>
          <table:table-cell table:style-name="ce4" table:formula="of:=1/(1+EXP(-[.Q61]))" office:value-type="float" office:value="0.172157200712679" calcext:value-type="float">
            <text:p>0.1721572007</text:p>
          </table:table-cell>
          <table:table-cell table:style-name="ce4" table:formula="of:=([.O61]*[.J61]+[.P61]*[.L61])" office:value-type="float" office:value="1.74125023031261" calcext:value-type="float">
            <text:p>1.7412502303</text:p>
          </table:table-cell>
          <table:table-cell table:style-name="ce4" table:formula="of:=1/(1+EXP(-[.S61]))" office:value-type="float" office:value="0.850845798335328" calcext:value-type="float">
            <text:p>0.8508457983</text:p>
          </table:table-cell>
          <table:table-cell table:style-name="ce4" table:formula="of:=1/2*(0.01-[.R61])^2" office:value-type="float" office:value="0.013147478871486" calcext:value-type="float">
            <text:p>0.0131474789</text:p>
          </table:table-cell>
          <table:table-cell table:style-name="ce4" table:formula="of:=1/2*(0.99-[.T61])^2" office:value-type="float" office:value="0.00968194592046611" calcext:value-type="float">
            <text:p>0.0096819459</text:p>
          </table:table-cell>
          <table:table-cell table:style-name="ce6" table:formula="of:=([.U61]+[.V61])" office:value-type="float" office:value="0.0228294247919521" calcext:value-type="float">
            <text:p>0.023</text:p>
          </table:table-cell>
          <table:table-cell table:style-name="ce9" table:formula="of:=(([.R61]-[.A61])*[.R61]*(1-[.R61])*[.M61] + ([.T61]-[.B61])*[.T61]*(1-[.T61])*[.O61])*[.J61]*(1-[.J61])*[.C61]" office:value-type="float" office:value="-0.000816356809043206" calcext:value-type="float">
            <text:p>-0.0008</text:p>
          </table:table-cell>
          <table:table-cell table:style-name="ce9" table:formula="of:=(([.R61]-[.A61])*[.R61]*(1-[.R61])*[.M61] + ([.T61]-[.B61])*[.T61]*(1-[.T61])*[.O61])*[.J61]*(1-[.J61])*[.D61]" office:value-type="float" office:value="-0.00163271361808641" calcext:value-type="float">
            <text:p>-0.0016</text:p>
          </table:table-cell>
          <table:table-cell table:style-name="ce9" table:formula="of:=(([.T61]-[.B61])*[.T61]*(1-[.T61])*[.P61] + ([.R61]-[.A61])*[.R61]*(1-[.R61])*[.N61])*[.L61]*(1-[.L61])*[.C61]" office:value-type="float" office:value="-0.000818679863288534" calcext:value-type="float">
            <text:p>-0.0008</text:p>
          </table:table-cell>
          <table:table-cell table:formula="of:=(([.T61]-[.B61])*[.T61]*(1-[.T61])*[.P61] + ([.R61]-[.A61])*[.R61]*(1-[.R61])*[.N61])*[.L61]*(1-[.L61])*[.D61]" office:value-type="float" office:value="-0.00163735972657707" calcext:value-type="float">
            <text:p>-0.0016</text:p>
          </table:table-cell>
          <table:table-cell table:formula="of:=([.R61]-[.A61])*[.R61]*(1-[.R61])*[.J61]" office:value-type="float" office:value="0.0117950274401056" calcext:value-type="float">
            <text:p>0.0118</text:p>
          </table:table-cell>
          <table:table-cell table:style-name="ce9" table:formula="of:=([.R61]-[.A61])*[.R61]*(1-[.R61])*[.L61]" office:value-type="float" office:value="0.0118808739084982" calcext:value-type="float">
            <text:p>0.0119</text:p>
          </table:table-cell>
          <table:table-cell table:style-name="ce9" table:formula="of:=([.T61]-[.B61])*[.T61]*(1-[.T61])*[.J61]" office:value-type="float" office:value="-0.00901306127400712" calcext:value-type="float">
            <text:p>-0.0090</text:p>
          </table:table-cell>
          <table:table-cell table:style-name="ce14" table:formula="of:=([.T61]-[.B61])*[.T61]*(1-[.T61])*[.L61]" office:value-type="float" office:value="-0.00907866005991151" calcext:value-type="float">
            <text:p>-0.009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61]-[.$AB$12]*[.X61]" office:value-type="float" office:value="0.207661361160142" calcext:value-type="float">
            <text:p>0.2076613612</text:p>
          </table:table-cell>
          <table:table-cell table:formula="of:=[.F61]-[.$AB$12]*[.Y61]" office:value-type="float" office:value="0.315322722320283" calcext:value-type="float">
            <text:p>0.3153227223</text:p>
          </table:table-cell>
          <table:table-cell table:formula="of:=[.G61]-[.$AB$12]*[.Z61]" office:value-type="float" office:value="0.307135623573555" calcext:value-type="float">
            <text:p>0.3071356236</text:p>
          </table:table-cell>
          <table:table-cell table:formula="of:=[.H61]-[.$AB$12]*[.AA61]" office:value-type="float" office:value="0.41427124714711" calcext:value-type="float">
            <text:p>0.4142712471</text:p>
          </table:table-cell>
          <table:table-cell table:formula="of:=([.C62]*[.E62]+[.D62]*[.F62])" office:value-type="float" office:value="0.0419153402900354" calcext:value-type="float">
            <text:p>0.0419153403</text:p>
          </table:table-cell>
          <table:table-cell table:style-name="ce4" table:formula="of:=1/(1+EXP(-[.I62]))" office:value-type="float" office:value="0.510477301156933" calcext:value-type="float">
            <text:p>0.5104773012</text:p>
          </table:table-cell>
          <table:table-cell table:formula="of:=([.D62]*[.H62]+[.C62]*[.G62])" office:value-type="float" office:value="0.0567839058933888" calcext:value-type="float">
            <text:p>0.0567839059</text:p>
          </table:table-cell>
          <table:table-cell table:style-name="ce4" table:formula="of:=1/(1+EXP(-[.K62]))" office:value-type="float" office:value="0.514192163229852" calcext:value-type="float">
            <text:p>0.5141921632</text:p>
          </table:table-cell>
          <table:table-cell table:style-name="ce5" table:formula="of:=([.M61]-[.$AB$12]*[.AB61])" office:value-type="float" office:value="-1.57441108524405" calcext:value-type="float">
            <text:p>-1.57</text:p>
          </table:table-cell>
          <table:table-cell table:style-name="ce5" table:formula="of:=([.N61]-[.$AB$12]*[.AC61])" office:value-type="float" office:value="-1.5388946030281" calcext:value-type="float">
            <text:p>-1.54</text:p>
          </table:table-cell>
          <table:table-cell table:style-name="ce5" table:formula="of:=([.O61]-[.$AB$12]*[.AD61])" office:value-type="float" office:value="1.68829658543865" calcext:value-type="float">
            <text:p>1.69</text:p>
          </table:table-cell>
          <table:table-cell table:style-name="ce5" table:formula="of:=([.P61]-[.$AB$12]*[.AE61])" office:value-type="float" office:value="1.74700945807719" calcext:value-type="float">
            <text:p>1.75</text:p>
          </table:table-cell>
          <table:table-cell table:style-name="ce4" table:formula="of:=([.M62]*[.J62]+[.N62]*[.L62])" office:value-type="float" office:value="-1.5949886666207" calcext:value-type="float">
            <text:p>-1.5949886666</text:p>
          </table:table-cell>
          <table:table-cell table:style-name="ce4" table:formula="of:=1/(1+EXP(-[.Q62]))" office:value-type="float" office:value="0.168683183662192" calcext:value-type="float">
            <text:p>0.1686831837</text:p>
          </table:table-cell>
          <table:table-cell table:style-name="ce4" table:formula="of:=([.O62]*[.J62]+[.P62]*[.L62])" office:value-type="float" office:value="1.76013565691891" calcext:value-type="float">
            <text:p>1.7601356569</text:p>
          </table:table-cell>
          <table:table-cell table:style-name="ce4" table:formula="of:=1/(1+EXP(-[.S62]))" office:value-type="float" office:value="0.853226649455351" calcext:value-type="float">
            <text:p>0.8532266495</text:p>
          </table:table-cell>
          <table:table-cell table:style-name="ce4" table:formula="of:=1/2*(0.01-[.R62])^2" office:value-type="float" office:value="0.0125901763885845" calcext:value-type="float">
            <text:p>0.0125901764</text:p>
          </table:table-cell>
          <table:table-cell table:style-name="ce4" table:formula="of:=1/2*(0.99-[.T62])^2" office:value-type="float" office:value="0.00935347470960472" calcext:value-type="float">
            <text:p>0.0093534747</text:p>
          </table:table-cell>
          <table:table-cell table:style-name="ce6" table:formula="of:=([.U62]+[.V62])" office:value-type="float" office:value="0.0219436510981892" calcext:value-type="float">
            <text:p>0.022</text:p>
          </table:table-cell>
          <table:table-cell table:style-name="ce9" table:formula="of:=(([.R62]-[.A62])*[.R62]*(1-[.R62])*[.M62] + ([.T62]-[.B62])*[.T62]*(1-[.T62])*[.O62])*[.J62]*(1-[.J62])*[.C62]" office:value-type="float" office:value="-0.000799041313185779" calcext:value-type="float">
            <text:p>-0.0008</text:p>
          </table:table-cell>
          <table:table-cell table:style-name="ce9" table:formula="of:=(([.R62]-[.A62])*[.R62]*(1-[.R62])*[.M62] + ([.T62]-[.B62])*[.T62]*(1-[.T62])*[.O62])*[.J62]*(1-[.J62])*[.D62]" office:value-type="float" office:value="-0.00159808262637156" calcext:value-type="float">
            <text:p>-0.0016</text:p>
          </table:table-cell>
          <table:table-cell table:style-name="ce9" table:formula="of:=(([.T62]-[.B62])*[.T62]*(1-[.T62])*[.P62] + ([.R62]-[.A62])*[.R62]*(1-[.R62])*[.N62])*[.L62]*(1-[.L62])*[.C62]" office:value-type="float" office:value="-0.00080143780611919" calcext:value-type="float">
            <text:p>-0.0008</text:p>
          </table:table-cell>
          <table:table-cell table:formula="of:=(([.T62]-[.B62])*[.T62]*(1-[.T62])*[.P62] + ([.R62]-[.A62])*[.R62]*(1-[.R62])*[.N62])*[.L62]*(1-[.L62])*[.D62]" office:value-type="float" office:value="-0.00160287561223838" calcext:value-type="float">
            <text:p>-0.0016</text:p>
          </table:table-cell>
          <table:table-cell table:formula="of:=([.R62]-[.A62])*[.R62]*(1-[.R62])*[.J62]" office:value-type="float" office:value="0.0113591463651352" calcext:value-type="float">
            <text:p>0.0114</text:p>
          </table:table-cell>
          <table:table-cell table:style-name="ce9" table:formula="of:=([.R62]-[.A62])*[.R62]*(1-[.R62])*[.L62]" office:value-type="float" office:value="0.0114418095157139" calcext:value-type="float">
            <text:p>0.0114</text:p>
          </table:table-cell>
          <table:table-cell table:style-name="ce9" table:formula="of:=([.T62]-[.B62])*[.T62]*(1-[.T62])*[.J62]" office:value-type="float" office:value="-0.00874358510551374" calcext:value-type="float">
            <text:p>-0.0087</text:p>
          </table:table-cell>
          <table:table-cell table:style-name="ce14" table:formula="of:=([.T62]-[.B62])*[.T62]*(1-[.T62])*[.L62]" office:value-type="float" office:value="-0.0088072142083479" calcext:value-type="float">
            <text:p>-0.008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62]-[.$AB$12]*[.X62]" office:value-type="float" office:value="0.209259443786513" calcext:value-type="float">
            <text:p>0.2092594438</text:p>
          </table:table-cell>
          <table:table-cell table:formula="of:=[.F62]-[.$AB$12]*[.Y62]" office:value-type="float" office:value="0.318518887573026" calcext:value-type="float">
            <text:p>0.3185188876</text:p>
          </table:table-cell>
          <table:table-cell table:formula="of:=[.G62]-[.$AB$12]*[.Z62]" office:value-type="float" office:value="0.308738499185793" calcext:value-type="float">
            <text:p>0.3087384992</text:p>
          </table:table-cell>
          <table:table-cell table:formula="of:=[.H62]-[.$AB$12]*[.AA62]" office:value-type="float" office:value="0.417476998371587" calcext:value-type="float">
            <text:p>0.4174769984</text:p>
          </table:table-cell>
          <table:table-cell table:formula="of:=([.C63]*[.E63]+[.D63]*[.F63])" office:value-type="float" office:value="0.0423148609466283" calcext:value-type="float">
            <text:p>0.0423148609</text:p>
          </table:table-cell>
          <table:table-cell table:style-name="ce4" table:formula="of:=1/(1+EXP(-[.I63]))" office:value-type="float" office:value="0.510577137044934" calcext:value-type="float">
            <text:p>0.510577137</text:p>
          </table:table-cell>
          <table:table-cell table:formula="of:=([.D63]*[.H63]+[.C63]*[.G63])" office:value-type="float" office:value="0.0571846247964483" calcext:value-type="float">
            <text:p>0.0571846248</text:p>
          </table:table-cell>
          <table:table-cell table:style-name="ce4" table:formula="of:=1/(1+EXP(-[.K63]))" office:value-type="float" office:value="0.514292261673212" calcext:value-type="float">
            <text:p>0.5142922617</text:p>
          </table:table-cell>
          <table:table-cell table:style-name="ce5" table:formula="of:=([.M62]-[.$AB$12]*[.AB62])" office:value-type="float" office:value="-1.59712937797432" calcext:value-type="float">
            <text:p>-1.60</text:p>
          </table:table-cell>
          <table:table-cell table:style-name="ce5" table:formula="of:=([.N62]-[.$AB$12]*[.AC62])" office:value-type="float" office:value="-1.56177822205953" calcext:value-type="float">
            <text:p>-1.56</text:p>
          </table:table-cell>
          <table:table-cell table:style-name="ce5" table:formula="of:=([.O62]-[.$AB$12]*[.AD62])" office:value-type="float" office:value="1.70578375564968" calcext:value-type="float">
            <text:p>1.71</text:p>
          </table:table-cell>
          <table:table-cell table:style-name="ce5" table:formula="of:=([.P62]-[.$AB$12]*[.AE62])" office:value-type="float" office:value="1.76462388649388" calcext:value-type="float">
            <text:p>1.76</text:p>
          </table:table-cell>
          <table:table-cell table:style-name="ce4" table:formula="of:=([.M63]*[.J63]+[.N63]*[.L63])" office:value-type="float" office:value="-1.61866819935145" calcext:value-type="float">
            <text:p>-1.6186681994</text:p>
          </table:table-cell>
          <table:table-cell table:style-name="ce4" table:formula="of:=1/(1+EXP(-[.Q63]))" office:value-type="float" office:value="0.165388623680974" calcext:value-type="float">
            <text:p>0.1653886237</text:p>
          </table:table-cell>
          <table:table-cell table:style-name="ce4" table:formula="of:=([.O63]*[.J63]+[.P63]*[.L63])" office:value-type="float" office:value="1.77846659596488" calcext:value-type="float">
            <text:p>1.778466596</text:p>
          </table:table-cell>
          <table:table-cell table:style-name="ce4" table:formula="of:=1/(1+EXP(-[.S63]))" office:value-type="float" office:value="0.855507418285821" calcext:value-type="float">
            <text:p>0.8555074183</text:p>
          </table:table-cell>
          <table:table-cell table:style-name="ce4" table:formula="of:=1/2*(0.01-[.R63])^2" office:value-type="float" office:value="0.0120728121847337" calcext:value-type="float">
            <text:p>0.0120728122</text:p>
          </table:table-cell>
          <table:table-cell table:style-name="ce4" table:formula="of:=1/2*(0.99-[.T63])^2" office:value-type="float" office:value="0.00904412726807256" calcext:value-type="float">
            <text:p>0.0090441273</text:p>
          </table:table-cell>
          <table:table-cell table:style-name="ce6" table:formula="of:=([.U63]+[.V63])" office:value-type="float" office:value="0.0211169394528063" calcext:value-type="float">
            <text:p>0.021</text:p>
          </table:table-cell>
          <table:table-cell table:style-name="ce9" table:formula="of:=(([.R63]-[.A63])*[.R63]*(1-[.R63])*[.M63] + ([.T63]-[.B63])*[.T63]*(1-[.T63])*[.O63])*[.J63]*(1-[.J63])*[.C63]" office:value-type="float" office:value="-0.000782350253756714" calcext:value-type="float">
            <text:p>-0.0008</text:p>
          </table:table-cell>
          <table:table-cell table:style-name="ce9" table:formula="of:=(([.R63]-[.A63])*[.R63]*(1-[.R63])*[.M63] + ([.T63]-[.B63])*[.T63]*(1-[.T63])*[.O63])*[.J63]*(1-[.J63])*[.D63]" office:value-type="float" office:value="-0.00156470050751343" calcext:value-type="float">
            <text:p>-0.0016</text:p>
          </table:table-cell>
          <table:table-cell table:style-name="ce9" table:formula="of:=(([.T63]-[.B63])*[.T63]*(1-[.T63])*[.P63] + ([.R63]-[.A63])*[.R63]*(1-[.R63])*[.N63])*[.L63]*(1-[.L63])*[.C63]" office:value-type="float" office:value="-0.000784808494184813" calcext:value-type="float">
            <text:p>-0.0008</text:p>
          </table:table-cell>
          <table:table-cell table:formula="of:=(([.T63]-[.B63])*[.T63]*(1-[.T63])*[.P63] + ([.R63]-[.A63])*[.R63]*(1-[.R63])*[.N63])*[.L63]*(1-[.L63])*[.D63]" office:value-type="float" office:value="-0.00156961698836963" calcext:value-type="float">
            <text:p>-0.0016</text:p>
          </table:table-cell>
          <table:table-cell table:formula="of:=([.R63]-[.A63])*[.R63]*(1-[.R63])*[.J63]" office:value-type="float" office:value="0.0109514220705451" calcext:value-type="float">
            <text:p>0.0110</text:p>
          </table:table-cell>
          <table:table-cell table:style-name="ce9" table:formula="of:=([.R63]-[.A63])*[.R63]*(1-[.R63])*[.L63]" office:value-type="float" office:value="0.0110311081647648" calcext:value-type="float">
            <text:p>0.0110</text:p>
          </table:table-cell>
          <table:table-cell table:style-name="ce9" table:formula="of:=([.T63]-[.B63])*[.T63]*(1-[.T63])*[.J63]" office:value-type="float" office:value="-0.00848846231217933" calcext:value-type="float">
            <text:p>-0.0085</text:p>
          </table:table-cell>
          <table:table-cell table:style-name="ce14" table:formula="of:=([.T63]-[.B63])*[.T63]*(1-[.T63])*[.L63]" office:value-type="float" office:value="-0.00855022711342897" calcext:value-type="float">
            <text:p>-0.008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63]-[.$AB$12]*[.X63]" office:value-type="float" office:value="0.210824144294027" calcext:value-type="float">
            <text:p>0.2108241443</text:p>
          </table:table-cell>
          <table:table-cell table:formula="of:=[.F63]-[.$AB$12]*[.Y63]" office:value-type="float" office:value="0.321648288588053" calcext:value-type="float">
            <text:p>0.3216482886</text:p>
          </table:table-cell>
          <table:table-cell table:formula="of:=[.G63]-[.$AB$12]*[.Z63]" office:value-type="float" office:value="0.310308116174163" calcext:value-type="float">
            <text:p>0.3103081162</text:p>
          </table:table-cell>
          <table:table-cell table:formula="of:=[.H63]-[.$AB$12]*[.AA63]" office:value-type="float" office:value="0.420616232348326" calcext:value-type="float">
            <text:p>0.4206162323</text:p>
          </table:table-cell>
          <table:table-cell table:formula="of:=([.C64]*[.E64]+[.D64]*[.F64])" office:value-type="float" office:value="0.0427060360735067" calcext:value-type="float">
            <text:p>0.0427060361</text:p>
          </table:table-cell>
          <table:table-cell table:style-name="ce4" table:formula="of:=1/(1+EXP(-[.I64]))" office:value-type="float" office:value="0.510674886657925" calcext:value-type="float">
            <text:p>0.5106748867</text:p>
          </table:table-cell>
          <table:table-cell table:formula="of:=([.D64]*[.H64]+[.C64]*[.G64])" office:value-type="float" office:value="0.0575770290435407" calcext:value-type="float">
            <text:p>0.057577029</text:p>
          </table:table-cell>
          <table:table-cell table:style-name="ce4" table:formula="of:=1/(1+EXP(-[.K64]))" office:value-type="float" office:value="0.514390282028073" calcext:value-type="float">
            <text:p>0.514390282</text:p>
          </table:table-cell>
          <table:table-cell table:style-name="ce5" table:formula="of:=([.M63]-[.$AB$12]*[.AB63])" office:value-type="float" office:value="-1.61903222211541" calcext:value-type="float">
            <text:p>-1.62</text:p>
          </table:table-cell>
          <table:table-cell table:style-name="ce5" table:formula="of:=([.N63]-[.$AB$12]*[.AC63])" office:value-type="float" office:value="-1.58384043838906" calcext:value-type="float">
            <text:p>-1.58</text:p>
          </table:table-cell>
          <table:table-cell table:style-name="ce5" table:formula="of:=([.O63]-[.$AB$12]*[.AD63])" office:value-type="float" office:value="1.72276068027404" calcext:value-type="float">
            <text:p>1.72</text:p>
          </table:table-cell>
          <table:table-cell table:style-name="ce5" table:formula="of:=([.P63]-[.$AB$12]*[.AE63])" office:value-type="float" office:value="1.78172434072074" calcext:value-type="float">
            <text:p>1.78</text:p>
          </table:table-cell>
          <table:table-cell table:style-name="ce4" table:formula="of:=([.M64]*[.J64]+[.N64]*[.L64])" office:value-type="float" office:value="-1.64151122631473" calcext:value-type="float">
            <text:p>-1.6415112263</text:p>
          </table:table-cell>
          <table:table-cell table:style-name="ce4" table:formula="of:=1/(1+EXP(-[.Q64]))" office:value-type="float" office:value="0.162259534642361" calcext:value-type="float">
            <text:p>0.1622595346</text:p>
          </table:table-cell>
          <table:table-cell table:style-name="ce4" table:formula="of:=([.O64]*[.J64]+[.P64]*[.L64])" office:value-type="float" office:value="1.7962723012573" calcext:value-type="float">
            <text:p>1.7962723013</text:p>
          </table:table-cell>
          <table:table-cell table:style-name="ce4" table:formula="of:=1/(1+EXP(-[.S64]))" office:value-type="float" office:value="0.857694558692015" calcext:value-type="float">
            <text:p>0.8576945587</text:p>
          </table:table-cell>
          <table:table-cell table:style-name="ce4" table:formula="of:=1/2*(0.01-[.R64])^2" office:value-type="float" office:value="0.0115914829447542" calcext:value-type="float">
            <text:p>0.0115914829</text:p>
          </table:table-cell>
          <table:table-cell table:style-name="ce4" table:formula="of:=1/2*(0.99-[.T64])^2" office:value-type="float" office:value="0.00875236489985028" calcext:value-type="float">
            <text:p>0.0087523649</text:p>
          </table:table-cell>
          <table:table-cell table:style-name="ce6" table:formula="of:=([.U64]+[.V64])" office:value-type="float" office:value="0.0203438478446045" calcext:value-type="float">
            <text:p>0.020</text:p>
          </table:table-cell>
          <table:table-cell table:style-name="ce9" table:formula="of:=(([.R64]-[.A64])*[.R64]*(1-[.R64])*[.M64] + ([.T64]-[.B64])*[.T64]*(1-[.T64])*[.O64])*[.J64]*(1-[.J64])*[.C64]" office:value-type="float" office:value="-0.000766261127796991" calcext:value-type="float">
            <text:p>-0.0008</text:p>
          </table:table-cell>
          <table:table-cell table:style-name="ce9" table:formula="of:=(([.R64]-[.A64])*[.R64]*(1-[.R64])*[.M64] + ([.T64]-[.B64])*[.T64]*(1-[.T64])*[.O64])*[.J64]*(1-[.J64])*[.D64]" office:value-type="float" office:value="-0.00153252225559398" calcext:value-type="float">
            <text:p>-0.0015</text:p>
          </table:table-cell>
          <table:table-cell table:style-name="ce9" table:formula="of:=(([.T64]-[.B64])*[.T64]*(1-[.T64])*[.P64] + ([.R64]-[.A64])*[.R64]*(1-[.R64])*[.N64])*[.L64]*(1-[.L64])*[.C64]" office:value-type="float" office:value="-0.000768770928760649" calcext:value-type="float">
            <text:p>-0.0008</text:p>
          </table:table-cell>
          <table:table-cell table:formula="of:=(([.T64]-[.B64])*[.T64]*(1-[.T64])*[.P64] + ([.R64]-[.A64])*[.R64]*(1-[.R64])*[.N64])*[.L64]*(1-[.L64])*[.D64]" office:value-type="float" office:value="-0.0015375418575213" calcext:value-type="float">
            <text:p>-0.0015</text:p>
          </table:table-cell>
          <table:table-cell table:formula="of:=([.R64]-[.A64])*[.R64]*(1-[.R64])*[.J64]" office:value-type="float" office:value="0.0105693606938466" calcext:value-type="float">
            <text:p>0.0106</text:p>
          </table:table-cell>
          <table:table-cell table:style-name="ce9" table:formula="of:=([.R64]-[.A64])*[.R64]*(1-[.R64])*[.L64]" office:value-type="float" office:value="0.0106462576684449" calcext:value-type="float">
            <text:p>0.0106</text:p>
          </table:table-cell>
          <table:table-cell table:style-name="ce9" table:formula="of:=([.T64]-[.B64])*[.T64]*(1-[.T64])*[.J64]" office:value-type="float" office:value="-0.00824662731562503" calcext:value-type="float">
            <text:p>-0.0082</text:p>
          </table:table-cell>
          <table:table-cell table:style-name="ce14" table:formula="of:=([.T64]-[.B64])*[.T64]*(1-[.T64])*[.L64]" office:value-type="float" office:value="-0.00830662533344087" calcext:value-type="float">
            <text:p>-0.008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formula="of:=[.E64]-[.$AB$12]*[.X64]" office:value-type="float" office:value="0.212356666549621" calcext:value-type="float">
            <text:p>0.2123566665</text:p>
          </table:table-cell>
          <table:table-cell table:formula="of:=[.F64]-[.$AB$12]*[.Y64]" office:value-type="float" office:value="0.324713333099241" calcext:value-type="float">
            <text:p>0.3247133331</text:p>
          </table:table-cell>
          <table:table-cell table:formula="of:=[.G64]-[.$AB$12]*[.Z64]" office:value-type="float" office:value="0.311845658031684" calcext:value-type="float">
            <text:p>0.311845658</text:p>
          </table:table-cell>
          <table:table-cell table:formula="of:=[.H64]-[.$AB$12]*[.AA64]" office:value-type="float" office:value="0.423691316063369" calcext:value-type="float">
            <text:p>0.4236913161</text:p>
          </table:table-cell>
          <table:table-cell table:formula="of:=([.C65]*[.E65]+[.D65]*[.F65])" office:value-type="float" office:value="0.0430891666374052" calcext:value-type="float">
            <text:p>0.0430891666</text:p>
          </table:table-cell>
          <table:table-cell table:style-name="ce4" table:formula="of:=1/(1+EXP(-[.I65]))" office:value-type="float" office:value="0.510770625247214" calcext:value-type="float">
            <text:p>0.5107706252</text:p>
          </table:table-cell>
          <table:table-cell table:formula="of:=([.D65]*[.H65]+[.C65]*[.G65])" office:value-type="float" office:value="0.0579614145079211" calcext:value-type="float">
            <text:p>0.0579614145</text:p>
          </table:table-cell>
          <table:table-cell table:style-name="ce4" table:formula="of:=1/(1+EXP(-[.K65]))" office:value-type="float" office:value="0.514486298263255" calcext:value-type="float">
            <text:p>0.5144862983</text:p>
          </table:table-cell>
          <table:table-cell table:style-name="ce5" table:formula="of:=([.M64]-[.$AB$12]*[.AB64])" office:value-type="float" office:value="-1.64017094350311" calcext:value-type="float">
            <text:p>-1.64</text:p>
          </table:table-cell>
          <table:table-cell table:style-name="ce5" table:formula="of:=([.N64]-[.$AB$12]*[.AC64])" office:value-type="float" office:value="-1.60513295372595" calcext:value-type="float">
            <text:p>-1.61</text:p>
          </table:table-cell>
          <table:table-cell table:style-name="ce5" table:formula="of:=([.O64]-[.$AB$12]*[.AD64])" office:value-type="float" office:value="1.73925393490529" calcext:value-type="float">
            <text:p>1.74</text:p>
          </table:table-cell>
          <table:table-cell table:style-name="ce5" table:formula="of:=([.P64]-[.$AB$12]*[.AE64])" office:value-type="float" office:value="1.79833759138762" calcext:value-type="float">
            <text:p>1.80</text:p>
          </table:table-cell>
          <table:table-cell table:style-name="ce4" table:formula="of:=([.M65]*[.J65]+[.N65]*[.L65])" office:value-type="float" office:value="-1.66357004990822" calcext:value-type="float">
            <text:p>-1.6635700499</text:p>
          </table:table-cell>
          <table:table-cell table:style-name="ce4" table:formula="of:=1/(1+EXP(-[.Q65]))" office:value-type="float" office:value="0.159283342136941" calcext:value-type="float">
            <text:p>0.1592833421</text:p>
          </table:table-cell>
          <table:table-cell table:style-name="ce4" table:formula="of:=([.O65]*[.J65]+[.P65]*[.L65])" office:value-type="float" office:value="1.81357987021593" calcext:value-type="float">
            <text:p>1.8135798702</text:p>
          </table:table-cell>
          <table:table-cell table:style-name="ce4" table:formula="of:=1/(1+EXP(-[.S65]))" office:value-type="float" office:value="0.859793977606424" calcext:value-type="float">
            <text:p>0.8597939776</text:p>
          </table:table-cell>
          <table:table-cell table:style-name="ce4" table:formula="of:=1/2*(0.01-[.R65])^2" office:value-type="float" office:value="0.0111427581197874" calcext:value-type="float">
            <text:p>0.0111427581</text:p>
          </table:table-cell>
          <table:table-cell table:style-name="ce4" table:formula="of:=1/2*(0.99-[.T65])^2" office:value-type="float" office:value="0.00847680413377821" calcext:value-type="float">
            <text:p>0.0084768041</text:p>
          </table:table-cell>
          <table:table-cell table:style-name="ce6" table:formula="of:=([.U65]+[.V65])" office:value-type="float" office:value="0.0196195622535657" calcext:value-type="float">
            <text:p>0.020</text:p>
          </table:table-cell>
          <table:table-cell table:style-name="ce9" table:formula="of:=(([.R65]-[.A65])*[.R65]*(1-[.R65])*[.M65] + ([.T65]-[.B65])*[.T65]*(1-[.T65])*[.O65])*[.J65]*(1-[.J65])*[.C65]" office:value-type="float" office:value="-0.00075075080425384" calcext:value-type="float">
            <text:p>-0.0008</text:p>
          </table:table-cell>
          <table:table-cell table:style-name="ce9" table:formula="of:=(([.R65]-[.A65])*[.R65]*(1-[.R65])*[.M65] + ([.T65]-[.B65])*[.T65]*(1-[.T65])*[.O65])*[.J65]*(1-[.J65])*[.D65]" office:value-type="float" office:value="-0.00150150160850768" calcext:value-type="float">
            <text:p>-0.0015</text:p>
          </table:table-cell>
          <table:table-cell table:style-name="ce9" table:formula="of:=(([.T65]-[.B65])*[.T65]*(1-[.T65])*[.P65] + ([.R65]-[.A65])*[.R65]*(1-[.R65])*[.N65])*[.L65]*(1-[.L65])*[.C65]" office:value-type="float" office:value="-0.000753303276379458" calcext:value-type="float">
            <text:p>-0.0008</text:p>
          </table:table-cell>
          <table:table-cell table:formula="of:=(([.T65]-[.B65])*[.T65]*(1-[.T65])*[.P65] + ([.R65]-[.A65])*[.R65]*(1-[.R65])*[.N65])*[.L65]*(1-[.L65])*[.D65]" office:value-type="float" office:value="-0.00150660655275892" calcext:value-type="float">
            <text:p>-0.0015</text:p>
          </table:table-cell>
          <table:table-cell table:formula="of:=([.R65]-[.A65])*[.R65]*(1-[.R65])*[.J65]" office:value-type="float" office:value="0.0102107413321003" calcext:value-type="float">
            <text:p>0.0102</text:p>
          </table:table-cell>
          <table:table-cell table:style-name="ce9" table:formula="of:=([.R65]-[.A65])*[.R65]*(1-[.R65])*[.L65]" office:value-type="float" office:value="0.0102850208113148" calcext:value-type="float">
            <text:p>0.0103</text:p>
          </table:table-cell>
          <table:table-cell table:style-name="ce9" table:formula="of:=([.T65]-[.B65])*[.T65]*(1-[.T65])*[.J65]" office:value-type="float" office:value="-0.0080171138729414" calcext:value-type="float">
            <text:p>-0.0080</text:p>
          </table:table-cell>
          <table:table-cell table:style-name="ce14" table:formula="of:=([.T65]-[.B65])*[.T65]*(1-[.T65])*[.L65]" office:value-type="float" office:value="-0.00807543549954199" calcext:value-type="float">
            <text:p>-0.0081</text:p>
          </table:table-cell>
        </table:table-row>
        <table:table-row table:style-name="ro1" table:number-rows-repeated="1048510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4">00/00/0000</text:date>, <text:time style:data-style-name="N2" text:time-value="16:52:59.693615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9T17:44:02.182158170</meta:creation-date>
    <meta:editing-duration>PT35M16S</meta:editing-duration>
    <meta:editing-cycles>3</meta:editing-cycles>
    <meta:generator>LibreOffice/5.1.6.2$Linux_X86_64 LibreOffice_project/10m0$Build-2</meta:generator>
    <dc:date>2021-05-14T03:00:33.822467471</dc:date>
    <meta:document-statistic meta:table-count="1" meta:cell-count="1146" meta:object-count="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83cm" svg:height="8.979cm" xlink:href=".." xlink:type="simple" chart:class="chart:line" chart:style-name="ch1">
        <chart:plot-area chart:style-name="ch2" table:cell-range-address="Sheet1.W31:Sheet1.W65" svg:x="0.222cm" svg:y="0.674cm" svg:width="12.388cm" svg:height="7.74cm">
          <chartooo:coordinate-region svg:x="1.32cm" svg:y="0.874cm" svg:width="11.15cm" svg:height="6.74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W31:Sheet1.W65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2519857348377">
                <text:p>0.242519857348377</text:p>
                <draw:g>
                  <svg:desc>Sheet1.W31:Sheet1.W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4901598842566">
                <text:p>0.2149015988425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9879326144002">
                <text:p>0.189879326144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762535191282">
                <text:p>0.167625351912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8139495080156">
                <text:p>0.148139495080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1275319676479">
                <text:p>0.1312753196764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678987307369">
                <text:p>0.116789873073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4394940528933">
                <text:p>0.104394940528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3796722981055">
                <text:p>0.093796722981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4720552415379">
                <text:p>0.084720552415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69229799763193">
                <text:p>0.0769229799763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01953307329663">
                <text:p>0.07019533073296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43623981427226">
                <text:p>0.0643623981427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92788523891631">
                <text:p>0.0592788523891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48249102793957">
                <text:p>0.05482491027939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09020835134517">
                <text:p>0.05090208351345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74293724702455">
                <text:p>0.04742937247024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43400238332432">
                <text:p>0.04434002383324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15788462218575">
                <text:p>0.04157884622185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91000243910868">
                <text:p>0.03910002439108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68653558893979">
                <text:p>0.03686535588939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48428350877068">
                <text:p>0.03484283508770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30055178838957">
                <text:p>0.03300551788389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13306109408496">
                <text:p>0.03133061094084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97987396125856">
                <text:p>0.02979873961258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83933577802865">
                <text:p>0.02839335778028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71002703957713">
                <text:p>0.02710027039577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59072456735647">
                <text:p>0.02590724567356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48036987681554">
                <text:p>0.02480369876815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37804326338313">
                <text:p>0.02378043263383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28294247919521">
                <text:p>0.02282942479195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19436510981892">
                <text:p>0.02194365109818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11169394528063">
                <text:p>0.02111693945280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03438478446045">
                <text:p>0.02034384784460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96195622535657">
                <text:p>0.01961956225356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